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262956" calcext:value-type="float">
            <text:p>0.0326295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6543751" calcext:value-type="float">
            <text:p>0.0654375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983915" calcext:value-type="float">
            <text:p>0.098391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3140009" calcext:value-type="float">
            <text:p>0.1314000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6434073" calcext:value-type="float">
            <text:p>0.1643407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97090365" calcext:value-type="float">
            <text:p>0.19709036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29553785" calcext:value-type="float">
            <text:p>0.22955378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61685425" calcext:value-type="float">
            <text:p>0.26168542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93500795" calcext:value-type="float">
            <text:p>0.29350079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325074915" calcext:value-type="float">
            <text:p>0.32507491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356527105" calcext:value-type="float">
            <text:p>0.35652710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387994865" calcext:value-type="float">
            <text:p>0.38799486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419602685" calcext:value-type="float">
            <text:p>0.41960268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45143335" calcext:value-type="float">
            <text:p>0.4514333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483508215" calcext:value-type="float">
            <text:p>0.4835082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515779865" calcext:value-type="float">
            <text:p>0.51577986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548137255" calcext:value-type="float">
            <text:p>0.54813725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580421125" calcext:value-type="float">
            <text:p>0.58042112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612446405" calcext:value-type="float">
            <text:p>0.61244640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44028315" calcext:value-type="float">
            <text:p>0.64402831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67500906" calcext:value-type="float">
            <text:p>0.6750090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705282175" calcext:value-type="float">
            <text:p>0.70528217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734811455" calcext:value-type="float">
            <text:p>0.73481145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763641425" calcext:value-type="float">
            <text:p>0.7636414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791896395" calcext:value-type="float">
            <text:p>0.79189639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819766725" calcext:value-type="float">
            <text:p>0.81976672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847483625" calcext:value-type="float">
            <text:p>0.84748362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875287515" calcext:value-type="float">
            <text:p>0.87528751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903397325" calcext:value-type="float">
            <text:p>0.90339732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93198743" calcext:value-type="float">
            <text:p>0.9319874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961175565" calcext:value-type="float">
            <text:p>0.96117556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99102099" calcext:value-type="float">
            <text:p>0.99102099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.02152955" calcext:value-type="float">
            <text:p>1.0215295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.052661755" calcext:value-type="float">
            <text:p>1.05266175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.084340735" calcext:value-type="float">
            <text:p>1.08434073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11645844" calcext:value-type="float">
            <text:p>1.11645844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.14887984" calcext:value-type="float">
            <text:p>1.14887984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.18144589" calcext:value-type="float">
            <text:p>1.18144589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.21397681" calcext:value-type="float">
            <text:p>1.2139768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24627734" calcext:value-type="float">
            <text:p>1.24627734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.2781456" calcext:value-type="float">
            <text:p>1.278145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30938674" calcext:value-type="float">
            <text:p>1.30938674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.33983216" calcext:value-type="float">
            <text:p>1.33983216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.369364275" calcext:value-type="float">
            <text:p>1.36936427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.39794562" calcext:value-type="float">
            <text:p>1.39794562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.425649" calcext:value-type="float">
            <text:p>1.425649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.45268169" calcext:value-type="float">
            <text:p>1.45268169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.47939263" calcext:value-type="float">
            <text:p>1.47939263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.50625066" calcext:value-type="float">
            <text:p>1.5062506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533789765" calcext:value-type="float">
            <text:p>1.53378976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.562533355" calcext:value-type="float">
            <text:p>1.56253335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.59292169" calcext:value-type="float">
            <text:p>1.59292169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.62526258" calcext:value-type="float">
            <text:p>1.62526258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.65971098" calcext:value-type="float">
            <text:p>1.65971098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.69627158" calcext:value-type="float">
            <text:p>1.69627158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734815495" calcext:value-type="float">
            <text:p>1.734815495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.77510412" calcext:value-type="float">
            <text:p>1.7751041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.816816055" calcext:value-type="float">
            <text:p>1.816816055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.859574855" calcext:value-type="float">
            <text:p>1.85957485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.902976315" calcext:value-type="float">
            <text:p>1.902976315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.946614275" calcext:value-type="float">
            <text:p>1.946614275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.990104035" calcext:value-type="float">
            <text:p>1.990104035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.033102515" calcext:value-type="float">
            <text:p>2.03310251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.075324325" calcext:value-type="float">
            <text:p>2.07532432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.11655311" calcext:value-type="float">
            <text:p>2.1165531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.156647685" calcext:value-type="float">
            <text:p>2.15664768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.195542815" calcext:value-type="float">
            <text:p>2.19554281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.23324487" calcext:value-type="float">
            <text:p>2.23324487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.26982291" calcext:value-type="float">
            <text:p>2.2698229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.30539629" calcext:value-type="float">
            <text:p>2.30539629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.340120075" calcext:value-type="float">
            <text:p>2.340120075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3741698" calcext:value-type="float">
            <text:p>2.3741698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.407727" calcext:value-type="float">
            <text:p>2.407727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.440966685" calcext:value-type="float">
            <text:p>2.44096668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.47404736" calcext:value-type="float">
            <text:p>2.47404736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.507103895" calcext:value-type="float">
            <text:p>2.50710389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.54024307" calcext:value-type="float">
            <text:p>2.54024307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.573541535" calcext:value-type="float">
            <text:p>2.573541535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.607045805" calcext:value-type="float">
            <text:p>2.60704580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.64077393" calcext:value-type="float">
            <text:p>2.64077393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.674718415" calcext:value-type="float">
            <text:p>2.674718415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.70885004" calcext:value-type="float">
            <text:p>2.70885004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.7431221" calcext:value-type="float">
            <text:p>2.7431221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.777474685" calcext:value-type="float">
            <text:p>2.777474685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.81183869" calcext:value-type="float">
            <text:p>2.81183869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2.846139375" calcext:value-type="float">
            <text:p>2.846139375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.880299465" calcext:value-type="float">
            <text:p>2.880299465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.914241975" calcext:value-type="float">
            <text:p>2.91424197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.947893095" calcext:value-type="float">
            <text:p>2.94789309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.981185485" calcext:value-type="float">
            <text:p>2.98118548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.0140624" calcext:value-type="float">
            <text:p>3.0140624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.046482775" calcext:value-type="float">
            <text:p>3.046482775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3.07842721" calcext:value-type="float">
            <text:p>3.07842721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.10990441" calcext:value-type="float">
            <text:p>3.1099044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.140957125" calcext:value-type="float">
            <text:p>3.14095712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.17166626" calcext:value-type="float">
            <text:p>3.1716662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3.202151525" calcext:value-type="float">
            <text:p>3.202151525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3.232567095" calcext:value-type="float">
            <text:p>3.232567095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.26309157" calcext:value-type="float">
            <text:p>3.2630915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293912695" calcext:value-type="float">
            <text:p>3.293912695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.325208905" calcext:value-type="float">
            <text:p>3.32520890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.357130765" calcext:value-type="float">
            <text:p>3.357130765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.389785435" calcext:value-type="float">
            <text:p>3.389785435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.423226555" calcext:value-type="float">
            <text:p>3.423226555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.45745056" calcext:value-type="float">
            <text:p>3.45745056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.492399345" calcext:value-type="float">
            <text:p>3.492399345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3.5279683" calcext:value-type="float">
            <text:p>3.5279683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3.564018425" calcext:value-type="float">
            <text:p>3.564018425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.600391025" calcext:value-type="float">
            <text:p>3.600391025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3.63692349" calcext:value-type="float">
            <text:p>3.63692349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3.67346461" calcext:value-type="float">
            <text:p>3.6734646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.70988796" calcext:value-type="float">
            <text:p>3.70988796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.746101935" calcext:value-type="float">
            <text:p>3.746101935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.78205527" calcext:value-type="float">
            <text:p>3.78205527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.817737385" calcext:value-type="float">
            <text:p>3.817737385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3.85317351" calcext:value-type="float">
            <text:p>3.85317351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3.88841553" calcext:value-type="float">
            <text:p>3.88841553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3.92353019" calcext:value-type="float">
            <text:p>3.92353019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3.95858691" calcext:value-type="float">
            <text:p>3.95858691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.993647295" calcext:value-type="float">
            <text:p>3.993647295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4.02875791" calcext:value-type="float">
            <text:p>4.02875791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4.063946895" calcext:value-type="float">
            <text:p>4.063946895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4.099224085" calcext:value-type="float">
            <text:p>4.099224085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.134583665" calcext:value-type="float">
            <text:p>4.134583665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4.170008105" calcext:value-type="float">
            <text:p>4.170008105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4.205472235" calcext:value-type="float">
            <text:p>4.205472235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4.24094663" calcext:value-type="float">
            <text:p>4.2409466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.276399925" calcext:value-type="float">
            <text:p>4.276399925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4.311800145" calcext:value-type="float">
            <text:p>4.311800145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.34711535" calcext:value-type="float">
            <text:p>4.34711535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4.38231418" calcext:value-type="float">
            <text:p>4.38231418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4.417366725" calcext:value-type="float">
            <text:p>4.417366725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4.452246085" calcext:value-type="float">
            <text:p>4.452246085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4.48693061" calcext:value-type="float">
            <text:p>4.48693061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4.52140663" calcext:value-type="float">
            <text:p>4.52140663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.555671125" calcext:value-type="float">
            <text:p>4.555671125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4.58973375" calcext:value-type="float">
            <text:p>4.58973375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4.62361763" calcext:value-type="float">
            <text:p>4.62361763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4.657358465" calcext:value-type="float">
            <text:p>4.657358465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4.6910019" calcext:value-type="float">
            <text:p>4.6910019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4.724599415" calcext:value-type="float">
            <text:p>4.724599415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4.75820335" calcext:value-type="float">
            <text:p>4.75820335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4.79186192" calcext:value-type="float">
            <text:p>4.79186192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4.82561497" calcext:value-type="float">
            <text:p>4.82561497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4.859491045" calcext:value-type="float">
            <text:p>4.85949104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4.893505985" calcext:value-type="float">
            <text:p>4.893505985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4.927662885" calcext:value-type="float">
            <text:p>4.927662885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4.96195295" calcext:value-type="float">
            <text:p>4.96195295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4.99635677" calcext:value-type="float">
            <text:p>4.99635677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5.030845505" calcext:value-type="float">
            <text:p>5.03084550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5.0653818" calcext:value-type="float">
            <text:p>5.0653818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5.0999204" calcext:value-type="float">
            <text:p>5.0999204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5.13440884" calcext:value-type="float">
            <text:p>5.13440884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5.1687886" calcext:value-type="float">
            <text:p>5.1687886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5.202997235" calcext:value-type="float">
            <text:p>5.202997235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5.236971765" calcext:value-type="float">
            <text:p>5.236971765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5.27065339" calcext:value-type="float">
            <text:p>5.27065339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5.303993155" calcext:value-type="float">
            <text:p>5.303993155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5.336957985" calcext:value-type="float">
            <text:p>5.336957985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5.369536105" calcext:value-type="float">
            <text:p>5.369536105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5.40174085" calcext:value-type="float">
            <text:p>5.40174085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5.4336119" calcext:value-type="float">
            <text:p>5.4336119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5.465213425" calcext:value-type="float">
            <text:p>5.46521342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5.496629095" calcext:value-type="float">
            <text:p>5.496629095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5.52795464" calcext:value-type="float">
            <text:p>5.52795464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5.559289185" calcext:value-type="float">
            <text:p>5.559289185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5.590726805" calcext:value-type="float">
            <text:p>5.590726805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5.62234967" calcext:value-type="float">
            <text:p>5.62234967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5.6542235" calcext:value-type="float">
            <text:p>5.6542235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5.686395575" calcext:value-type="float">
            <text:p>5.686395575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5.71889489" calcext:value-type="float">
            <text:p>5.71889489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5.751733815" calcext:value-type="float">
            <text:p>5.751733815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5.784910555" calcext:value-type="float">
            <text:p>5.784910555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5.818411815" calcext:value-type="float">
            <text:p>5.818411815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5.852215365" calcext:value-type="float">
            <text:p>5.85221536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5.88629233" calcext:value-type="float">
            <text:p>5.88629233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5.92060921" calcext:value-type="float">
            <text:p>5.92060921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5.95512966" calcext:value-type="float">
            <text:p>5.95512966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5.989816105" calcext:value-type="float">
            <text:p>5.989816105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6.024631125" calcext:value-type="float">
            <text:p>6.024631125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6.059538705" calcext:value-type="float">
            <text:p>6.059538705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6.09450524" calcext:value-type="float">
            <text:p>6.09450524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6.12950043" calcext:value-type="float">
            <text:p>6.12950043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6.164498135" calcext:value-type="float">
            <text:p>6.16449813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6.1994773" calcext:value-type="float">
            <text:p>6.1994773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6.234423055" calcext:value-type="float">
            <text:p>6.234423055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6.269327955" calcext:value-type="float">
            <text:p>6.269327955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6.304193275" calcext:value-type="float">
            <text:p>6.304193275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6.339030025" calcext:value-type="float">
            <text:p>6.339030025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6.373859325" calcext:value-type="float">
            <text:p>6.373859325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6.408711775" calcext:value-type="float">
            <text:p>6.408711775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6.443625505" calcext:value-type="float">
            <text:p>6.443625505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6.47864289" calcext:value-type="float">
            <text:p>6.47864289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6.51380611" calcext:value-type="float">
            <text:p>6.51380611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6.54915212" calcext:value-type="float">
            <text:p>6.54915212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6.58470764" calcext:value-type="float">
            <text:p>6.58470764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6.62048497" calcext:value-type="float">
            <text:p>6.62048497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6.65647919" calcext:value-type="float">
            <text:p>6.65647919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6.692667195" calcext:value-type="float">
            <text:p>6.69266719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525912" calcext:value-type="float">
            <text:p>6.525912</text:p>
          </table:table-cell>
          <table:table-cell office:value-type="float" office:value="6.729008615" calcext:value-type="float">
            <text:p>6.729008615</text:p>
          </table:table-cell>
          <table:table-cell table:formula="of:=POWER([.C201]-6.75;2)" office:value-type="float" office:value="0.000440638244218238" calcext:value-type="float">
            <text:p>0.0004406382</text:p>
          </table:table-cell>
          <table:table-cell table:formula="of:=SQRT(SUM([.D201:.D300])/100)" office:value-type="float" office:value="0.0582305777446473" calcext:value-type="float">
            <text:p>0.058230577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56159" calcext:value-type="float">
            <text:p>6.56159</text:p>
          </table:table-cell>
          <table:table-cell office:value-type="float" office:value="6.732818995" calcext:value-type="float">
            <text:p>6.732818995</text:p>
          </table:table-cell>
          <table:table-cell table:formula="of:=POWER([.C202]-6.75;2)" office:value-type="float" office:value="0.000295186932810035" calcext:value-type="float">
            <text:p>0.0002951869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590798" calcext:value-type="float">
            <text:p>6.590798</text:p>
          </table:table-cell>
          <table:table-cell office:value-type="float" office:value="6.73648417" calcext:value-type="float">
            <text:p>6.73648417</text:p>
          </table:table-cell>
          <table:table-cell table:formula="of:=POWER([.C203]-6.75;2)" office:value-type="float" office:value="0.000182677660588906" calcext:value-type="float">
            <text:p>0.0001826777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601718" calcext:value-type="float">
            <text:p>6.601718</text:p>
          </table:table-cell>
          <table:table-cell office:value-type="float" office:value="6.73996569" calcext:value-type="float">
            <text:p>6.73996569</text:p>
          </table:table-cell>
          <table:table-cell table:formula="of:=POWER([.C204]-6.75;2)" office:value-type="float" office:value="0.0001006873771761" calcext:value-type="float">
            <text:p>0.0001006874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588128" calcext:value-type="float">
            <text:p>6.588128</text:p>
          </table:table-cell>
          <table:table-cell office:value-type="float" office:value="6.743283905" calcext:value-type="float">
            <text:p>6.743283905</text:p>
          </table:table-cell>
          <table:table-cell table:formula="of:=POWER([.C205]-6.75;2)" office:value-type="float" office:value="0.0000451059320490225" calcext:value-type="float">
            <text:p>4.51059320490225E-005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549927" calcext:value-type="float">
            <text:p>6.549927</text:p>
          </table:table-cell>
          <table:table-cell office:value-type="float" office:value="6.746494745" calcext:value-type="float">
            <text:p>6.746494745</text:p>
          </table:table-cell>
          <table:table-cell table:formula="of:=POWER([.C206]-6.75;2)" office:value-type="float" office:value="0.0000122868126150272" calcext:value-type="float">
            <text:p>1.22868126150272E-005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492684" calcext:value-type="float">
            <text:p>6.492684</text:p>
          </table:table-cell>
          <table:table-cell office:value-type="float" office:value="6.74966282" calcext:value-type="float">
            <text:p>6.74966282</text:p>
          </table:table-cell>
          <table:table-cell table:formula="of:=POWER([.C207]-6.75;2)" office:value-type="float" office:value="0.000000113690352399883" calcext:value-type="float">
            <text:p>1.13690352399883E-007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426328" calcext:value-type="float">
            <text:p>6.426328</text:p>
          </table:table-cell>
          <table:table-cell office:value-type="float" office:value="6.752835275" calcext:value-type="float">
            <text:p>6.752835275</text:p>
          </table:table-cell>
          <table:table-cell table:formula="of:=POWER([.C208]-6.75;2)" office:value-type="float" office:value="0.00000803878432562389" calcext:value-type="float">
            <text:p>8.03878432562389E-006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363074" calcext:value-type="float">
            <text:p>6.363074</text:p>
          </table:table-cell>
          <table:table-cell office:value-type="float" office:value="6.75602037" calcext:value-type="float">
            <text:p>6.75602037</text:p>
          </table:table-cell>
          <table:table-cell table:formula="of:=POWER([.C209]-6.75;2)" office:value-type="float" office:value="0.0000362448549368986" calcext:value-type="float">
            <text:p>3.62448549368986E-005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314824" calcext:value-type="float">
            <text:p>6.314824</text:p>
          </table:table-cell>
          <table:table-cell office:value-type="float" office:value="6.75917463" calcext:value-type="float">
            <text:p>6.75917463</text:p>
          </table:table-cell>
          <table:table-cell table:formula="of:=POWER([.C210]-6.75;2)" office:value-type="float" office:value="0.0000841738356369074" calcext:value-type="float">
            <text:p>8.41738356369074E-00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290438" calcext:value-type="float">
            <text:p>6.290438</text:p>
          </table:table-cell>
          <table:table-cell office:value-type="float" office:value="6.76220153" calcext:value-type="float">
            <text:p>6.76220153</text:p>
          </table:table-cell>
          <table:table-cell table:formula="of:=POWER([.C211]-6.75;2)" office:value-type="float" office:value="0.000148877334340911" calcext:value-type="float">
            <text:p>0.0001488773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293552" calcext:value-type="float">
            <text:p>6.293552</text:p>
          </table:table-cell>
          <table:table-cell office:value-type="float" office:value="6.76496304" calcext:value-type="float">
            <text:p>6.76496304</text:p>
          </table:table-cell>
          <table:table-cell table:formula="of:=POWER([.C212]-6.75;2)" office:value-type="float" office:value="0.000223892566041588" calcext:value-type="float">
            <text:p>0.0002238926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321564" calcext:value-type="float">
            <text:p>6.321564</text:p>
          </table:table-cell>
          <table:table-cell office:value-type="float" office:value="6.767302175" calcext:value-type="float">
            <text:p>6.767302175</text:p>
          </table:table-cell>
          <table:table-cell table:formula="of:=POWER([.C213]-6.75;2)" office:value-type="float" office:value="0.000299365259730632" calcext:value-type="float">
            <text:p>0.0002993653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366133" calcext:value-type="float">
            <text:p>6.366133</text:p>
          </table:table-cell>
          <table:table-cell office:value-type="float" office:value="6.769071765" calcext:value-type="float">
            <text:p>6.769071765</text:p>
          </table:table-cell>
          <table:table-cell table:formula="of:=POWER([.C214]-6.75;2)" office:value-type="float" office:value="0.000363732220215211" calcext:value-type="float">
            <text:p>0.0003637322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414973" calcext:value-type="float">
            <text:p>6.414973</text:p>
          </table:table-cell>
          <table:table-cell office:value-type="float" office:value="6.77016274" calcext:value-type="float">
            <text:p>6.77016274</text:p>
          </table:table-cell>
          <table:table-cell table:formula="of:=POWER([.C215]-6.75;2)" office:value-type="float" office:value="0.000406536084307598" calcext:value-type="float">
            <text:p>0.0004065361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45433" calcext:value-type="float">
            <text:p>6.45433</text:p>
          </table:table-cell>
          <table:table-cell office:value-type="float" office:value="6.77052604" calcext:value-type="float">
            <text:p>6.77052604</text:p>
          </table:table-cell>
          <table:table-cell table:formula="of:=POWER([.C216]-6.75;2)" office:value-type="float" office:value="0.000421318318081601" calcext:value-type="float">
            <text:p>0.0004213183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471478" calcext:value-type="float">
            <text:p>6.471478</text:p>
          </table:table-cell>
          <table:table-cell office:value-type="float" office:value="6.7701849" calcext:value-type="float">
            <text:p>6.7701849</text:p>
          </table:table-cell>
          <table:table-cell table:formula="of:=POWER([.C217]-6.75;2)" office:value-type="float" office:value="0.000407430188010011" calcext:value-type="float">
            <text:p>0.0004074302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456774" calcext:value-type="float">
            <text:p>6.456774</text:p>
          </table:table-cell>
          <table:table-cell office:value-type="float" office:value="6.76923695" calcext:value-type="float">
            <text:p>6.76923695</text:p>
          </table:table-cell>
          <table:table-cell table:formula="of:=POWER([.C218]-6.75;2)" office:value-type="float" office:value="0.000370060245302493" calcext:value-type="float">
            <text:p>0.0003700602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405056" calcext:value-type="float">
            <text:p>6.405056</text:p>
          </table:table-cell>
          <table:table-cell office:value-type="float" office:value="6.767847375" calcext:value-type="float">
            <text:p>6.767847375</text:p>
          </table:table-cell>
          <table:table-cell table:formula="of:=POWER([.C219]-6.75;2)" office:value-type="float" office:value="0.000318528794390613" calcext:value-type="float">
            <text:p>0.0003185288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316382" calcext:value-type="float">
            <text:p>6.316382</text:p>
          </table:table-cell>
          <table:table-cell office:value-type="float" office:value="6.76623489" calcext:value-type="float">
            <text:p>6.76623489</text:p>
          </table:table-cell>
          <table:table-cell table:formula="of:=POWER([.C220]-6.75;2)" office:value-type="float" office:value="0.000263571653312093" calcext:value-type="float">
            <text:p>0.0002635717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196149" calcext:value-type="float">
            <text:p>6.196149</text:p>
          </table:table-cell>
          <table:table-cell office:value-type="float" office:value="6.76465185" calcext:value-type="float">
            <text:p>6.76465185</text:p>
          </table:table-cell>
          <table:table-cell table:formula="of:=POWER([.C221]-6.75;2)" office:value-type="float" office:value="0.000214676708422497" calcext:value-type="float">
            <text:p>0.0002146767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054623" calcext:value-type="float">
            <text:p>6.054623</text:p>
          </table:table-cell>
          <table:table-cell office:value-type="float" office:value="6.763359675" calcext:value-type="float">
            <text:p>6.763359675</text:p>
          </table:table-cell>
          <table:table-cell table:formula="of:=POWER([.C222]-6.75;2)" office:value-type="float" office:value="0.000178480916105631" calcext:value-type="float">
            <text:p>0.0001784809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.905856" calcext:value-type="float">
            <text:p>5.905856</text:p>
          </table:table-cell>
          <table:table-cell office:value-type="float" office:value="6.762600915" calcext:value-type="float">
            <text:p>6.762600915</text:p>
          </table:table-cell>
          <table:table-cell table:formula="of:=POWER([.C223]-6.75;2)" office:value-type="float" office:value="0.000158783058837229" calcext:value-type="float">
            <text:p>0.0001587831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.765994" calcext:value-type="float">
            <text:p>5.765994</text:p>
          </table:table-cell>
          <table:table-cell office:value-type="float" office:value="6.76257055" calcext:value-type="float">
            <text:p>6.76257055</text:p>
          </table:table-cell>
          <table:table-cell table:formula="of:=POWER([.C224]-6.75;2)" office:value-type="float" office:value="0.00015801872730251" calcext:value-type="float">
            <text:p>0.0001580187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.650994" calcext:value-type="float">
            <text:p>5.650994</text:p>
          </table:table-cell>
          <table:table-cell office:value-type="float" office:value="6.76339071" calcext:value-type="float">
            <text:p>6.76339071</text:p>
          </table:table-cell>
          <table:table-cell table:formula="of:=POWER([.C225]-6.75;2)" office:value-type="float" office:value="0.00017931111430411" calcext:value-type="float">
            <text:p>0.0001793111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.574066" calcext:value-type="float">
            <text:p>5.574066</text:p>
          </table:table-cell>
          <table:table-cell office:value-type="float" office:value="6.765094375" calcext:value-type="float">
            <text:p>6.765094375</text:p>
          </table:table-cell>
          <table:table-cell table:formula="of:=POWER([.C226]-6.75;2)" office:value-type="float" office:value="0.000227840156640635" calcext:value-type="float">
            <text:p>0.000227840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.54338" calcext:value-type="float">
            <text:p>5.54338</text:p>
          </table:table-cell>
          <table:table-cell office:value-type="float" office:value="6.76762291" calcext:value-type="float">
            <text:p>6.76762291</text:p>
          </table:table-cell>
          <table:table-cell table:formula="of:=POWER([.C227]-6.75;2)" office:value-type="float" office:value="0.000310566956868102" calcext:value-type="float">
            <text:p>0.000310567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.560778" calcext:value-type="float">
            <text:p>5.560778</text:p>
          </table:table-cell>
          <table:table-cell office:value-type="float" office:value="6.77083924" calcext:value-type="float">
            <text:p>6.77083924</text:p>
          </table:table-cell>
          <table:table-cell table:formula="of:=POWER([.C228]-6.75;2)" office:value-type="float" office:value="0.000434273923777597" calcext:value-type="float">
            <text:p>0.000434273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.621962" calcext:value-type="float">
            <text:p>5.621962</text:p>
          </table:table-cell>
          <table:table-cell office:value-type="float" office:value="6.774553355" calcext:value-type="float">
            <text:p>6.774553355</text:p>
          </table:table-cell>
          <table:table-cell table:formula="of:=POWER([.C229]-6.75;2)" office:value-type="float" office:value="0.00060286724175603" calcext:value-type="float">
            <text:p>0.000602867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.718021" calcext:value-type="float">
            <text:p>5.718021</text:p>
          </table:table-cell>
          <table:table-cell office:value-type="float" office:value="6.77855305" calcext:value-type="float">
            <text:p>6.77855305</text:p>
          </table:table-cell>
          <table:table-cell table:formula="of:=POWER([.C230]-6.75;2)" office:value-type="float" office:value="0.000815276664302511" calcext:value-type="float">
            <text:p>0.0008152767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.837627" calcext:value-type="float">
            <text:p>5.837627</text:p>
          </table:table-cell>
          <table:table-cell office:value-type="float" office:value="6.78263211" calcext:value-type="float">
            <text:p>6.78263211</text:p>
          </table:table-cell>
          <table:table-cell table:formula="of:=POWER([.C231]-6.75;2)" office:value-type="float" office:value="0.00106485460305209" calcext:value-type="float">
            <text:p>0.001064854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.969085" calcext:value-type="float">
            <text:p>5.969085</text:p>
          </table:table-cell>
          <table:table-cell office:value-type="float" office:value="6.78661089" calcext:value-type="float">
            <text:p>6.78661089</text:p>
          </table:table-cell>
          <table:table-cell table:formula="of:=POWER([.C232]-6.75;2)" office:value-type="float" office:value="0.00134035726659213" calcext:value-type="float">
            <text:p>0.0013403573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101712" calcext:value-type="float">
            <text:p>6.101712</text:p>
          </table:table-cell>
          <table:table-cell office:value-type="float" office:value="6.790348095" calcext:value-type="float">
            <text:p>6.790348095</text:p>
          </table:table-cell>
          <table:table-cell table:formula="of:=POWER([.C233]-6.75;2)" office:value-type="float" office:value="0.001627968770129" calcext:value-type="float">
            <text:p>0.0016279688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226441" calcext:value-type="float">
            <text:p>6.226441</text:p>
          </table:table-cell>
          <table:table-cell office:value-type="float" office:value="6.79374551" calcext:value-type="float">
            <text:p>6.79374551</text:p>
          </table:table-cell>
          <table:table-cell table:formula="of:=POWER([.C234]-6.75;2)" office:value-type="float" office:value="0.00191366964516009" calcext:value-type="float">
            <text:p>0.0019136696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335796" calcext:value-type="float">
            <text:p>6.335796</text:p>
          </table:table-cell>
          <table:table-cell office:value-type="float" office:value="6.79674823" calcext:value-type="float">
            <text:p>6.79674823</text:p>
          </table:table-cell>
          <table:table-cell table:formula="of:=POWER([.C235]-6.75;2)" office:value-type="float" office:value="0.00218539700813294" calcext:value-type="float">
            <text:p>0.00218539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423541" calcext:value-type="float">
            <text:p>6.423541</text:p>
          </table:table-cell>
          <table:table-cell office:value-type="float" office:value="6.799342815" calcext:value-type="float">
            <text:p>6.799342815</text:p>
          </table:table-cell>
          <table:table-cell table:formula="of:=POWER([.C236]-6.75;2)" office:value-type="float" office:value="0.00243471339212424" calcext:value-type="float">
            <text:p>0.0024347134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48428" calcext:value-type="float">
            <text:p>6.48428</text:p>
          </table:table-cell>
          <table:table-cell office:value-type="float" office:value="6.80155475" calcext:value-type="float">
            <text:p>6.80155475</text:p>
          </table:table-cell>
          <table:table-cell table:formula="of:=POWER([.C237]-6.75;2)" office:value-type="float" office:value="0.00265789224756252" calcext:value-type="float">
            <text:p>0.002657892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51321" calcext:value-type="float">
            <text:p>6.51321</text:p>
          </table:table-cell>
          <table:table-cell office:value-type="float" office:value="6.803445795" calcext:value-type="float">
            <text:p>6.803445795</text:p>
          </table:table-cell>
          <table:table-cell table:formula="of:=POWER([.C238]-6.75;2)" office:value-type="float" office:value="0.00285645300318203" calcext:value-type="float">
            <text:p>0.002856453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506184" calcext:value-type="float">
            <text:p>6.506184</text:p>
          </table:table-cell>
          <table:table-cell office:value-type="float" office:value="6.80511109" calcext:value-type="float">
            <text:p>6.80511109</text:p>
          </table:table-cell>
          <table:table-cell table:formula="of:=POWER([.C239]-6.75;2)" office:value-type="float" office:value="0.00303723224098815" calcext:value-type="float">
            <text:p>0.0030372322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460106" calcext:value-type="float">
            <text:p>6.460106</text:p>
          </table:table-cell>
          <table:table-cell office:value-type="float" office:value="6.80667546" calcext:value-type="float">
            <text:p>6.80667546</text:p>
          </table:table-cell>
          <table:table-cell table:formula="of:=POWER([.C240]-6.75;2)" office:value-type="float" office:value="0.00321210776621161" calcext:value-type="float">
            <text:p>0.0032121078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373652" calcext:value-type="float">
            <text:p>6.373652</text:p>
          </table:table-cell>
          <table:table-cell office:value-type="float" office:value="6.80828814" calcext:value-type="float">
            <text:p>6.80828814</text:p>
          </table:table-cell>
          <table:table-cell table:formula="of:=POWER([.C241]-6.75;2)" office:value-type="float" office:value="0.00339750726465962" calcext:value-type="float">
            <text:p>0.003397507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248228" calcext:value-type="float">
            <text:p>6.248228</text:p>
          </table:table-cell>
          <table:table-cell office:value-type="float" office:value="6.810114995" calcext:value-type="float">
            <text:p>6.810114995</text:p>
          </table:table-cell>
          <table:table-cell table:formula="of:=POWER([.C242]-6.75;2)" office:value-type="float" office:value="0.00361381262385005" calcext:value-type="float">
            <text:p>0.0036138126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089084" calcext:value-type="float">
            <text:p>6.089084</text:p>
          </table:table-cell>
          <table:table-cell office:value-type="float" office:value="6.812327255" calcext:value-type="float">
            <text:p>6.812327255</text:p>
          </table:table-cell>
          <table:table-cell table:formula="of:=POWER([.C243]-6.75;2)" office:value-type="float" office:value="0.00388468671583497" calcext:value-type="float">
            <text:p>0.003884686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.906423" calcext:value-type="float">
            <text:p>5.906423</text:p>
          </table:table-cell>
          <table:table-cell office:value-type="float" office:value="6.815085695" calcext:value-type="float">
            <text:p>6.815085695</text:p>
          </table:table-cell>
          <table:table-cell table:formula="of:=POWER([.C244]-6.75;2)" office:value-type="float" office:value="0.00423614769363309" calcext:value-type="float">
            <text:p>0.0042361477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.716269" calcext:value-type="float">
            <text:p>5.716269</text:p>
          </table:table-cell>
          <table:table-cell office:value-type="float" office:value="6.818519475" calcext:value-type="float">
            <text:p>6.818519475</text:p>
          </table:table-cell>
          <table:table-cell table:formula="of:=POWER([.C245]-6.75;2)" office:value-type="float" office:value="0.00469491845427569" calcext:value-type="float">
            <text:p>0.004694918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.540676" calcext:value-type="float">
            <text:p>5.540676</text:p>
          </table:table-cell>
          <table:table-cell office:value-type="float" office:value="6.822699625" calcext:value-type="float">
            <text:p>6.822699625</text:p>
          </table:table-cell>
          <table:table-cell table:formula="of:=POWER([.C246]-6.75;2)" office:value-type="float" office:value="0.00528523547514066" calcext:value-type="float">
            <text:p>0.0052852355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.406538" calcext:value-type="float">
            <text:p>5.406538</text:p>
          </table:table-cell>
          <table:table-cell office:value-type="float" office:value="6.82760921" calcext:value-type="float">
            <text:p>6.82760921</text:p>
          </table:table-cell>
          <table:table-cell table:formula="of:=POWER([.C247]-6.75;2)" office:value-type="float" office:value="0.00602318947682415" calcext:value-type="float">
            <text:p>0.0060231895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.342188" calcext:value-type="float">
            <text:p>5.342188</text:p>
          </table:table-cell>
          <table:table-cell office:value-type="float" office:value="6.833116085" calcext:value-type="float">
            <text:p>6.833116085</text:p>
          </table:table-cell>
          <table:table-cell table:formula="of:=POWER([.C248]-6.75;2)" office:value-type="float" office:value="0.00690828358572728" calcext:value-type="float">
            <text:p>0.006908283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.371606" calcext:value-type="float">
            <text:p>5.371606</text:p>
          </table:table-cell>
          <table:table-cell office:value-type="float" office:value="6.838958975" calcext:value-type="float">
            <text:p>6.838958975</text:p>
          </table:table-cell>
          <table:table-cell table:formula="of:=POWER([.C249]-6.75;2)" office:value-type="float" office:value="0.00791369923305057" calcext:value-type="float">
            <text:p>0.007913699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.507821" calcext:value-type="float">
            <text:p>5.507821</text:p>
          </table:table-cell>
          <table:table-cell office:value-type="float" office:value="6.844759305" calcext:value-type="float">
            <text:p>6.844759305</text:p>
          </table:table-cell>
          <table:table-cell table:formula="of:=POWER([.C250]-6.75;2)" office:value-type="float" office:value="0.00897932588408306" calcext:value-type="float">
            <text:p>0.008979325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.748718" calcext:value-type="float">
            <text:p>5.748718</text:p>
          </table:table-cell>
          <table:table-cell office:value-type="float" office:value="6.850064245" calcext:value-type="float">
            <text:p>6.850064245</text:p>
          </table:table-cell>
          <table:table-cell table:formula="of:=POWER([.C251]-6.75;2)" office:value-type="float" office:value="0.0100128531274201" calcext:value-type="float">
            <text:p>0.010012853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077667" calcext:value-type="float">
            <text:p>6.077667</text:p>
          </table:table-cell>
          <table:table-cell office:value-type="float" office:value="6.854411065" calcext:value-type="float">
            <text:p>6.854411065</text:p>
          </table:table-cell>
          <table:table-cell table:formula="of:=POWER([.C252]-6.75;2)" office:value-type="float" office:value="0.0109016704944342" calcext:value-type="float">
            <text:p>0.0109016705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468178" calcext:value-type="float">
            <text:p>6.468178</text:p>
          </table:table-cell>
          <table:table-cell office:value-type="float" office:value="6.85739074" calcext:value-type="float">
            <text:p>6.85739074</text:p>
          </table:table-cell>
          <table:table-cell table:formula="of:=POWER([.C253]-6.75;2)" office:value-type="float" office:value="0.0115327710377475" calcext:value-type="float">
            <text:p>0.011532771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88968" calcext:value-type="float">
            <text:p>6.88968</text:p>
          </table:table-cell>
          <table:table-cell office:value-type="float" office:value="6.85869242" calcext:value-type="float">
            <text:p>6.85869242</text:p>
          </table:table-cell>
          <table:table-cell table:formula="of:=POWER([.C254]-6.75;2)" office:value-type="float" office:value="0.0118140421654563" calcext:value-type="float">
            <text:p>0.0118140422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.31212" calcext:value-type="float">
            <text:p>7.31212</text:p>
          </table:table-cell>
          <table:table-cell office:value-type="float" office:value="6.858123995" calcext:value-type="float">
            <text:p>6.858123995</text:p>
          </table:table-cell>
          <table:table-cell table:formula="of:=POWER([.C255]-6.75;2)" office:value-type="float" office:value="0.01169079829476" calcext:value-type="float">
            <text:p>0.0116907983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.708783" calcext:value-type="float">
            <text:p>7.708783</text:p>
          </table:table-cell>
          <table:table-cell office:value-type="float" office:value="6.85561469" calcext:value-type="float">
            <text:p>6.85561469</text:p>
          </table:table-cell>
          <table:table-cell table:formula="of:=POWER([.C256]-6.75;2)" office:value-type="float" office:value="0.0111544627437962" calcext:value-type="float">
            <text:p>0.011154462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.057725" calcext:value-type="float">
            <text:p>8.057725</text:p>
          </table:table-cell>
          <table:table-cell office:value-type="float" office:value="6.85120786" calcext:value-type="float">
            <text:p>6.85120786</text:p>
          </table:table-cell>
          <table:table-cell table:formula="of:=POWER([.C257]-6.75;2)" office:value-type="float" office:value="0.0102430309257795" calcext:value-type="float">
            <text:p>0.0102430309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8.342387" calcext:value-type="float">
            <text:p>8.342387</text:p>
          </table:table-cell>
          <table:table-cell office:value-type="float" office:value="6.84504968" calcext:value-type="float">
            <text:p>6.84504968</text:p>
          </table:table-cell>
          <table:table-cell table:formula="of:=POWER([.C258]-6.75;2)" office:value-type="float" office:value="0.00903444166810236" calcext:value-type="float">
            <text:p>0.009034441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8.55176" calcext:value-type="float">
            <text:p>8.55176</text:p>
          </table:table-cell>
          <table:table-cell office:value-type="float" office:value="6.837376165" calcext:value-type="float">
            <text:p>6.837376165</text:p>
          </table:table-cell>
          <table:table-cell table:formula="of:=POWER([.C259]-6.75;2)" office:value-type="float" office:value="0.00763459421010727" calcext:value-type="float">
            <text:p>0.007634594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.680292" calcext:value-type="float">
            <text:p>8.680292</text:p>
          </table:table-cell>
          <table:table-cell office:value-type="float" office:value="6.828498895" calcext:value-type="float">
            <text:p>6.828498895</text:p>
          </table:table-cell>
          <table:table-cell table:formula="of:=POWER([.C260]-6.75;2)" office:value-type="float" office:value="0.00616207651622104" calcext:value-type="float">
            <text:p>0.0061620765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.727592" calcext:value-type="float">
            <text:p>8.727592</text:p>
          </table:table-cell>
          <table:table-cell office:value-type="float" office:value="6.81878871" calcext:value-type="float">
            <text:p>6.81878871</text:p>
          </table:table-cell>
          <table:table-cell table:formula="of:=POWER([.C261]-6.75;2)" office:value-type="float" office:value="0.00473188662346407" calcext:value-type="float">
            <text:p>0.004731886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.697952" calcext:value-type="float">
            <text:p>8.697952</text:p>
          </table:table-cell>
          <table:table-cell office:value-type="float" office:value="6.80865645" calcext:value-type="float">
            <text:p>6.80865645</text:p>
          </table:table-cell>
          <table:table-cell table:formula="of:=POWER([.C262]-6.75;2)" office:value-type="float" office:value="0.0034405791266025" calcext:value-type="float">
            <text:p>0.003440579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8.599696" calcext:value-type="float">
            <text:p>8.599696</text:p>
          </table:table-cell>
          <table:table-cell office:value-type="float" office:value="6.79853014" calcext:value-type="float">
            <text:p>6.79853014</text:p>
          </table:table-cell>
          <table:table-cell table:formula="of:=POWER([.C263]-6.75;2)" office:value-type="float" office:value="0.00235517448841964" calcext:value-type="float">
            <text:p>0.0023551745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8.444362" calcext:value-type="float">
            <text:p>8.444362</text:p>
          </table:table-cell>
          <table:table-cell office:value-type="float" office:value="6.78882886" calcext:value-type="float">
            <text:p>6.78882886</text:p>
          </table:table-cell>
          <table:table-cell table:formula="of:=POWER([.C264]-6.75;2)" office:value-type="float" office:value="0.00150768036889958" calcext:value-type="float">
            <text:p>0.0015076804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8.245757" calcext:value-type="float">
            <text:p>8.245757</text:p>
          </table:table-cell>
          <table:table-cell office:value-type="float" office:value="6.779934895" calcext:value-type="float">
            <text:p>6.779934895</text:p>
          </table:table-cell>
          <table:table-cell table:formula="of:=POWER([.C265]-6.75;2)" office:value-type="float" office:value="0.000896097938661039" calcext:value-type="float">
            <text:p>0.0008960979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.018915" calcext:value-type="float">
            <text:p>8.018915</text:p>
          </table:table-cell>
          <table:table-cell office:value-type="float" office:value="6.77216684" calcext:value-type="float">
            <text:p>6.77216684</text:p>
          </table:table-cell>
          <table:table-cell table:formula="of:=POWER([.C266]-6.75;2)" office:value-type="float" office:value="0.000491368795585586" calcext:value-type="float">
            <text:p>0.0004913688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.779026" calcext:value-type="float">
            <text:p>7.779026</text:p>
          </table:table-cell>
          <table:table-cell office:value-type="float" office:value="6.765757325" calcext:value-type="float">
            <text:p>6.765757325</text:p>
          </table:table-cell>
          <table:table-cell table:formula="of:=POWER([.C267]-6.75;2)" office:value-type="float" office:value="0.000248293291155626" calcext:value-type="float">
            <text:p>0.0002482933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7.540411" calcext:value-type="float">
            <text:p>7.540411</text:p>
          </table:table-cell>
          <table:table-cell office:value-type="float" office:value="6.760838675" calcext:value-type="float">
            <text:p>6.760838675</text:p>
          </table:table-cell>
          <table:table-cell table:formula="of:=POWER([.C268]-6.75;2)" office:value-type="float" office:value="0.000117476875755635" calcext:value-type="float">
            <text:p>0.0001174769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7.315608" calcext:value-type="float">
            <text:p>7.315608</text:p>
          </table:table-cell>
          <table:table-cell office:value-type="float" office:value="6.75743863" calcext:value-type="float">
            <text:p>6.75743863</text:p>
          </table:table-cell>
          <table:table-cell table:formula="of:=POWER([.C269]-6.75;2)" office:value-type="float" office:value="0.0000553332162769033" calcext:value-type="float">
            <text:p>5.53332162769033E-005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7.114676" calcext:value-type="float">
            <text:p>7.114676</text:p>
          </table:table-cell>
          <table:table-cell office:value-type="float" office:value="6.755486475" calcext:value-type="float">
            <text:p>6.755486475</text:p>
          </table:table-cell>
          <table:table-cell table:formula="of:=POWER([.C270]-6.75;2)" office:value-type="float" office:value="0.0000301014079256212" calcext:value-type="float">
            <text:p>3.01014079256212E-005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944757" calcext:value-type="float">
            <text:p>6.944757</text:p>
          </table:table-cell>
          <table:table-cell office:value-type="float" office:value="6.75482805" calcext:value-type="float">
            <text:p>6.75482805</text:p>
          </table:table-cell>
          <table:table-cell table:formula="of:=POWER([.C271]-6.75;2)" office:value-type="float" office:value="0.000023310066802504" calcext:value-type="float">
            <text:p>2.3310066802504E-005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809945" calcext:value-type="float">
            <text:p>6.809945</text:p>
          </table:table-cell>
          <table:table-cell office:value-type="float" office:value="6.75524675" calcext:value-type="float">
            <text:p>6.75524675</text:p>
          </table:table-cell>
          <table:table-cell table:formula="of:=POWER([.C272]-6.75;2)" office:value-type="float" office:value="0.000027528385562495" calcext:value-type="float">
            <text:p>2.7528385562495E-005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71144" calcext:value-type="float">
            <text:p>6.71144</text:p>
          </table:table-cell>
          <table:table-cell office:value-type="float" office:value="6.7564871" calcext:value-type="float">
            <text:p>6.7564871</text:p>
          </table:table-cell>
          <table:table-cell table:formula="of:=POWER([.C273]-6.75;2)" office:value-type="float" office:value="0.0000420824664100025" calcext:value-type="float">
            <text:p>4.20824664100025E-005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647937" calcext:value-type="float">
            <text:p>6.647937</text:p>
          </table:table-cell>
          <table:table-cell office:value-type="float" office:value="6.758277435" calcext:value-type="float">
            <text:p>6.758277435</text:p>
          </table:table-cell>
          <table:table-cell table:formula="of:=POWER([.C274]-6.75;2)" office:value-type="float" office:value="0.0000685159301792268" calcext:value-type="float">
            <text:p>6.85159301792268E-005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616135" calcext:value-type="float">
            <text:p>6.616135</text:p>
          </table:table-cell>
          <table:table-cell office:value-type="float" office:value="6.76034892" calcext:value-type="float">
            <text:p>6.76034892</text:p>
          </table:table-cell>
          <table:table-cell table:formula="of:=POWER([.C275]-6.75;2)" office:value-type="float" office:value="0.000107100145166404" calcext:value-type="float">
            <text:p>0.0001071001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611307" calcext:value-type="float">
            <text:p>6.611307</text:p>
          </table:table-cell>
          <table:table-cell office:value-type="float" office:value="6.762449125" calcext:value-type="float">
            <text:p>6.762449125</text:p>
          </table:table-cell>
          <table:table-cell table:formula="of:=POWER([.C276]-6.75;2)" office:value-type="float" office:value="0.000154980713265621" calcext:value-type="float">
            <text:p>0.000154980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627835" calcext:value-type="float">
            <text:p>6.627835</text:p>
          </table:table-cell>
          <table:table-cell office:value-type="float" office:value="6.76434937" calcext:value-type="float">
            <text:p>6.76434937</text:p>
          </table:table-cell>
          <table:table-cell table:formula="of:=POWER([.C277]-6.75;2)" office:value-type="float" office:value="0.000205904419396891" calcext:value-type="float">
            <text:p>0.0002059044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659693" calcext:value-type="float">
            <text:p>6.659693</text:p>
          </table:table-cell>
          <table:table-cell office:value-type="float" office:value="6.765846135" calcext:value-type="float">
            <text:p>6.765846135</text:p>
          </table:table-cell>
          <table:table-cell table:formula="of:=POWER([.C278]-6.75;2)" office:value-type="float" office:value="0.000251099994438235" calcext:value-type="float">
            <text:p>0.000251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700854" calcext:value-type="float">
            <text:p>6.700854</text:p>
          </table:table-cell>
          <table:table-cell office:value-type="float" office:value="6.766757475" calcext:value-type="float">
            <text:p>6.766757475</text:p>
          </table:table-cell>
          <table:table-cell table:formula="of:=POWER([.C279]-6.75;2)" office:value-type="float" office:value="0.000280812968375637" calcext:value-type="float">
            <text:p>0.000280813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745625" calcext:value-type="float">
            <text:p>6.745625</text:p>
          </table:table-cell>
          <table:table-cell office:value-type="float" office:value="6.76691604" calcext:value-type="float">
            <text:p>6.76691604</text:p>
          </table:table-cell>
          <table:table-cell table:formula="of:=POWER([.C280]-6.75;2)" office:value-type="float" office:value="0.000286152409281597" calcext:value-type="float">
            <text:p>0.0002861524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788897" calcext:value-type="float">
            <text:p>6.788897</text:p>
          </table:table-cell>
          <table:table-cell office:value-type="float" office:value="6.766160535" calcext:value-type="float">
            <text:p>6.766160535</text:p>
          </table:table-cell>
          <table:table-cell table:formula="of:=POWER([.C281]-6.75;2)" office:value-type="float" office:value="0.000261162891486226" calcext:value-type="float">
            <text:p>0.0002611629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826325" calcext:value-type="float">
            <text:p>6.826325</text:p>
          </table:table-cell>
          <table:table-cell office:value-type="float" office:value="6.764327695" calcext:value-type="float">
            <text:p>6.764327695</text:p>
          </table:table-cell>
          <table:table-cell table:formula="of:=POWER([.C282]-6.75;2)" office:value-type="float" office:value="0.000205282844013037" calcext:value-type="float">
            <text:p>0.0002052828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854412" calcext:value-type="float">
            <text:p>6.854412</text:p>
          </table:table-cell>
          <table:table-cell office:value-type="float" office:value="6.76124669" calcext:value-type="float">
            <text:p>6.76124669</text:p>
          </table:table-cell>
          <table:table-cell table:formula="of:=POWER([.C283]-6.75;2)" office:value-type="float" office:value="0.000126488035956103" calcext:value-type="float">
            <text:p>0.000126488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870517" calcext:value-type="float">
            <text:p>6.870517</text:p>
          </table:table-cell>
          <table:table-cell office:value-type="float" office:value="6.756738115" calcext:value-type="float">
            <text:p>6.756738115</text:p>
          </table:table-cell>
          <table:table-cell table:formula="of:=POWER([.C284]-6.75;2)" office:value-type="float" office:value="0.0000454021937532264" calcext:value-type="float">
            <text:p>4.54021937532264E-005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872801" calcext:value-type="float">
            <text:p>6.872801</text:p>
          </table:table-cell>
          <table:table-cell office:value-type="float" office:value="6.75061964" calcext:value-type="float">
            <text:p>6.75061964</text:p>
          </table:table-cell>
          <table:table-cell table:formula="of:=POWER([.C285]-6.75;2)" office:value-type="float" office:value="0.00000038395372960004" calcext:value-type="float">
            <text:p>0.000000384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860137" calcext:value-type="float">
            <text:p>6.860137</text:p>
          </table:table-cell>
          <table:table-cell office:value-type="float" office:value="6.742720785" calcext:value-type="float">
            <text:p>6.742720785</text:p>
          </table:table-cell>
          <table:table-cell table:formula="of:=POWER([.C286]-6.75;2)" office:value-type="float" office:value="0.0000529869710162194" calcext:value-type="float">
            <text:p>0.000052987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832018" calcext:value-type="float">
            <text:p>6.832018</text:p>
          </table:table-cell>
          <table:table-cell office:value-type="float" office:value="6.73291013" calcext:value-type="float">
            <text:p>6.73291013</text:p>
          </table:table-cell>
          <table:table-cell table:formula="of:=POWER([.C287]-6.75;2)" office:value-type="float" office:value="0.000292063656616883" calcext:value-type="float">
            <text:p>0.0002920637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788502" calcext:value-type="float">
            <text:p>6.788502</text:p>
          </table:table-cell>
          <table:table-cell office:value-type="float" office:value="6.72113978" calcext:value-type="float">
            <text:p>6.72113978</text:p>
          </table:table-cell>
          <table:table-cell table:formula="of:=POWER([.C288]-6.75;2)" office:value-type="float" office:value="0.000832912298448419" calcext:value-type="float">
            <text:p>0.0008329123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730224" calcext:value-type="float">
            <text:p>6.730224</text:p>
          </table:table-cell>
          <table:table-cell office:value-type="float" office:value="6.70751311" calcext:value-type="float">
            <text:p>6.70751311</text:p>
          </table:table-cell>
          <table:table-cell table:formula="of:=POWER([.C289]-6.75;2)" office:value-type="float" office:value="0.00180513582187211" calcext:value-type="float">
            <text:p>0.0018051358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658478" calcext:value-type="float">
            <text:p>6.658478</text:p>
          </table:table-cell>
          <table:table-cell office:value-type="float" office:value="6.69237807" calcext:value-type="float">
            <text:p>6.69237807</text:p>
          </table:table-cell>
          <table:table-cell table:formula="of:=POWER([.C290]-6.75;2)" office:value-type="float" office:value="0.00332028681692488" calcext:value-type="float">
            <text:p>0.0033202868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575383" calcext:value-type="float">
            <text:p>6.575383</text:p>
          </table:table-cell>
          <table:table-cell office:value-type="float" office:value="6.676422945" calcext:value-type="float">
            <text:p>6.676422945</text:p>
          </table:table-cell>
          <table:table-cell table:formula="of:=POWER([.C291]-6.75;2)" office:value-type="float" office:value="0.00541358302247307" calcext:value-type="float">
            <text:p>0.005413583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484075" calcext:value-type="float">
            <text:p>6.484075</text:p>
          </table:table-cell>
          <table:table-cell office:value-type="float" office:value="6.660689" calcext:value-type="float">
            <text:p>6.660689</text:p>
          </table:table-cell>
          <table:table-cell table:formula="of:=POWER([.C292]-6.75;2)" office:value-type="float" office:value="0.00797645472100006" calcext:value-type="float">
            <text:p>0.0079764547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388887" calcext:value-type="float">
            <text:p>6.388887</text:p>
          </table:table-cell>
          <table:table-cell office:value-type="float" office:value="6.646391265" calcext:value-type="float">
            <text:p>6.646391265</text:p>
          </table:table-cell>
          <table:table-cell table:formula="of:=POWER([.C293]-6.75;2)" office:value-type="float" office:value="0.0107347699683002" calcext:value-type="float">
            <text:p>0.01073477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29544" calcext:value-type="float">
            <text:p>6.29544</text:p>
          </table:table-cell>
          <table:table-cell office:value-type="float" office:value="6.63460891" calcext:value-type="float">
            <text:p>6.63460891</text:p>
          </table:table-cell>
          <table:table-cell table:formula="of:=POWER([.C294]-6.75;2)" office:value-type="float" office:value="0.0133151036513881" calcext:value-type="float">
            <text:p>0.0133151037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210543" calcext:value-type="float">
            <text:p>6.210543</text:p>
          </table:table-cell>
          <table:table-cell office:value-type="float" office:value="6.62607091" calcext:value-type="float">
            <text:p>6.62607091</text:p>
          </table:table-cell>
          <table:table-cell table:formula="of:=POWER([.C295]-6.75;2)" office:value-type="float" office:value="0.0153584193482281" calcext:value-type="float">
            <text:p>0.0153584193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141827" calcext:value-type="float">
            <text:p>6.141827</text:p>
          </table:table-cell>
          <table:table-cell office:value-type="float" office:value="6.621117165" calcext:value-type="float">
            <text:p>6.621117165</text:p>
          </table:table-cell>
          <table:table-cell table:formula="of:=POWER([.C296]-6.75;2)" office:value-type="float" office:value="0.0166107851576372" calcext:value-type="float">
            <text:p>0.0166107852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097053" calcext:value-type="float">
            <text:p>6.097053</text:p>
          </table:table-cell>
          <table:table-cell office:value-type="float" office:value="6.61974965" calcext:value-type="float">
            <text:p>6.61974965</text:p>
          </table:table-cell>
          <table:table-cell table:formula="of:=POWER([.C297]-6.75;2)" office:value-type="float" office:value="0.0169651536751225" calcext:value-type="float">
            <text:p>0.0169651537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083114" calcext:value-type="float">
            <text:p>6.083114</text:p>
          </table:table-cell>
          <table:table-cell office:value-type="float" office:value="6.62170015" calcext:value-type="float">
            <text:p>6.62170015</text:p>
          </table:table-cell>
          <table:table-cell table:formula="of:=POWER([.C298]-6.75;2)" office:value-type="float" office:value="0.0164608515100226" calcext:value-type="float">
            <text:p>0.0164608515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104895" calcext:value-type="float">
            <text:p>6.104895</text:p>
          </table:table-cell>
          <table:table-cell office:value-type="float" office:value="6.626493475" calcext:value-type="float">
            <text:p>6.626493475</text:p>
          </table:table-cell>
          <table:table-cell table:formula="of:=POWER([.C299]-6.75;2)" office:value-type="float" office:value="0.0152538617175756" calcext:value-type="float">
            <text:p>0.0152538617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164225" calcext:value-type="float">
            <text:p>6.164225</text:p>
          </table:table-cell>
          <table:table-cell office:value-type="float" office:value="6.633506675" calcext:value-type="float">
            <text:p>6.633506675</text:p>
          </table:table-cell>
          <table:table-cell table:formula="of:=POWER([.C300]-6.75;2)" office:value-type="float" office:value="0.0135706947695557" calcext:value-type="float">
            <text:p>0.013570694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259242" calcext:value-type="float">
            <text:p>6.259242</text:p>
          </table:table-cell>
          <table:table-cell office:value-type="float" office:value="6.642027255" calcext:value-type="float">
            <text:p>6.642027255</text:p>
          </table:table-cell>
          <table:table-cell table:formula="of:=POWER([.C301]-6.75;2)" office:value-type="float" office:value="0.011658113662835" calcext:value-type="float">
            <text:p>0.0116581137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384372" calcext:value-type="float">
            <text:p>6.384372</text:p>
          </table:table-cell>
          <table:table-cell office:value-type="float" office:value="6.651310445" calcext:value-type="float">
            <text:p>6.651310445</text:p>
          </table:table-cell>
          <table:table-cell table:formula="of:=POWER([.C302]-6.75;2)" office:value-type="float" office:value="0.00973962826609802" calcext:value-type="float">
            <text:p>0.0097396283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530934" calcext:value-type="float">
            <text:p>6.530934</text:p>
          </table:table-cell>
          <table:table-cell office:value-type="float" office:value="6.660632995" calcext:value-type="float">
            <text:p>6.660632995</text:p>
          </table:table-cell>
          <table:table-cell table:formula="of:=POWER([.C303]-6.75;2)" office:value-type="float" office:value="0.00798646158266998" calcext:value-type="float">
            <text:p>0.0079864616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688224" calcext:value-type="float">
            <text:p>6.688224</text:p>
          </table:table-cell>
          <table:table-cell office:value-type="float" office:value="6.669339795" calcext:value-type="float">
            <text:p>6.669339795</text:p>
          </table:table-cell>
          <table:table-cell table:formula="of:=POWER([.C304]-6.75;2)" office:value-type="float" office:value="0.00650606867064203" calcext:value-type="float">
            <text:p>0.0065060687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844801" calcext:value-type="float">
            <text:p>6.844801</text:p>
          </table:table-cell>
          <table:table-cell office:value-type="float" office:value="6.676879945" calcext:value-type="float">
            <text:p>6.676879945</text:p>
          </table:table-cell>
          <table:table-cell table:formula="of:=POWER([.C305]-6.75;2)" office:value-type="float" office:value="0.00534654244320308" calcext:value-type="float">
            <text:p>0.0053465424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989757" calcext:value-type="float">
            <text:p>6.989757</text:p>
          </table:table-cell>
          <table:table-cell office:value-type="float" office:value="6.682830285" calcext:value-type="float">
            <text:p>6.682830285</text:p>
          </table:table-cell>
          <table:table-cell table:formula="of:=POWER([.C306]-6.75;2)" office:value-type="float" office:value="0.00451177061318127" calcext:value-type="float">
            <text:p>0.0045117706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.113791" calcext:value-type="float">
            <text:p>7.113791</text:p>
          </table:table-cell>
          <table:table-cell office:value-type="float" office:value="6.686905825" calcext:value-type="float">
            <text:p>6.686905825</text:p>
          </table:table-cell>
          <table:table-cell table:formula="of:=POWER([.C307]-6.75;2)" office:value-type="float" office:value="0.0039808749189306" calcext:value-type="float">
            <text:p>0.0039808749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.210025" calcext:value-type="float">
            <text:p>7.210025</text:p>
          </table:table-cell>
          <table:table-cell office:value-type="float" office:value="6.688957905" calcext:value-type="float">
            <text:p>6.688957905</text:p>
          </table:table-cell>
          <table:table-cell table:formula="of:=POWER([.C308]-6.75;2)" office:value-type="float" office:value="0.00372613736198896" calcext:value-type="float">
            <text:p>0.0037261374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.27452" calcext:value-type="float">
            <text:p>7.27452</text:p>
          </table:table-cell>
          <table:table-cell office:value-type="float" office:value="6.68896191" calcext:value-type="float">
            <text:p>6.68896191</text:p>
          </table:table-cell>
          <table:table-cell table:formula="of:=POWER([.C309]-6.75;2)" office:value-type="float" office:value="0.00372564843084813" calcext:value-type="float">
            <text:p>0.0037256484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7.306493" calcext:value-type="float">
            <text:p>7.306493</text:p>
          </table:table-cell>
          <table:table-cell office:value-type="float" office:value="6.686997215" calcext:value-type="float">
            <text:p>6.686997215</text:p>
          </table:table-cell>
          <table:table-cell table:formula="of:=POWER([.C310]-6.75;2)" office:value-type="float" office:value="0.00396935091775624" calcext:value-type="float">
            <text:p>0.0039693509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308224" calcext:value-type="float">
            <text:p>7.308224</text:p>
          </table:table-cell>
          <table:table-cell office:value-type="float" office:value="6.68322256" calcext:value-type="float">
            <text:p>6.68322256</text:p>
          </table:table-cell>
          <table:table-cell table:formula="of:=POWER([.C311]-6.75;2)" office:value-type="float" office:value="0.00445922649295361" calcext:value-type="float">
            <text:p>0.0044592265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.28467" calcext:value-type="float">
            <text:p>7.28467</text:p>
          </table:table-cell>
          <table:table-cell office:value-type="float" office:value="6.67785033" calcext:value-type="float">
            <text:p>6.67785033</text:p>
          </table:table-cell>
          <table:table-cell table:formula="of:=POWER([.C312]-6.75;2)" office:value-type="float" office:value="0.00520557488110889" calcext:value-type="float">
            <text:p>0.0052055749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.242795" calcext:value-type="float">
            <text:p>7.242795</text:p>
          </table:table-cell>
          <table:table-cell office:value-type="float" office:value="6.67112308" calcext:value-type="float">
            <text:p>6.67112308</text:p>
          </table:table-cell>
          <table:table-cell table:formula="of:=POWER([.C313]-6.75;2)" office:value-type="float" office:value="0.00622156850868639" calcext:value-type="float">
            <text:p>0.0062215685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.190667" calcext:value-type="float">
            <text:p>7.190667</text:p>
          </table:table-cell>
          <table:table-cell office:value-type="float" office:value="6.66329503" calcext:value-type="float">
            <text:p>6.66329503</text:p>
          </table:table-cell>
          <table:table-cell table:formula="of:=POWER([.C314]-6.75;2)" office:value-type="float" office:value="0.00751775182270082" calcext:value-type="float">
            <text:p>0.0075177518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7.136423" calcext:value-type="float">
            <text:p>7.136423</text:p>
          </table:table-cell>
          <table:table-cell office:value-type="float" office:value="6.654620145" calcext:value-type="float">
            <text:p>6.654620145</text:p>
          </table:table-cell>
          <table:table-cell table:formula="of:=POWER([.C315]-6.75;2)" office:value-type="float" office:value="0.00909731673982103" calcext:value-type="float">
            <text:p>0.0090973167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.087225" calcext:value-type="float">
            <text:p>7.087225</text:p>
          </table:table-cell>
          <table:table-cell office:value-type="float" office:value="6.645346875" calcext:value-type="float">
            <text:p>6.645346875</text:p>
          </table:table-cell>
          <table:table-cell table:formula="of:=POWER([.C316]-6.75;2)" office:value-type="float" office:value="0.0109522765722657" calcext:value-type="float">
            <text:p>0.0109522766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7.048404" calcext:value-type="float">
            <text:p>7.048404</text:p>
          </table:table-cell>
          <table:table-cell office:value-type="float" office:value="6.63571822" calcext:value-type="float">
            <text:p>6.63571822</text:p>
          </table:table-cell>
          <table:table-cell table:formula="of:=POWER([.C317]-6.75;2)" office:value-type="float" office:value="0.0130603252399684" calcext:value-type="float">
            <text:p>0.0130603252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7.022932" calcext:value-type="float">
            <text:p>7.022932</text:p>
          </table:table-cell>
          <table:table-cell office:value-type="float" office:value="6.625974375" calcext:value-type="float">
            <text:p>6.625974375</text:p>
          </table:table-cell>
          <table:table-cell table:formula="of:=POWER([.C318]-6.75;2)" office:value-type="float" office:value="0.0153823556566406" calcext:value-type="float">
            <text:p>0.0153823557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.011344" calcext:value-type="float">
            <text:p>7.011344</text:p>
          </table:table-cell>
          <table:table-cell office:value-type="float" office:value="6.616355025" calcext:value-type="float">
            <text:p>6.616355025</text:p>
          </table:table-cell>
          <table:table-cell table:formula="of:=POWER([.C319]-6.75;2)" office:value-type="float" office:value="0.0178609793427507" calcext:value-type="float">
            <text:p>0.0178609793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.012077" calcext:value-type="float">
            <text:p>7.012077</text:p>
          </table:table-cell>
          <table:table-cell office:value-type="float" office:value="6.60709879" calcext:value-type="float">
            <text:p>6.60709879</text:p>
          </table:table-cell>
          <table:table-cell table:formula="of:=POWER([.C320]-6.75;2)" office:value-type="float" office:value="0.020420755819464" calcext:value-type="float">
            <text:p>0.0204207558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.022123" calcext:value-type="float">
            <text:p>7.022123</text:p>
          </table:table-cell>
          <table:table-cell office:value-type="float" office:value="6.5984389" calcext:value-type="float">
            <text:p>6.5984389</text:p>
          </table:table-cell>
          <table:table-cell table:formula="of:=POWER([.C321]-6.75;2)" office:value-type="float" office:value="0.0229707670332101" calcext:value-type="float">
            <text:p>0.022970767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.037797" calcext:value-type="float">
            <text:p>7.037797</text:p>
          </table:table-cell>
          <table:table-cell office:value-type="float" office:value="6.590595575" calcext:value-type="float">
            <text:p>6.590595575</text:p>
          </table:table-cell>
          <table:table-cell table:formula="of:=POWER([.C322]-6.75;2)" office:value-type="float" office:value="0.0254097707095806" calcext:value-type="float">
            <text:p>0.0254097707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7.055438" calcext:value-type="float">
            <text:p>7.055438</text:p>
          </table:table-cell>
          <table:table-cell office:value-type="float" office:value="6.58376667" calcext:value-type="float">
            <text:p>6.58376667</text:p>
          </table:table-cell>
          <table:table-cell table:formula="of:=POWER([.C323]-6.75;2)" office:value-type="float" office:value="0.0276335200028888" calcext:value-type="float">
            <text:p>0.02763352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7.071916" calcext:value-type="float">
            <text:p>7.071916</text:p>
          </table:table-cell>
          <table:table-cell office:value-type="float" office:value="6.57811833" calcext:value-type="float">
            <text:p>6.57811833</text:p>
          </table:table-cell>
          <table:table-cell table:formula="of:=POWER([.C324]-6.75;2)" office:value-type="float" office:value="0.029543308481989" calcext:value-type="float">
            <text:p>0.0295433085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.084888" calcext:value-type="float">
            <text:p>7.084888</text:p>
          </table:table-cell>
          <table:table-cell office:value-type="float" office:value="6.57377722" calcext:value-type="float">
            <text:p>6.57377722</text:p>
          </table:table-cell>
          <table:table-cell table:formula="of:=POWER([.C325]-6.75;2)" office:value-type="float" office:value="0.0310544681909283" calcext:value-type="float">
            <text:p>0.0310544682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7.092826" calcext:value-type="float">
            <text:p>7.092826</text:p>
          </table:table-cell>
          <table:table-cell office:value-type="float" office:value="6.57082549" calcext:value-type="float">
            <text:p>6.57082549</text:p>
          </table:table-cell>
          <table:table-cell table:formula="of:=POWER([.C326]-6.75;2)" office:value-type="float" office:value="0.0321035050337402" calcext:value-type="float">
            <text:p>0.032103505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7.094879" calcext:value-type="float">
            <text:p>7.094879</text:p>
          </table:table-cell>
          <table:table-cell office:value-type="float" office:value="6.56929909" calcext:value-type="float">
            <text:p>6.56929909</text:p>
          </table:table-cell>
          <table:table-cell table:formula="of:=POWER([.C327]-6.75;2)" office:value-type="float" office:value="0.032652818874828" calcext:value-type="float">
            <text:p>0.0326528189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7.090659" calcext:value-type="float">
            <text:p>7.090659</text:p>
          </table:table-cell>
          <table:table-cell office:value-type="float" office:value="6.5691897" calcext:value-type="float">
            <text:p>6.5691897</text:p>
          </table:table-cell>
          <table:table-cell table:formula="of:=POWER([.C328]-6.75;2)" office:value-type="float" office:value="0.03269236458609" calcext:value-type="float">
            <text:p>0.0326923646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.080044" calcext:value-type="float">
            <text:p>7.080044</text:p>
          </table:table-cell>
          <table:table-cell office:value-type="float" office:value="6.57044978" calcext:value-type="float">
            <text:p>6.57044978</text:p>
          </table:table-cell>
          <table:table-cell table:formula="of:=POWER([.C329]-6.75;2)" office:value-type="float" office:value="0.0322382815020485" calcext:value-type="float">
            <text:p>0.0322382815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.063041" calcext:value-type="float">
            <text:p>7.063041</text:p>
          </table:table-cell>
          <table:table-cell office:value-type="float" office:value="6.572999795" calcext:value-type="float">
            <text:p>6.572999795</text:p>
          </table:table-cell>
          <table:table-cell table:formula="of:=POWER([.C330]-6.75;2)" office:value-type="float" office:value="0.0313290725700419" calcext:value-type="float">
            <text:p>0.0313290726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7.039766" calcext:value-type="float">
            <text:p>7.039766</text:p>
          </table:table-cell>
          <table:table-cell office:value-type="float" office:value="6.576736175" calcext:value-type="float">
            <text:p>6.576736175</text:p>
          </table:table-cell>
          <table:table-cell table:formula="of:=POWER([.C331]-6.75;2)" office:value-type="float" office:value="0.0300203530536307" calcext:value-type="float">
            <text:p>0.030020353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.010509" calcext:value-type="float">
            <text:p>7.010509</text:p>
          </table:table-cell>
          <table:table-cell office:value-type="float" office:value="6.581538325" calcext:value-type="float">
            <text:p>6.581538325</text:p>
          </table:table-cell>
          <table:table-cell table:formula="of:=POWER([.C332]-6.75;2)" office:value-type="float" office:value="0.0283793359438055" calcext:value-type="float">
            <text:p>0.0283793359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975872" calcext:value-type="float">
            <text:p>6.975872</text:p>
          </table:table-cell>
          <table:table-cell office:value-type="float" office:value="6.587273265" calcext:value-type="float">
            <text:p>6.587273265</text:p>
          </table:table-cell>
          <table:table-cell table:formula="of:=POWER([.C333]-6.75;2)" office:value-type="float" office:value="0.0264799902837601" calcext:value-type="float">
            <text:p>0.0264799903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936905" calcext:value-type="float">
            <text:p>6.936905</text:p>
          </table:table-cell>
          <table:table-cell office:value-type="float" office:value="6.593796885" calcext:value-type="float">
            <text:p>6.593796885</text:p>
          </table:table-cell>
          <table:table-cell table:formula="of:=POWER([.C334]-6.75;2)" office:value-type="float" office:value="0.0243994131357033" calcext:value-type="float">
            <text:p>0.0243994131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895204" calcext:value-type="float">
            <text:p>6.895204</text:p>
          </table:table-cell>
          <table:table-cell office:value-type="float" office:value="6.60095171" calcext:value-type="float">
            <text:p>6.60095171</text:p>
          </table:table-cell>
          <table:table-cell table:formula="of:=POWER([.C335]-6.75;2)" office:value-type="float" office:value="0.022215392751924" calcext:value-type="float">
            <text:p>0.0222153928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852899" calcext:value-type="float">
            <text:p>6.852899</text:p>
          </table:table-cell>
          <table:table-cell office:value-type="float" office:value="6.60856192" calcext:value-type="float">
            <text:p>6.60856192</text:p>
          </table:table-cell>
          <table:table-cell table:formula="of:=POWER([.C336]-6.75;2)" office:value-type="float" office:value="0.0200047304740865" calcext:value-type="float">
            <text:p>0.0200047305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812525" calcext:value-type="float">
            <text:p>6.812525</text:p>
          </table:table-cell>
          <table:table-cell office:value-type="float" office:value="6.61642733" calcext:value-type="float">
            <text:p>6.61642733</text:p>
          </table:table-cell>
          <table:table-cell table:formula="of:=POWER([.C337]-6.75;2)" office:value-type="float" office:value="0.0178416581709288" calcext:value-type="float">
            <text:p>0.0178416582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776776" calcext:value-type="float">
            <text:p>6.776776</text:p>
          </table:table-cell>
          <table:table-cell office:value-type="float" office:value="6.62431849" calcext:value-type="float">
            <text:p>6.62431849</text:p>
          </table:table-cell>
          <table:table-cell table:formula="of:=POWER([.C338]-6.75;2)" office:value-type="float" office:value="0.01579584195588" calcext:value-type="float">
            <text:p>0.015795842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748167" calcext:value-type="float">
            <text:p>6.748167</text:p>
          </table:table-cell>
          <table:table-cell office:value-type="float" office:value="6.631975165" calcext:value-type="float">
            <text:p>6.631975165</text:p>
          </table:table-cell>
          <table:table-cell table:formula="of:=POWER([.C339]-6.75;2)" office:value-type="float" office:value="0.0139298616767772" calcext:value-type="float">
            <text:p>0.0139298617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728687" calcext:value-type="float">
            <text:p>6.728687</text:p>
          </table:table-cell>
          <table:table-cell office:value-type="float" office:value="6.63911008" calcext:value-type="float">
            <text:p>6.63911008</text:p>
          </table:table-cell>
          <table:table-cell table:formula="of:=POWER([.C340]-6.75;2)" office:value-type="float" office:value="0.0122965743576064" calcext:value-type="float">
            <text:p>0.0122965744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719503" calcext:value-type="float">
            <text:p>6.719503</text:p>
          </table:table-cell>
          <table:table-cell office:value-type="float" office:value="6.645418915" calcext:value-type="float">
            <text:p>6.645418915</text:p>
          </table:table-cell>
          <table:table-cell table:formula="of:=POWER([.C341]-6.75;2)" office:value-type="float" office:value="0.0109372033397771" calcext:value-type="float">
            <text:p>0.0109372033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720787" calcext:value-type="float">
            <text:p>6.720787</text:p>
          </table:table-cell>
          <table:table-cell office:value-type="float" office:value="6.65059658" calcext:value-type="float">
            <text:p>6.65059658</text:p>
          </table:table-cell>
          <table:table-cell table:formula="of:=POWER([.C342]-6.75;2)" office:value-type="float" office:value="0.00988103990769636" calcext:value-type="float">
            <text:p>0.0098810399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731714" calcext:value-type="float">
            <text:p>6.731714</text:p>
          </table:table-cell>
          <table:table-cell office:value-type="float" office:value="6.65435874" calcext:value-type="float">
            <text:p>6.65435874</text:p>
          </table:table-cell>
          <table:table-cell table:formula="of:=POWER([.C343]-6.75;2)" office:value-type="float" office:value="0.00914725061438757" calcext:value-type="float">
            <text:p>0.0091472506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75061" calcext:value-type="float">
            <text:p>6.75061</text:p>
          </table:table-cell>
          <table:table-cell office:value-type="float" office:value="6.656466725" calcext:value-type="float">
            <text:p>6.656466725</text:p>
          </table:table-cell>
          <table:table-cell table:formula="of:=POWER([.C344]-6.75;2)" office:value-type="float" office:value="0.0087484735322257" calcext:value-type="float">
            <text:p>0.0087484735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775215" calcext:value-type="float">
            <text:p>6.775215</text:p>
          </table:table-cell>
          <table:table-cell office:value-type="float" office:value="6.65675332" calcext:value-type="float">
            <text:p>6.65675332</text:p>
          </table:table-cell>
          <table:table-cell table:formula="of:=POWER([.C345]-6.75;2)" office:value-type="float" office:value="0.0086949433310224" calcext:value-type="float">
            <text:p>0.0086949433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802988" calcext:value-type="float">
            <text:p>6.802988</text:p>
          </table:table-cell>
          <table:table-cell office:value-type="float" office:value="6.65514623" calcext:value-type="float">
            <text:p>6.65514623</text:p>
          </table:table-cell>
          <table:table-cell table:formula="of:=POWER([.C346]-6.75;2)" office:value-type="float" office:value="0.00899723768321295" calcext:value-type="float">
            <text:p>0.0089972377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83138" calcext:value-type="float">
            <text:p>6.83138</text:p>
          </table:table-cell>
          <table:table-cell office:value-type="float" office:value="6.65168519" calcext:value-type="float">
            <text:p>6.65168519</text:p>
          </table:table-cell>
          <table:table-cell table:formula="of:=POWER([.C347]-6.75;2)" office:value-type="float" office:value="0.00966580186533605" calcext:value-type="float">
            <text:p>0.0096658019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858013" calcext:value-type="float">
            <text:p>6.858013</text:p>
          </table:table-cell>
          <table:table-cell office:value-type="float" office:value="6.64652748" calcext:value-type="float">
            <text:p>6.64652748</text:p>
          </table:table-cell>
          <table:table-cell table:formula="of:=POWER([.C348]-6.75;2)" office:value-type="float" office:value="0.0107065623951505" calcext:value-type="float">
            <text:p>0.0107065624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880764" calcext:value-type="float">
            <text:p>6.880764</text:p>
          </table:table-cell>
          <table:table-cell office:value-type="float" office:value="6.639935895" calcext:value-type="float">
            <text:p>6.639935895</text:p>
          </table:table-cell>
          <table:table-cell table:formula="of:=POWER([.C349]-6.75;2)" office:value-type="float" office:value="0.0121141072094511" calcext:value-type="float">
            <text:p>0.0121141072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897747" calcext:value-type="float">
            <text:p>6.897747</text:p>
          </table:table-cell>
          <table:table-cell office:value-type="float" office:value="6.632244615" calcext:value-type="float">
            <text:p>6.632244615</text:p>
          </table:table-cell>
          <table:table-cell table:formula="of:=POWER([.C350]-6.75;2)" office:value-type="float" office:value="0.0138663306964982" calcext:value-type="float">
            <text:p>0.0138663307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907259" calcext:value-type="float">
            <text:p>6.907259</text:p>
          </table:table-cell>
          <table:table-cell office:value-type="float" office:value="6.62380397" calcext:value-type="float">
            <text:p>6.62380397</text:p>
          </table:table-cell>
          <table:table-cell table:formula="of:=POWER([.C351]-6.75;2)" office:value-type="float" office:value="0.0159254379877609" calcext:value-type="float">
            <text:p>0.015925438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90772" calcext:value-type="float">
            <text:p>6.90772</text:p>
          </table:table-cell>
          <table:table-cell office:value-type="float" office:value="6.614913195" calcext:value-type="float">
            <text:p>6.614913195</text:p>
          </table:table-cell>
          <table:table-cell table:formula="of:=POWER([.C352]-6.75;2)" office:value-type="float" office:value="0.0182484448851081" calcext:value-type="float">
            <text:p>0.0182484449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897688" calcext:value-type="float">
            <text:p>6.897688</text:p>
          </table:table-cell>
          <table:table-cell office:value-type="float" office:value="6.605755175" calcext:value-type="float">
            <text:p>6.605755175</text:p>
          </table:table-cell>
          <table:table-cell table:formula="of:=POWER([.C353]-6.75;2)" office:value-type="float" office:value="0.0208065695392805" calcext:value-type="float">
            <text:p>0.0208065695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875952" calcext:value-type="float">
            <text:p>6.875952</text:p>
          </table:table-cell>
          <table:table-cell office:value-type="float" office:value="6.59634287" calcext:value-type="float">
            <text:p>6.59634287</text:p>
          </table:table-cell>
          <table:table-cell table:formula="of:=POWER([.C354]-6.75;2)" office:value-type="float" office:value="0.0236105135998369" calcext:value-type="float">
            <text:p>0.0236105136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841727" calcext:value-type="float">
            <text:p>6.841727</text:p>
          </table:table-cell>
          <table:table-cell office:value-type="float" office:value="6.58647546" calcext:value-type="float">
            <text:p>6.58647546</text:p>
          </table:table-cell>
          <table:table-cell table:formula="of:=POWER([.C355]-6.75;2)" office:value-type="float" office:value="0.0267402751822116" calcext:value-type="float">
            <text:p>0.0267402752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794906" calcext:value-type="float">
            <text:p>6.794906</text:p>
          </table:table-cell>
          <table:table-cell office:value-type="float" office:value="6.57568677" calcext:value-type="float">
            <text:p>6.57568677</text:p>
          </table:table-cell>
          <table:table-cell table:formula="of:=POWER([.C356]-6.75;2)" office:value-type="float" office:value="0.0303851021530329" calcext:value-type="float">
            <text:p>0.0303851022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736325" calcext:value-type="float">
            <text:p>6.736325</text:p>
          </table:table-cell>
          <table:table-cell office:value-type="float" office:value="6.563143455" calcext:value-type="float">
            <text:p>6.563143455</text:p>
          </table:table-cell>
          <table:table-cell table:formula="of:=POWER([.C357]-6.75;2)" office:value-type="float" office:value="0.0349153684093368" calcext:value-type="float">
            <text:p>0.0349153684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667953" calcext:value-type="float">
            <text:p>6.667953</text:p>
          </table:table-cell>
          <table:table-cell office:value-type="float" office:value="6.54735963" calcext:value-type="float">
            <text:p>6.54735963</text:p>
          </table:table-cell>
          <table:table-cell table:formula="of:=POWER([.C358]-6.75;2)" office:value-type="float" office:value="0.0410631195537369" calcext:value-type="float">
            <text:p>0.0410631196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592966" calcext:value-type="float">
            <text:p>6.592966</text:p>
          </table:table-cell>
          <table:table-cell office:value-type="float" office:value="6.524868745" calcext:value-type="float">
            <text:p>6.524868745</text:p>
          </table:table-cell>
          <table:table-cell table:formula="of:=POWER([.C359]-6.75;2)" office:value-type="float" office:value="0.050684081977875" calcext:value-type="float">
            <text:p>0.050684082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515624" calcext:value-type="float">
            <text:p>6.515624</text:p>
          </table:table-cell>
          <table:table-cell office:value-type="float" office:value="6.502752795" calcext:value-type="float">
            <text:p>6.502752795</text:p>
          </table:table-cell>
          <table:table-cell table:formula="of:=POWER([.C360]-6.75;2)" office:value-type="float" office:value="0.061131180380312" calcext:value-type="float">
            <text:p>0.0611311804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440949" calcext:value-type="float">
            <text:p>6.440949</text:p>
          </table:table-cell>
          <table:table-cell office:value-type="float" office:value="6.481023555" calcext:value-type="float">
            <text:p>6.481023555</text:p>
          </table:table-cell>
          <table:table-cell table:formula="of:=POWER([.C361]-6.75;2)" office:value-type="float" office:value="0.0723483279648379" calcext:value-type="float">
            <text:p>0.072348328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37421" calcext:value-type="float">
            <text:p>6.37421</text:p>
          </table:table-cell>
          <table:table-cell office:value-type="float" office:value="6.45966769" calcext:value-type="float">
            <text:p>6.45966769</text:p>
          </table:table-cell>
          <table:table-cell table:formula="of:=POWER([.C362]-6.75;2)" office:value-type="float" office:value="0.0842928502299362" calcext:value-type="float">
            <text:p>0.0842928502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320305" calcext:value-type="float">
            <text:p>6.320305</text:p>
          </table:table-cell>
          <table:table-cell office:value-type="float" office:value="6.43864552" calcext:value-type="float">
            <text:p>6.43864552</text:p>
          </table:table-cell>
          <table:table-cell table:formula="of:=POWER([.C363]-6.75;2)" office:value-type="float" office:value="0.0969416122160706" calcext:value-type="float">
            <text:p>0.0969416122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283134" calcext:value-type="float">
            <text:p>6.283134</text:p>
          </table:table-cell>
          <table:table-cell office:value-type="float" office:value="6.417892875" calcext:value-type="float">
            <text:p>6.417892875</text:p>
          </table:table-cell>
          <table:table-cell table:formula="of:=POWER([.C364]-6.75;2)" office:value-type="float" office:value="0.110295142475766" calcext:value-type="float">
            <text:p>0.1102951425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265109" calcext:value-type="float">
            <text:p>6.265109</text:p>
          </table:table-cell>
          <table:table-cell office:value-type="float" office:value="6.397326085" calcext:value-type="float">
            <text:p>6.397326085</text:p>
          </table:table-cell>
          <table:table-cell table:formula="of:=POWER([.C365]-6.75;2)" office:value-type="float" office:value="0.124378890321427" calcext:value-type="float">
            <text:p>0.1243788903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266909" calcext:value-type="float">
            <text:p>6.266909</text:p>
          </table:table-cell>
          <table:table-cell office:value-type="float" office:value="6.37684942" calcext:value-type="float">
            <text:p>6.37684942</text:p>
          </table:table-cell>
          <table:table-cell table:formula="of:=POWER([.C366]-6.75;2)" office:value-type="float" office:value="0.139241355354336" calcext:value-type="float">
            <text:p>0.1392413554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287524" calcext:value-type="float">
            <text:p>6.287524</text:p>
          </table:table-cell>
          <table:table-cell office:value-type="float" office:value="6.525769605" calcext:value-type="float">
            <text:p>6.525769605</text:p>
          </table:table-cell>
          <table:table-cell table:formula="of:=POWER([.C367]-6.75;2)" office:value-type="float" office:value="0.0502792700418561" calcext:value-type="float">
            <text:p>0.05027927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324573" calcext:value-type="float">
            <text:p>6.324573</text:p>
          </table:table-cell>
          <table:table-cell office:value-type="float" office:value="6.57944796" calcext:value-type="float">
            <text:p>6.57944796</text:p>
          </table:table-cell>
          <table:table-cell table:formula="of:=POWER([.C368]-6.75;2)" office:value-type="float" office:value="0.0290879983481618" calcext:value-type="float">
            <text:p>0.0290879983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374766" calcext:value-type="float">
            <text:p>6.374766</text:p>
          </table:table-cell>
          <table:table-cell office:value-type="float" office:value="6.610269645" calcext:value-type="float">
            <text:p>6.610269645</text:p>
          </table:table-cell>
          <table:table-cell table:formula="of:=POWER([.C369]-6.75;2)" office:value-type="float" office:value="0.0195245721084261" calcext:value-type="float">
            <text:p>0.0195245721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434415" calcext:value-type="float">
            <text:p>6.434415</text:p>
          </table:table-cell>
          <table:table-cell office:value-type="float" office:value="6.629287435" calcext:value-type="float">
            <text:p>6.629287435</text:p>
          </table:table-cell>
          <table:table-cell table:formula="of:=POWER([.C370]-6.75;2)" office:value-type="float" office:value="0.0145715233488792" calcext:value-type="float">
            <text:p>0.0145715233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499863" calcext:value-type="float">
            <text:p>6.499863</text:p>
          </table:table-cell>
          <table:table-cell office:value-type="float" office:value="6.64126746" calcext:value-type="float">
            <text:p>6.64126746</text:p>
          </table:table-cell>
          <table:table-cell table:formula="of:=POWER([.C371]-6.75;2)" office:value-type="float" office:value="0.0118227652548516" calcext:value-type="float">
            <text:p>0.0118227653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567785" calcext:value-type="float">
            <text:p>6.567785</text:p>
          </table:table-cell>
          <table:table-cell office:value-type="float" office:value="6.649299575" calcext:value-type="float">
            <text:p>6.649299575</text:p>
          </table:table-cell>
          <table:table-cell table:formula="of:=POWER([.C372]-6.75;2)" office:value-type="float" office:value="0.0101405755951807" calcext:value-type="float">
            <text:p>0.0101405756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635348" calcext:value-type="float">
            <text:p>6.635348</text:p>
          </table:table-cell>
          <table:table-cell office:value-type="float" office:value="6.65573244" calcext:value-type="float">
            <text:p>6.65573244</text:p>
          </table:table-cell>
          <table:table-cell table:formula="of:=POWER([.C373]-6.75;2)" office:value-type="float" office:value="0.00888637286835369" calcext:value-type="float">
            <text:p>0.0088863729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700252" calcext:value-type="float">
            <text:p>6.700252</text:p>
          </table:table-cell>
          <table:table-cell office:value-type="float" office:value="6.662307745" calcext:value-type="float">
            <text:p>6.662307745</text:p>
          </table:table-cell>
          <table:table-cell table:formula="of:=POWER([.C374]-6.75;2)" office:value-type="float" office:value="0.00768993158698508" calcext:value-type="float">
            <text:p>0.0076899316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76071" calcext:value-type="float">
            <text:p>6.76071</text:p>
          </table:table-cell>
          <table:table-cell office:value-type="float" office:value="6.670150365" calcext:value-type="float">
            <text:p>6.670150365</text:p>
          </table:table-cell>
          <table:table-cell table:formula="of:=POWER([.C375]-6.75;2)" office:value-type="float" office:value="0.00637596420963329" calcext:value-type="float">
            <text:p>0.0063759642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815393" calcext:value-type="float">
            <text:p>6.815393</text:p>
          </table:table-cell>
          <table:table-cell office:value-type="float" office:value="6.67981641" calcext:value-type="float">
            <text:p>6.67981641</text:p>
          </table:table-cell>
          <table:table-cell table:formula="of:=POWER([.C376]-6.75;2)" office:value-type="float" office:value="0.00492573630528811" calcext:value-type="float">
            <text:p>0.0049257363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863376" calcext:value-type="float">
            <text:p>6.863376</text:p>
          </table:table-cell>
          <table:table-cell office:value-type="float" office:value="6.69139926" calcext:value-type="float">
            <text:p>6.69139926</text:p>
          </table:table-cell>
          <table:table-cell table:formula="of:=POWER([.C377]-6.75;2)" office:value-type="float" office:value="0.00343404672854762" calcext:value-type="float">
            <text:p>0.0034340467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90409" calcext:value-type="float">
            <text:p>6.90409</text:p>
          </table:table-cell>
          <table:table-cell office:value-type="float" office:value="6.704646375" calcext:value-type="float">
            <text:p>6.704646375</text:p>
          </table:table-cell>
          <table:table-cell table:formula="of:=POWER([.C378]-6.75;2)" office:value-type="float" office:value="0.0020569513006406" calcext:value-type="float">
            <text:p>0.0020569513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937289" calcext:value-type="float">
            <text:p>6.937289</text:p>
          </table:table-cell>
          <table:table-cell office:value-type="float" office:value="6.719061465" calcext:value-type="float">
            <text:p>6.719061465</text:p>
          </table:table-cell>
          <table:table-cell table:formula="of:=POWER([.C379]-6.75;2)" office:value-type="float" office:value="0.000957192947946211" calcext:value-type="float">
            <text:p>0.0009571929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963004" calcext:value-type="float">
            <text:p>6.963004</text:p>
          </table:table-cell>
          <table:table-cell office:value-type="float" office:value="6.733988195" calcext:value-type="float">
            <text:p>6.733988195</text:p>
          </table:table-cell>
          <table:table-cell table:formula="of:=POWER([.C380]-6.75;2)" office:value-type="float" office:value="0.000256377899358018" calcext:value-type="float">
            <text:p>0.0002563779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981516" calcext:value-type="float">
            <text:p>6.981516</text:p>
          </table:table-cell>
          <table:table-cell office:value-type="float" office:value="6.748679575" calcext:value-type="float">
            <text:p>6.748679575</text:p>
          </table:table-cell>
          <table:table-cell table:formula="of:=POWER([.C381]-6.75;2)" office:value-type="float" office:value="0.00000174352218062577" calcext:value-type="float">
            <text:p>1.74352218062577E-006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993307" calcext:value-type="float">
            <text:p>6.993307</text:p>
          </table:table-cell>
          <table:table-cell office:value-type="float" office:value="6.76235762" calcext:value-type="float">
            <text:p>6.76235762</text:p>
          </table:table-cell>
          <table:table-cell table:formula="of:=POWER([.C382]-6.75;2)" office:value-type="float" office:value="0.00015271077206441" calcext:value-type="float">
            <text:p>0.0001527108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999038" calcext:value-type="float">
            <text:p>6.999038</text:p>
          </table:table-cell>
          <table:table-cell office:value-type="float" office:value="6.77426687" calcext:value-type="float">
            <text:p>6.77426687</text:p>
          </table:table-cell>
          <table:table-cell table:formula="of:=POWER([.C383]-6.75;2)" office:value-type="float" office:value="0.000588880979596897" calcext:value-type="float">
            <text:p>0.000588881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999541" calcext:value-type="float">
            <text:p>6.999541</text:p>
          </table:table-cell>
          <table:table-cell office:value-type="float" office:value="6.78372403" calcext:value-type="float">
            <text:p>6.78372403</text:p>
          </table:table-cell>
          <table:table-cell table:formula="of:=POWER([.C384]-6.75;2)" office:value-type="float" office:value="0.00113731019944091" calcext:value-type="float">
            <text:p>0.0011373102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995833" calcext:value-type="float">
            <text:p>6.995833</text:p>
          </table:table-cell>
          <table:table-cell office:value-type="float" office:value="6.790165765" calcext:value-type="float">
            <text:p>6.790165765</text:p>
          </table:table-cell>
          <table:table-cell table:formula="of:=POWER([.C385]-6.75;2)" office:value-type="float" office:value="0.00161328867803524" calcext:value-type="float">
            <text:p>0.0016132887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989151" calcext:value-type="float">
            <text:p>6.989151</text:p>
          </table:table-cell>
          <table:table-cell office:value-type="float" office:value="6.793196815" calcext:value-type="float">
            <text:p>6.793196815</text:p>
          </table:table-cell>
          <table:table-cell table:formula="of:=POWER([.C386]-6.75;2)" office:value-type="float" office:value="0.00186596482614422" calcext:value-type="float">
            <text:p>0.0018659648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98098" calcext:value-type="float">
            <text:p>6.98098</text:p>
          </table:table-cell>
          <table:table-cell office:value-type="float" office:value="6.792640925" calcext:value-type="float">
            <text:p>6.792640925</text:p>
          </table:table-cell>
          <table:table-cell table:formula="of:=POWER([.C387]-6.75;2)" office:value-type="float" office:value="0.0018182484848556" calcext:value-type="float">
            <text:p>0.0018182485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973064" calcext:value-type="float">
            <text:p>6.973064</text:p>
          </table:table-cell>
          <table:table-cell office:value-type="float" office:value="6.788595935" calcext:value-type="float">
            <text:p>6.788595935</text:p>
          </table:table-cell>
          <table:table-cell table:formula="of:=POWER([.C388]-6.75;2)" office:value-type="float" office:value="0.00148964619852423" calcext:value-type="float">
            <text:p>0.0014896462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96735" calcext:value-type="float">
            <text:p>6.96735</text:p>
          </table:table-cell>
          <table:table-cell office:value-type="float" office:value="6.781486715" calcext:value-type="float">
            <text:p>6.781486715</text:p>
          </table:table-cell>
          <table:table-cell table:formula="of:=POWER([.C389]-6.75;2)" office:value-type="float" office:value="0.000991413221491211" calcext:value-type="float">
            <text:p>0.0009914132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96586" calcext:value-type="float">
            <text:p>6.96586</text:p>
          </table:table-cell>
          <table:table-cell office:value-type="float" office:value="6.77208805" calcext:value-type="float">
            <text:p>6.77208805</text:p>
          </table:table-cell>
          <table:table-cell table:formula="of:=POWER([.C390]-6.75;2)" office:value-type="float" office:value="0.000487881952802491" calcext:value-type="float">
            <text:p>0.000487882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97049" calcext:value-type="float">
            <text:p>6.97049</text:p>
          </table:table-cell>
          <table:table-cell office:value-type="float" office:value="6.761457975" calcext:value-type="float">
            <text:p>6.761457975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982746" calcext:value-type="float">
            <text:p>6.982746</text:p>
          </table:table-cell>
          <table:table-cell office:value-type="float" office:value="6.75073576" calcext:value-type="float">
            <text:p>6.75073576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7.003477" calcext:value-type="float">
            <text:p>7.003477</text:p>
          </table:table-cell>
          <table:table-cell office:value-type="float" office:value="6.74087417" calcext:value-type="float">
            <text:p>6.74087417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.032644" calcext:value-type="float">
            <text:p>7.032644</text:p>
          </table:table-cell>
          <table:table-cell office:value-type="float" office:value="6.732463465" calcext:value-type="float">
            <text:p>6.732463465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.069202" calcext:value-type="float">
            <text:p>7.069202</text:p>
          </table:table-cell>
          <table:table-cell office:value-type="float" office:value="6.725711615" calcext:value-type="float">
            <text:p>6.725711615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.111104" calcext:value-type="float">
            <text:p>7.111104</text:p>
          </table:table-cell>
          <table:table-cell office:value-type="float" office:value="6.720519855" calcext:value-type="float">
            <text:p>6.72051985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7.155466" calcext:value-type="float">
            <text:p>7.155466</text:p>
          </table:table-cell>
          <table:table-cell office:value-type="float" office:value="6.716580315" calcext:value-type="float">
            <text:p>6.716580315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7.198844" calcext:value-type="float">
            <text:p>7.198844</text:p>
          </table:table-cell>
          <table:table-cell office:value-type="float" office:value="6.71346221" calcext:value-type="float">
            <text:p>6.71346221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7.237601" calcext:value-type="float">
            <text:p>7.237601</text:p>
          </table:table-cell>
          <table:table-cell office:value-type="float" office:value="6.710679765" calcext:value-type="float">
            <text:p>6.710679765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.268284" calcext:value-type="float">
            <text:p>7.268284</text:p>
          </table:table-cell>
          <table:table-cell office:value-type="float" office:value="6.707743845" calcext:value-type="float">
            <text:p>6.70774384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.287988" calcext:value-type="float">
            <text:p>7.287988</text:p>
          </table:table-cell>
          <table:table-cell office:value-type="float" office:value="6.704200735" calcext:value-type="float">
            <text:p>6.704200735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7.294625" calcext:value-type="float">
            <text:p>7.294625</text:p>
          </table:table-cell>
          <table:table-cell office:value-type="float" office:value="6.69966086" calcext:value-type="float">
            <text:p>6.69966086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7.287102" calcext:value-type="float">
            <text:p>7.287102</text:p>
          </table:table-cell>
          <table:table-cell office:value-type="float" office:value="6.69382007" calcext:value-type="float">
            <text:p>6.69382007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7.265361" calcext:value-type="float">
            <text:p>7.265361</text:p>
          </table:table-cell>
          <table:table-cell office:value-type="float" office:value="6.686475705" calcext:value-type="float">
            <text:p>6.686475705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7.230296" calcext:value-type="float">
            <text:p>7.230296</text:p>
          </table:table-cell>
          <table:table-cell office:value-type="float" office:value="6.67753982" calcext:value-type="float">
            <text:p>6.67753982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.183542" calcext:value-type="float">
            <text:p>7.183542</text:p>
          </table:table-cell>
          <table:table-cell office:value-type="float" office:value="6.6670514" calcext:value-type="float">
            <text:p>6.6670514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7.127175" calcext:value-type="float">
            <text:p>7.127175</text:p>
          </table:table-cell>
          <table:table-cell office:value-type="float" office:value="6.655187815" calcext:value-type="float">
            <text:p>6.655187815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7.063347" calcext:value-type="float">
            <text:p>7.063347</text:p>
          </table:table-cell>
          <table:table-cell office:value-type="float" office:value="6.64227196" calcext:value-type="float">
            <text:p>6.64227196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993926" calcext:value-type="float">
            <text:p>6.993926</text:p>
          </table:table-cell>
          <table:table-cell office:value-type="float" office:value="6.62876606" calcext:value-type="float">
            <text:p>6.62876606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920204" calcext:value-type="float">
            <text:p>6.920204</text:p>
          </table:table-cell>
          <table:table-cell office:value-type="float" office:value="6.61523962" calcext:value-type="float">
            <text:p>6.61523962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84274" calcext:value-type="float">
            <text:p>6.84274</text:p>
          </table:table-cell>
          <table:table-cell office:value-type="float" office:value="6.602306635" calcext:value-type="float">
            <text:p>6.602306635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761379" calcext:value-type="float">
            <text:p>6.761379</text:p>
          </table:table-cell>
          <table:table-cell office:value-type="float" office:value="6.590546575" calcext:value-type="float">
            <text:p>6.590546575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675482" calcext:value-type="float">
            <text:p>6.675482</text:p>
          </table:table-cell>
          <table:table-cell office:value-type="float" office:value="6.580437285" calcext:value-type="float">
            <text:p>6.580437285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584328" calcext:value-type="float">
            <text:p>6.584328</text:p>
          </table:table-cell>
          <table:table-cell office:value-type="float" office:value="6.57231882" calcext:value-type="float">
            <text:p>6.57231882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487633" calcext:value-type="float">
            <text:p>6.487633</text:p>
          </table:table-cell>
          <table:table-cell office:value-type="float" office:value="6.566386645" calcext:value-type="float">
            <text:p>6.566386645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386102" calcext:value-type="float">
            <text:p>6.386102</text:p>
          </table:table-cell>
          <table:table-cell office:value-type="float" office:value="6.56270171" calcext:value-type="float">
            <text:p>6.56270171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281888" calcext:value-type="float">
            <text:p>6.281888</text:p>
          </table:table-cell>
          <table:table-cell office:value-type="float" office:value="6.561206035" calcext:value-type="float">
            <text:p>6.561206035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178859" calcext:value-type="float">
            <text:p>6.178859</text:p>
          </table:table-cell>
          <table:table-cell office:value-type="float" office:value="6.56173832" calcext:value-type="float">
            <text:p>6.56173832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082559" calcext:value-type="float">
            <text:p>6.082559</text:p>
          </table:table-cell>
          <table:table-cell office:value-type="float" office:value="6.56404836" calcext:value-type="float">
            <text:p>6.56404836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.999774" calcext:value-type="float">
            <text:p>5.999774</text:p>
          </table:table-cell>
          <table:table-cell office:value-type="float" office:value="6.567811425" calcext:value-type="float">
            <text:p>6.567811425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.937714" calcext:value-type="float">
            <text:p>5.937714</text:p>
          </table:table-cell>
          <table:table-cell office:value-type="float" office:value="6.57264468" calcext:value-type="float">
            <text:p>6.57264468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.902871" calcext:value-type="float">
            <text:p>5.902871</text:p>
          </table:table-cell>
          <table:table-cell office:value-type="float" office:value="6.57812755" calcext:value-type="float">
            <text:p>6.57812755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5.899783" calcext:value-type="float">
            <text:p>5.899783</text:p>
          </table:table-cell>
          <table:table-cell office:value-type="float" office:value="6.583827255" calcext:value-type="float">
            <text:p>6.583827255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.930026" calcext:value-type="float">
            <text:p>5.930026</text:p>
          </table:table-cell>
          <table:table-cell office:value-type="float" office:value="6.589329265" calcext:value-type="float">
            <text:p>6.589329265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.991727" calcext:value-type="float">
            <text:p>5.991727</text:p>
          </table:table-cell>
          <table:table-cell office:value-type="float" office:value="6.594270295" calcext:value-type="float">
            <text:p>6.594270295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079773" calcext:value-type="float">
            <text:p>6.079773</text:p>
          </table:table-cell>
          <table:table-cell office:value-type="float" office:value="6.598369615" calcext:value-type="float">
            <text:p>6.598369615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186646" calcext:value-type="float">
            <text:p>6.186646</text:p>
          </table:table-cell>
          <table:table-cell office:value-type="float" office:value="6.60145317" calcext:value-type="float">
            <text:p>6.60145317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303601" calcext:value-type="float">
            <text:p>6.303601</text:p>
          </table:table-cell>
          <table:table-cell office:value-type="float" office:value="6.603465365" calcext:value-type="float">
            <text:p>6.603465365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421901" calcext:value-type="float">
            <text:p>6.421901</text:p>
          </table:table-cell>
          <table:table-cell office:value-type="float" office:value="6.60446533" calcext:value-type="float">
            <text:p>6.60446533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533833" calcext:value-type="float">
            <text:p>6.533833</text:p>
          </table:table-cell>
          <table:table-cell office:value-type="float" office:value="6.604607595" calcext:value-type="float">
            <text:p>6.604607595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633383" calcext:value-type="float">
            <text:p>6.633383</text:p>
          </table:table-cell>
          <table:table-cell office:value-type="float" office:value="6.60411076" calcext:value-type="float">
            <text:p>6.60411076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716526" calcext:value-type="float">
            <text:p>6.716526</text:p>
          </table:table-cell>
          <table:table-cell office:value-type="float" office:value="6.603220615" calcext:value-type="float">
            <text:p>6.60322061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781195" calcext:value-type="float">
            <text:p>6.781195</text:p>
          </table:table-cell>
          <table:table-cell office:value-type="float" office:value="6.602175235" calcext:value-type="float">
            <text:p>6.602175235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826985" calcext:value-type="float">
            <text:p>6.826985</text:p>
          </table:table-cell>
          <table:table-cell office:value-type="float" office:value="6.601178095" calcext:value-type="float">
            <text:p>6.601178095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854713" calcext:value-type="float">
            <text:p>6.854713</text:p>
          </table:table-cell>
          <table:table-cell office:value-type="float" office:value="6.60038242" calcext:value-type="float">
            <text:p>6.60038242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865928" calcext:value-type="float">
            <text:p>6.865928</text:p>
          </table:table-cell>
          <table:table-cell office:value-type="float" office:value="6.59988684" calcext:value-type="float">
            <text:p>6.59988684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862489" calcext:value-type="float">
            <text:p>6.862489</text:p>
          </table:table-cell>
          <table:table-cell office:value-type="float" office:value="6.599740115" calcext:value-type="float">
            <text:p>6.599740115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846269" calcext:value-type="float">
            <text:p>6.846269</text:p>
          </table:table-cell>
          <table:table-cell office:value-type="float" office:value="6.599951675" calcext:value-type="float">
            <text:p>6.599951675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819058" calcext:value-type="float">
            <text:p>6.819058</text:p>
          </table:table-cell>
          <table:table-cell office:value-type="float" office:value="6.600504555" calcext:value-type="float">
            <text:p>6.600504555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782642" calcext:value-type="float">
            <text:p>6.782642</text:p>
          </table:table-cell>
          <table:table-cell office:value-type="float" office:value="6.601367575" calcext:value-type="float">
            <text:p>6.601367575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739023" calcext:value-type="float">
            <text:p>6.739023</text:p>
          </table:table-cell>
          <table:table-cell office:value-type="float" office:value="6.60250451" calcext:value-type="float">
            <text:p>6.60250451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69068" calcext:value-type="float">
            <text:p>6.69068</text:p>
          </table:table-cell>
          <table:table-cell office:value-type="float" office:value="6.60387877" calcext:value-type="float">
            <text:p>6.60387877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640772" calcext:value-type="float">
            <text:p>6.640772</text:p>
          </table:table-cell>
          <table:table-cell office:value-type="float" office:value="6.605453395" calcext:value-type="float">
            <text:p>6.605453395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593179" calcext:value-type="float">
            <text:p>6.593179</text:p>
          </table:table-cell>
          <table:table-cell office:value-type="float" office:value="6.607187105" calcext:value-type="float">
            <text:p>6.607187105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552299" calcext:value-type="float">
            <text:p>6.552299</text:p>
          </table:table-cell>
          <table:table-cell office:value-type="float" office:value="6.609028335" calcext:value-type="float">
            <text:p>6.609028335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522593" calcext:value-type="float">
            <text:p>6.522593</text:p>
          </table:table-cell>
          <table:table-cell office:value-type="float" office:value="6.610909655" calcext:value-type="float">
            <text:p>6.610909655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507913" calcext:value-type="float">
            <text:p>6.507913</text:p>
          </table:table-cell>
          <table:table-cell office:value-type="float" office:value="6.61274522" calcext:value-type="float">
            <text:p>6.61274522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510766" calcext:value-type="float">
            <text:p>6.510766</text:p>
          </table:table-cell>
          <table:table-cell office:value-type="float" office:value="6.614433285" calcext:value-type="float">
            <text:p>6.614433285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531672" calcext:value-type="float">
            <text:p>6.531672</text:p>
          </table:table-cell>
          <table:table-cell office:value-type="float" office:value="6.6158647" calcext:value-type="float">
            <text:p>6.6158647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568809" calcext:value-type="float">
            <text:p>6.568809</text:p>
          </table:table-cell>
          <table:table-cell office:value-type="float" office:value="6.616936725" calcext:value-type="float">
            <text:p>6.616936725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618082" calcext:value-type="float">
            <text:p>6.618082</text:p>
          </table:table-cell>
          <table:table-cell office:value-type="float" office:value="6.61756995" calcext:value-type="float">
            <text:p>6.61756995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673602" calcext:value-type="float">
            <text:p>6.673602</text:p>
          </table:table-cell>
          <table:table-cell office:value-type="float" office:value="6.617724815" calcext:value-type="float">
            <text:p>6.617724815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728514" calcext:value-type="float">
            <text:p>6.728514</text:p>
          </table:table-cell>
          <table:table-cell office:value-type="float" office:value="6.617413945" calcext:value-type="float">
            <text:p>6.617413945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775995" calcext:value-type="float">
            <text:p>6.775995</text:p>
          </table:table-cell>
          <table:table-cell office:value-type="float" office:value="6.616706915" calcext:value-type="float">
            <text:p>6.616706915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810259" calcext:value-type="float">
            <text:p>6.810259</text:p>
          </table:table-cell>
          <table:table-cell office:value-type="float" office:value="6.615725375" calcext:value-type="float">
            <text:p>6.615725375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827417" calcext:value-type="float">
            <text:p>6.827417</text:p>
          </table:table-cell>
          <table:table-cell office:value-type="float" office:value="6.61462837" calcext:value-type="float">
            <text:p>6.61462837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826089" calcext:value-type="float">
            <text:p>6.826089</text:p>
          </table:table-cell>
          <table:table-cell office:value-type="float" office:value="6.613589625" calcext:value-type="float">
            <text:p>6.613589625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807684" calcext:value-type="float">
            <text:p>6.807684</text:p>
          </table:table-cell>
          <table:table-cell office:value-type="float" office:value="6.61277024" calcext:value-type="float">
            <text:p>6.61277024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776306" calcext:value-type="float">
            <text:p>6.776306</text:p>
          </table:table-cell>
          <table:table-cell office:value-type="float" office:value="6.612291185" calcext:value-type="float">
            <text:p>6.612291185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738255" calcext:value-type="float">
            <text:p>6.738255</text:p>
          </table:table-cell>
          <table:table-cell office:value-type="float" office:value="6.612209995" calcext:value-type="float">
            <text:p>6.612209995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70114" calcext:value-type="float">
            <text:p>6.70114</text:p>
          </table:table-cell>
          <table:table-cell office:value-type="float" office:value="6.612505415" calcext:value-type="float">
            <text:p>6.612505415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67269" calcext:value-type="float">
            <text:p>6.67269</text:p>
          </table:table-cell>
          <table:table-cell office:value-type="float" office:value="6.61307253" calcext:value-type="float">
            <text:p>6.61307253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65944" calcext:value-type="float">
            <text:p>6.65944</text:p>
          </table:table-cell>
          <table:table-cell office:value-type="float" office:value="6.61372961" calcext:value-type="float">
            <text:p>6.61372961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665569" calcext:value-type="float">
            <text:p>6.665569</text:p>
          </table:table-cell>
          <table:table-cell office:value-type="float" office:value="6.614236325" calcext:value-type="float">
            <text:p>6.614236325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692146" calcext:value-type="float">
            <text:p>6.692146</text:p>
          </table:table-cell>
          <table:table-cell office:value-type="float" office:value="6.61432124" calcext:value-type="float">
            <text:p>6.61432124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737012" calcext:value-type="float">
            <text:p>6.737012</text:p>
          </table:table-cell>
          <table:table-cell office:value-type="float" office:value="6.613715175" calcext:value-type="float">
            <text:p>6.613715175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795296" calcext:value-type="float">
            <text:p>6.795296</text:p>
          </table:table-cell>
          <table:table-cell office:value-type="float" office:value="6.612185705" calcext:value-type="float">
            <text:p>6.612185705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860402" calcext:value-type="float">
            <text:p>6.860402</text:p>
          </table:table-cell>
          <table:table-cell office:value-type="float" office:value="6.609568025" calcext:value-type="float">
            <text:p>6.609568025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925177" calcext:value-type="float">
            <text:p>6.925177</text:p>
          </table:table-cell>
          <table:table-cell office:value-type="float" office:value="6.605788075" calcext:value-type="float">
            <text:p>6.605788075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982991" calcext:value-type="float">
            <text:p>6.982991</text:p>
          </table:table-cell>
          <table:table-cell office:value-type="float" office:value="6.600875005" calcext:value-type="float">
            <text:p>6.600875005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.028497" calcext:value-type="float">
            <text:p>7.028497</text:p>
          </table:table-cell>
          <table:table-cell office:value-type="float" office:value="6.59496129" calcext:value-type="float">
            <text:p>6.59496129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7.058015" calcext:value-type="float">
            <text:p>7.058015</text:p>
          </table:table-cell>
          <table:table-cell office:value-type="float" office:value="6.58827039" calcext:value-type="float">
            <text:p>6.58827039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.069507" calcext:value-type="float">
            <text:p>7.069507</text:p>
          </table:table-cell>
          <table:table-cell office:value-type="float" office:value="6.581093325" calcext:value-type="float">
            <text:p>6.581093325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.062234" calcext:value-type="float">
            <text:p>7.062234</text:p>
          </table:table-cell>
          <table:table-cell office:value-type="float" office:value="6.57375789" calcext:value-type="float">
            <text:p>6.57375789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7.036176" calcext:value-type="float">
            <text:p>7.036176</text:p>
          </table:table-cell>
          <table:table-cell office:value-type="float" office:value="6.56659618" calcext:value-type="float">
            <text:p>6.56659618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991356" calcext:value-type="float">
            <text:p>6.991356</text:p>
          </table:table-cell>
          <table:table-cell office:value-type="float" office:value="6.5599169" calcext:value-type="float">
            <text:p>6.5599169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927188" calcext:value-type="float">
            <text:p>6.927188</text:p>
          </table:table-cell>
          <table:table-cell office:value-type="float" office:value="6.55398748" calcext:value-type="float">
            <text:p>6.55398748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841961" calcext:value-type="float">
            <text:p>6.841961</text:p>
          </table:table-cell>
          <table:table-cell office:value-type="float" office:value="6.54902812" calcext:value-type="float">
            <text:p>6.54902812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732567" calcext:value-type="float">
            <text:p>6.732567</text:p>
          </table:table-cell>
          <table:table-cell office:value-type="float" office:value="6.54521659" calcext:value-type="float">
            <text:p>6.54521659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594524" calcext:value-type="float">
            <text:p>6.594524</text:p>
          </table:table-cell>
          <table:table-cell office:value-type="float" office:value="6.5427005" calcext:value-type="float">
            <text:p>6.5427005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422329" calcext:value-type="float">
            <text:p>6.422329</text:p>
          </table:table-cell>
          <table:table-cell office:value-type="float" office:value="6.541612955" calcext:value-type="float">
            <text:p>6.541612955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210124" calcext:value-type="float">
            <text:p>6.210124</text:p>
          </table:table-cell>
          <table:table-cell office:value-type="float" office:value="6.54208764" calcext:value-type="float">
            <text:p>6.54208764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.952697" calcext:value-type="float">
            <text:p>5.952697</text:p>
          </table:table-cell>
          <table:table-cell office:value-type="float" office:value="6.544270085" calcext:value-type="float">
            <text:p>6.544270085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.646822" calcext:value-type="float">
            <text:p>5.646822</text:p>
          </table:table-cell>
          <table:table-cell office:value-type="float" office:value="6.54832242" calcext:value-type="float">
            <text:p>6.54832242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.29303" calcext:value-type="float">
            <text:p>5.29303</text:p>
          </table:table-cell>
          <table:table-cell office:value-type="float" office:value="6.55441934" calcext:value-type="float">
            <text:p>6.55441934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.898006" calcext:value-type="float">
            <text:p>4.898006</text:p>
          </table:table-cell>
          <table:table-cell office:value-type="float" office:value="6.56273303" calcext:value-type="float">
            <text:p>6.56273303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.477948" calcext:value-type="float">
            <text:p>4.477948</text:p>
          </table:table-cell>
          <table:table-cell office:value-type="float" office:value="6.57340405" calcext:value-type="float">
            <text:p>6.57340405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.063168" calcext:value-type="float">
            <text:p>4.063168</text:p>
          </table:table-cell>
          <table:table-cell office:value-type="float" office:value="6.58649375" calcext:value-type="float">
            <text:p>6.58649375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.703216" calcext:value-type="float">
            <text:p>3.703216</text:p>
          </table:table-cell>
          <table:table-cell office:value-type="float" office:value="6.601912615" calcext:value-type="float">
            <text:p>6.601912615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.467453" calcext:value-type="float">
            <text:p>3.467453</text:p>
          </table:table-cell>
          <table:table-cell office:value-type="float" office:value="6.619322545" calcext:value-type="float">
            <text:p>6.619322545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.428594" calcext:value-type="float">
            <text:p>3.428594</text:p>
          </table:table-cell>
          <table:table-cell office:value-type="float" office:value="6.63803642" calcext:value-type="float">
            <text:p>6.63803642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.624528" calcext:value-type="float">
            <text:p>3.624528</text:p>
          </table:table-cell>
          <table:table-cell office:value-type="float" office:value="6.657000705" calcext:value-type="float">
            <text:p>6.657000705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.032416" calcext:value-type="float">
            <text:p>4.032416</text:p>
          </table:table-cell>
          <table:table-cell office:value-type="float" office:value="6.67496997" calcext:value-type="float">
            <text:p>6.67496997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.58784" calcext:value-type="float">
            <text:p>4.58784</text:p>
          </table:table-cell>
          <table:table-cell office:value-type="float" office:value="6.69081215" calcext:value-type="float">
            <text:p>6.69081215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.219794" calcext:value-type="float">
            <text:p>5.219794</text:p>
          </table:table-cell>
          <table:table-cell office:value-type="float" office:value="6.70371919" calcext:value-type="float">
            <text:p>6.70371919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.868324" calcext:value-type="float">
            <text:p>5.868324</text:p>
          </table:table-cell>
          <table:table-cell office:value-type="float" office:value="6.71324362" calcext:value-type="float">
            <text:p>6.71324362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487153" calcext:value-type="float">
            <text:p>6.487153</text:p>
          </table:table-cell>
          <table:table-cell office:value-type="float" office:value="6.719247485" calcext:value-type="float">
            <text:p>6.719247485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7.041779" calcext:value-type="float">
            <text:p>7.041779</text:p>
          </table:table-cell>
          <table:table-cell office:value-type="float" office:value="6.721838255" calcext:value-type="float">
            <text:p>6.721838255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.507535" calcext:value-type="float">
            <text:p>7.507535</text:p>
          </table:table-cell>
          <table:table-cell office:value-type="float" office:value="6.72131383" calcext:value-type="float">
            <text:p>6.72131383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7.868341" calcext:value-type="float">
            <text:p>7.868341</text:p>
          </table:table-cell>
          <table:table-cell office:value-type="float" office:value="6.718116405" calcext:value-type="float">
            <text:p>6.71811640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.11588" calcext:value-type="float">
            <text:p>8.11588</text:p>
          </table:table-cell>
          <table:table-cell office:value-type="float" office:value="6.71279113" calcext:value-type="float">
            <text:p>6.71279113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8.248882" calcext:value-type="float">
            <text:p>8.248882</text:p>
          </table:table-cell>
          <table:table-cell office:value-type="float" office:value="6.7059471" calcext:value-type="float">
            <text:p>6.7059471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8.272294" calcext:value-type="float">
            <text:p>8.272294</text:p>
          </table:table-cell>
          <table:table-cell office:value-type="float" office:value="6.69821972" calcext:value-type="float">
            <text:p>6.69821972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8.196254" calcext:value-type="float">
            <text:p>8.196254</text:p>
          </table:table-cell>
          <table:table-cell office:value-type="float" office:value="6.690235" calcext:value-type="float">
            <text:p>6.690235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8.034869" calcext:value-type="float">
            <text:p>8.034869</text:p>
          </table:table-cell>
          <table:table-cell office:value-type="float" office:value="6.682576965" calcext:value-type="float">
            <text:p>6.682576965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7.804865" calcext:value-type="float">
            <text:p>7.804865</text:p>
          </table:table-cell>
          <table:table-cell office:value-type="float" office:value="6.675759785" calcext:value-type="float">
            <text:p>6.675759785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7.524207" calcext:value-type="float">
            <text:p>7.524207</text:p>
          </table:table-cell>
          <table:table-cell office:value-type="float" office:value="6.67020622" calcext:value-type="float">
            <text:p>6.67020622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7.210826" calcext:value-type="float">
            <text:p>7.210826</text:p>
          </table:table-cell>
          <table:table-cell office:value-type="float" office:value="6.66623361" calcext:value-type="float">
            <text:p>6.66623361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881581" calcext:value-type="float">
            <text:p>6.881581</text:p>
          </table:table-cell>
          <table:table-cell office:value-type="float" office:value="6.664047915" calcext:value-type="float">
            <text:p>6.664047915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551562" calcext:value-type="float">
            <text:p>6.551562</text:p>
          </table:table-cell>
          <table:table-cell office:value-type="float" office:value="6.66374536" calcext:value-type="float">
            <text:p>6.66374536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233778" calcext:value-type="float">
            <text:p>6.233778</text:p>
          </table:table-cell>
          <table:table-cell office:value-type="float" office:value="6.66532032" calcext:value-type="float">
            <text:p>6.66532032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.93922" calcext:value-type="float">
            <text:p>5.93922</text:p>
          </table:table-cell>
          <table:table-cell office:value-type="float" office:value="6.66867743" calcext:value-type="float">
            <text:p>6.66867743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.677185" calcext:value-type="float">
            <text:p>5.677185</text:p>
          </table:table-cell>
          <table:table-cell office:value-type="float" office:value="6.673645655" calcext:value-type="float">
            <text:p>6.673645655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.45569" calcext:value-type="float">
            <text:p>5.45569</text:p>
          </table:table-cell>
          <table:table-cell office:value-type="float" office:value="6.67999239" calcext:value-type="float">
            <text:p>6.67999239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.281769" calcext:value-type="float">
            <text:p>5.281769</text:p>
          </table:table-cell>
          <table:table-cell office:value-type="float" office:value="6.687436425" calcext:value-type="float">
            <text:p>6.687436425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.161494" calcext:value-type="float">
            <text:p>5.161494</text:p>
          </table:table-cell>
          <table:table-cell office:value-type="float" office:value="6.69565969" calcext:value-type="float">
            <text:p>6.69565969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.099635" calcext:value-type="float">
            <text:p>5.099635</text:p>
          </table:table-cell>
          <table:table-cell office:value-type="float" office:value="6.704318575" calcext:value-type="float">
            <text:p>6.704318575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.099062" calcext:value-type="float">
            <text:p>5.099062</text:p>
          </table:table-cell>
          <table:table-cell office:value-type="float" office:value="6.71305614" calcext:value-type="float">
            <text:p>6.71305614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.160097" calcext:value-type="float">
            <text:p>5.160097</text:p>
          </table:table-cell>
          <table:table-cell office:value-type="float" office:value="6.72151621" calcext:value-type="float">
            <text:p>6.72151621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.280099" calcext:value-type="float">
            <text:p>5.280099</text:p>
          </table:table-cell>
          <table:table-cell office:value-type="float" office:value="6.729359375" calcext:value-type="float">
            <text:p>6.729359375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.453458" calcext:value-type="float">
            <text:p>5.453458</text:p>
          </table:table-cell>
          <table:table-cell office:value-type="float" office:value="6.7362797" calcext:value-type="float">
            <text:p>6.7362797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.672016" calcext:value-type="float">
            <text:p>5.672016</text:p>
          </table:table-cell>
          <table:table-cell office:value-type="float" office:value="6.742019995" calcext:value-type="float">
            <text:p>6.742019995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.92577" calcext:value-type="float">
            <text:p>5.92577</text:p>
          </table:table-cell>
          <table:table-cell office:value-type="float" office:value="6.746383575" calcext:value-type="float">
            <text:p>6.746383575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203694" calcext:value-type="float">
            <text:p>6.203694</text:p>
          </table:table-cell>
          <table:table-cell office:value-type="float" office:value="6.749241095" calcext:value-type="float">
            <text:p>6.749241095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494542" calcext:value-type="float">
            <text:p>6.494542</text:p>
          </table:table-cell>
          <table:table-cell office:value-type="float" office:value="6.75053198" calcext:value-type="float">
            <text:p>6.75053198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787546" calcext:value-type="float">
            <text:p>6.787546</text:p>
          </table:table-cell>
          <table:table-cell office:value-type="float" office:value="6.75026067" calcext:value-type="float">
            <text:p>6.75026067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7.073001" calcext:value-type="float">
            <text:p>7.073001</text:p>
          </table:table-cell>
          <table:table-cell office:value-type="float" office:value="6.74848863" calcext:value-type="float">
            <text:p>6.74848863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7.342675" calcext:value-type="float">
            <text:p>7.342675</text:p>
          </table:table-cell>
          <table:table-cell office:value-type="float" office:value="6.745323105" calcext:value-type="float">
            <text:p>6.745323105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7.590047" calcext:value-type="float">
            <text:p>7.590047</text:p>
          </table:table-cell>
          <table:table-cell office:value-type="float" office:value="6.740904155" calcext:value-type="float">
            <text:p>6.740904155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7.810317" calcext:value-type="float">
            <text:p>7.810317</text:p>
          </table:table-cell>
          <table:table-cell office:value-type="float" office:value="6.73539149" calcext:value-type="float">
            <text:p>6.73539149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8.000196" calcext:value-type="float">
            <text:p>8.000196</text:p>
          </table:table-cell>
          <table:table-cell office:value-type="float" office:value="6.72895272" calcext:value-type="float">
            <text:p>6.72895272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8.157497" calcext:value-type="float">
            <text:p>8.157497</text:p>
          </table:table-cell>
          <table:table-cell office:value-type="float" office:value="6.721754465" calcext:value-type="float">
            <text:p>6.721754465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8.280596" calcext:value-type="float">
            <text:p>8.280596</text:p>
          </table:table-cell>
          <table:table-cell office:value-type="float" office:value="6.71395737" calcext:value-type="float">
            <text:p>6.71395737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8.36787" calcext:value-type="float">
            <text:p>8.36787</text:p>
          </table:table-cell>
          <table:table-cell office:value-type="float" office:value="6.705715385" calcext:value-type="float">
            <text:p>6.705715385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8.417246" calcext:value-type="float">
            <text:p>8.417246</text:p>
          </table:table-cell>
          <table:table-cell office:value-type="float" office:value="6.697179095" calcext:value-type="float">
            <text:p>6.697179095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8.425981" calcext:value-type="float">
            <text:p>8.425981</text:p>
          </table:table-cell>
          <table:table-cell office:value-type="float" office:value="6.688501955" calcext:value-type="float">
            <text:p>6.688501955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8.390757" calcext:value-type="float">
            <text:p>8.390757</text:p>
          </table:table-cell>
          <table:table-cell office:value-type="float" office:value="6.67984786" calcext:value-type="float">
            <text:p>6.67984786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8.308111" calcext:value-type="float">
            <text:p>8.308111</text:p>
          </table:table-cell>
          <table:table-cell office:value-type="float" office:value="6.67139798" calcext:value-type="float">
            <text:p>6.67139798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8.17515" calcext:value-type="float">
            <text:p>8.17515</text:p>
          </table:table-cell>
          <table:table-cell office:value-type="float" office:value="6.663354935" calcext:value-type="float">
            <text:p>6.663354935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7.990454" calcext:value-type="float">
            <text:p>7.990454</text:p>
          </table:table-cell>
          <table:table-cell office:value-type="float" office:value="6.655942685" calcext:value-type="float">
            <text:p>6.655942685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7.755036" calcext:value-type="float">
            <text:p>7.755036</text:p>
          </table:table-cell>
          <table:table-cell office:value-type="float" office:value="6.649401105" calcext:value-type="float">
            <text:p>6.649401105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7.473219" calcext:value-type="float">
            <text:p>7.473219</text:p>
          </table:table-cell>
          <table:table-cell office:value-type="float" office:value="6.643974935" calcext:value-type="float">
            <text:p>6.643974935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7.153311" calcext:value-type="float">
            <text:p>7.153311</text:p>
          </table:table-cell>
          <table:table-cell office:value-type="float" office:value="6.63989743" calcext:value-type="float">
            <text:p>6.63989743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807929" calcext:value-type="float">
            <text:p>6.807929</text:p>
          </table:table-cell>
          <table:table-cell office:value-type="float" office:value="6.637369775" calcext:value-type="float">
            <text:p>6.637369775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453797" calcext:value-type="float">
            <text:p>6.453797</text:p>
          </table:table-cell>
          <table:table-cell office:value-type="float" office:value="6.63653798" calcext:value-type="float">
            <text:p>6.63653798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11078" calcext:value-type="float">
            <text:p>6.11078</text:p>
          </table:table-cell>
          <table:table-cell office:value-type="float" office:value="6.63746993" calcext:value-type="float">
            <text:p>6.63746993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.799838" calcext:value-type="float">
            <text:p>5.799838</text:p>
          </table:table-cell>
          <table:table-cell office:value-type="float" office:value="6.640136645" calcext:value-type="float">
            <text:p>6.640136645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.539696" calcext:value-type="float">
            <text:p>5.539696</text:p>
          </table:table-cell>
          <table:table-cell office:value-type="float" office:value="6.644403475" calcext:value-type="float">
            <text:p>6.644403475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.342508" calcext:value-type="float">
            <text:p>5.342508</text:p>
          </table:table-cell>
          <table:table-cell office:value-type="float" office:value="6.650038075" calcext:value-type="float">
            <text:p>6.650038075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.209618" calcext:value-type="float">
            <text:p>5.209618</text:p>
          </table:table-cell>
          <table:table-cell office:value-type="float" office:value="6.656740695" calcext:value-type="float">
            <text:p>6.656740695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.129104" calcext:value-type="float">
            <text:p>5.129104</text:p>
          </table:table-cell>
          <table:table-cell office:value-type="float" office:value="6.664196745" calcext:value-type="float">
            <text:p>6.664196745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.076116" calcext:value-type="float">
            <text:p>5.076116</text:p>
          </table:table-cell>
          <table:table-cell office:value-type="float" office:value="6.672142985" calcext:value-type="float">
            <text:p>6.672142985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.015227" calcext:value-type="float">
            <text:p>5.015227</text:p>
          </table:table-cell>
          <table:table-cell office:value-type="float" office:value="6.680433405" calcext:value-type="float">
            <text:p>6.680433405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.90247" calcext:value-type="float">
            <text:p>4.90247</text:p>
          </table:table-cell>
          <table:table-cell office:value-type="float" office:value="6.689094505" calcext:value-type="float">
            <text:p>6.689094505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.683989" calcext:value-type="float">
            <text:p>4.683989</text:p>
          </table:table-cell>
          <table:table-cell office:value-type="float" office:value="6.69837118" calcext:value-type="float">
            <text:p>6.69837118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.286243" calcext:value-type="float">
            <text:p>4.286243</text:p>
          </table:table-cell>
          <table:table-cell office:value-type="float" office:value="6.70877958" calcext:value-type="float">
            <text:p>6.70877958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.57956" calcext:value-type="float">
            <text:p>3.57956</text:p>
          </table:table-cell>
          <table:table-cell office:value-type="float" office:value="6.721208615" calcext:value-type="float">
            <text:p>6.721208615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.169776" calcext:value-type="float">
            <text:p>2.169776</text:p>
          </table:table-cell>
          <table:table-cell office:value-type="float" office:value="6.737202865" calcext:value-type="float">
            <text:p>6.737202865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.169776" calcext:value-type="float">
            <text:p>2.169776</text:p>
          </table:table-cell>
          <table:table-cell office:value-type="float" office:value="6.76028616" calcext:value-type="float">
            <text:p>6.76028616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.169776" calcext:value-type="float">
            <text:p>2.169776</text:p>
          </table:table-cell>
          <table:table-cell office:value-type="float" office:value="6.78342615" calcext:value-type="float">
            <text:p>6.78342615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.169776" calcext:value-type="float">
            <text:p>2.169776</text:p>
          </table:table-cell>
          <table:table-cell office:value-type="float" office:value="6.80664621" calcext:value-type="float">
            <text:p>6.80664621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.169776" calcext:value-type="float">
            <text:p>2.169776</text:p>
          </table:table-cell>
          <table:table-cell office:value-type="float" office:value="6.829974065" calcext:value-type="float">
            <text:p>6.829974065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.169776" calcext:value-type="float">
            <text:p>2.169776</text:p>
          </table:table-cell>
          <table:table-cell office:value-type="float" office:value="6.853438705" calcext:value-type="float">
            <text:p>6.853438705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.169776" calcext:value-type="float">
            <text:p>2.169776</text:p>
          </table:table-cell>
          <table:table-cell office:value-type="float" office:value="6.87706705" calcext:value-type="float">
            <text:p>6.87706705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.169776" calcext:value-type="float">
            <text:p>2.169776</text:p>
          </table:table-cell>
          <table:table-cell office:value-type="float" office:value="6.9008808" calcext:value-type="float">
            <text:p>6.9008808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6.050946" calcext:value-type="float">
            <text:p>36.050946</text:p>
          </table:table-cell>
          <table:table-cell office:value-type="float" office:value="6.92489385" calcext:value-type="float">
            <text:p>6.92489385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7.023195" calcext:value-type="float">
            <text:p>17.023195</text:p>
          </table:table-cell>
          <table:table-cell office:value-type="float" office:value="6.77970475" calcext:value-type="float">
            <text:p>6.77970475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2.48891" calcext:value-type="float">
            <text:p>12.48891</text:p>
          </table:table-cell>
          <table:table-cell office:value-type="float" office:value="6.72985244" calcext:value-type="float">
            <text:p>6.72985244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0.178324" calcext:value-type="float">
            <text:p>10.178324</text:p>
          </table:table-cell>
          <table:table-cell office:value-type="float" office:value="6.70285453" calcext:value-type="float">
            <text:p>6.70285453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8.83042" calcext:value-type="float">
            <text:p>8.83042</text:p>
          </table:table-cell>
          <table:table-cell office:value-type="float" office:value="6.687569955" calcext:value-type="float">
            <text:p>6.687569955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8.106286" calcext:value-type="float">
            <text:p>8.106286</text:p>
          </table:table-cell>
          <table:table-cell office:value-type="float" office:value="6.679158125" calcext:value-type="float">
            <text:p>6.679158125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7.854358" calcext:value-type="float">
            <text:p>7.854358</text:p>
          </table:table-cell>
          <table:table-cell office:value-type="float" office:value="6.67447189" calcext:value-type="float">
            <text:p>6.67447189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7.950409" calcext:value-type="float">
            <text:p>7.950409</text:p>
          </table:table-cell>
          <table:table-cell office:value-type="float" office:value="6.67112432" calcext:value-type="float">
            <text:p>6.67112432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8.268776" calcext:value-type="float">
            <text:p>8.268776</text:p>
          </table:table-cell>
          <table:table-cell office:value-type="float" office:value="6.66735486" calcext:value-type="float">
            <text:p>6.66735486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8.693919" calcext:value-type="float">
            <text:p>8.693919</text:p>
          </table:table-cell>
          <table:table-cell office:value-type="float" office:value="6.662037995" calcext:value-type="float">
            <text:p>6.662037995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9.131963" calcext:value-type="float">
            <text:p>9.131963</text:p>
          </table:table-cell>
          <table:table-cell office:value-type="float" office:value="6.65463225" calcext:value-type="float">
            <text:p>6.65463225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9.512799" calcext:value-type="float">
            <text:p>9.512799</text:p>
          </table:table-cell>
          <table:table-cell office:value-type="float" office:value="6.64506946" calcext:value-type="float">
            <text:p>6.64506946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9.787108" calcext:value-type="float">
            <text:p>9.787108</text:p>
          </table:table-cell>
          <table:table-cell office:value-type="float" office:value="6.63363183" calcext:value-type="float">
            <text:p>6.63363183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9.922635" calcext:value-type="float">
            <text:p>9.922635</text:p>
          </table:table-cell>
          <table:table-cell office:value-type="float" office:value="6.620842895" calcext:value-type="float">
            <text:p>6.620842895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9.90128" calcext:value-type="float">
            <text:p>9.90128</text:p>
          </table:table-cell>
          <table:table-cell office:value-type="float" office:value="6.60737724" calcext:value-type="float">
            <text:p>6.60737724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9.717125" calcext:value-type="float">
            <text:p>9.717125</text:p>
          </table:table-cell>
          <table:table-cell office:value-type="float" office:value="6.593986075" calcext:value-type="float">
            <text:p>6.593986075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9.375157" calcext:value-type="float">
            <text:p>9.375157</text:p>
          </table:table-cell>
          <table:table-cell office:value-type="float" office:value="6.581434945" calcext:value-type="float">
            <text:p>6.581434945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8.89047" calcext:value-type="float">
            <text:p>8.89047</text:p>
          </table:table-cell>
          <table:table-cell office:value-type="float" office:value="6.570450725" calcext:value-type="float">
            <text:p>6.570450725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8.287888" calcext:value-type="float">
            <text:p>8.287888</text:p>
          </table:table-cell>
          <table:table-cell office:value-type="float" office:value="6.561675535" calcext:value-type="float">
            <text:p>6.561675535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7.602043" calcext:value-type="float">
            <text:p>7.602043</text:p>
          </table:table-cell>
          <table:table-cell office:value-type="float" office:value="6.555625075" calcext:value-type="float">
            <text:p>6.555625075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877973" calcext:value-type="float">
            <text:p>6.877973</text:p>
          </table:table-cell>
          <table:table-cell office:value-type="float" office:value="6.55264817" calcext:value-type="float">
            <text:p>6.55264817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171982" calcext:value-type="float">
            <text:p>6.171982</text:p>
          </table:table-cell>
          <table:table-cell office:value-type="float" office:value="6.5528838" calcext:value-type="float">
            <text:p>6.5528838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.55122" calcext:value-type="float">
            <text:p>5.55122</text:p>
          </table:table-cell>
          <table:table-cell office:value-type="float" office:value="6.556212865" calcext:value-type="float">
            <text:p>6.556212865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.087617" calcext:value-type="float">
            <text:p>5.087617</text:p>
          </table:table-cell>
          <table:table-cell office:value-type="float" office:value="6.56220978" calcext:value-type="float">
            <text:p>6.56220978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.839845" calcext:value-type="float">
            <text:p>4.839845</text:p>
          </table:table-cell>
          <table:table-cell office:value-type="float" office:value="6.570120895" calcext:value-type="float">
            <text:p>6.570120895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.826047" calcext:value-type="float">
            <text:p>4.826047</text:p>
          </table:table-cell>
          <table:table-cell office:value-type="float" office:value="6.57892884" calcext:value-type="float">
            <text:p>6.57892884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.010428" calcext:value-type="float">
            <text:p>5.010428</text:p>
          </table:table-cell>
          <table:table-cell office:value-type="float" office:value="6.58754887" calcext:value-type="float">
            <text:p>6.58754887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.321336" calcext:value-type="float">
            <text:p>5.321336</text:p>
          </table:table-cell>
          <table:table-cell office:value-type="float" office:value="6.595088655" calcext:value-type="float">
            <text:p>6.595088655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.682274" calcext:value-type="float">
            <text:p>5.682274</text:p>
          </table:table-cell>
          <table:table-cell office:value-type="float" office:value="6.601015665" calcext:value-type="float">
            <text:p>6.601015665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03085" calcext:value-type="float">
            <text:p>6.03085</text:p>
          </table:table-cell>
          <table:table-cell office:value-type="float" office:value="6.60516959" calcext:value-type="float">
            <text:p>6.60516959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323196" calcext:value-type="float">
            <text:p>6.323196</text:p>
          </table:table-cell>
          <table:table-cell office:value-type="float" office:value="6.607682205" calcext:value-type="float">
            <text:p>6.607682205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531845" calcext:value-type="float">
            <text:p>6.531845</text:p>
          </table:table-cell>
          <table:table-cell office:value-type="float" office:value="6.60887893" calcext:value-type="float">
            <text:p>6.60887893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642355" calcext:value-type="float">
            <text:p>6.642355</text:p>
          </table:table-cell>
          <table:table-cell office:value-type="float" office:value="6.60919547" calcext:value-type="float">
            <text:p>6.60919547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650417" calcext:value-type="float">
            <text:p>6.650417</text:p>
          </table:table-cell>
          <table:table-cell office:value-type="float" office:value="6.609115675" calcext:value-type="float">
            <text:p>6.609115675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559662" calcext:value-type="float">
            <text:p>6.559662</text:p>
          </table:table-cell>
          <table:table-cell office:value-type="float" office:value="6.60912726" calcext:value-type="float">
            <text:p>6.60912726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380013" calcext:value-type="float">
            <text:p>6.380013</text:p>
          </table:table-cell>
          <table:table-cell office:value-type="float" office:value="6.609690565" calcext:value-type="float">
            <text:p>6.609690565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126467" calcext:value-type="float">
            <text:p>6.126467</text:p>
          </table:table-cell>
          <table:table-cell office:value-type="float" office:value="6.61121607" calcext:value-type="float">
            <text:p>6.61121607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.818229" calcext:value-type="float">
            <text:p>5.818229</text:p>
          </table:table-cell>
          <table:table-cell office:value-type="float" office:value="6.61404696" calcext:value-type="float">
            <text:p>6.61404696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.478184" calcext:value-type="float">
            <text:p>5.478184</text:p>
          </table:table-cell>
          <table:table-cell office:value-type="float" office:value="6.61844363" calcext:value-type="float">
            <text:p>6.61844363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.132612" calcext:value-type="float">
            <text:p>5.132612</text:p>
          </table:table-cell>
          <table:table-cell office:value-type="float" office:value="6.624567425" calcext:value-type="float">
            <text:p>6.624567425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.810825" calcext:value-type="float">
            <text:p>4.810825</text:p>
          </table:table-cell>
          <table:table-cell office:value-type="float" office:value="6.63246211" calcext:value-type="float">
            <text:p>6.63246211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.544004" calcext:value-type="float">
            <text:p>4.544004</text:p>
          </table:table-cell>
          <table:table-cell office:value-type="float" office:value="6.642033735" calcext:value-type="float">
            <text:p>6.642033735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.362167" calcext:value-type="float">
            <text:p>4.362167</text:p>
          </table:table-cell>
          <table:table-cell office:value-type="float" office:value="6.653034085" calcext:value-type="float">
            <text:p>6.653034085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4.288638" calcext:value-type="float">
            <text:p>4.288638</text:p>
          </table:table-cell>
          <table:table-cell office:value-type="float" office:value="6.665058655" calcext:value-type="float">
            <text:p>6.665058655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.333607" calcext:value-type="float">
            <text:p>4.333607</text:p>
          </table:table-cell>
          <table:table-cell office:value-type="float" office:value="6.677573525" calcext:value-type="float">
            <text:p>6.677573525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.490728" calcext:value-type="float">
            <text:p>4.490728</text:p>
          </table:table-cell>
          <table:table-cell office:value-type="float" office:value="6.689977165" calcext:value-type="float">
            <text:p>6.689977165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4.739521" calcext:value-type="float">
            <text:p>4.739521</text:p>
          </table:table-cell>
          <table:table-cell office:value-type="float" office:value="6.70168287" calcext:value-type="float">
            <text:p>6.70168287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5.051789" calcext:value-type="float">
            <text:p>5.051789</text:p>
          </table:table-cell>
          <table:table-cell office:value-type="float" office:value="6.712192915" calcext:value-type="float">
            <text:p>6.712192915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5.397893" calcext:value-type="float">
            <text:p>5.397893</text:p>
          </table:table-cell>
          <table:table-cell office:value-type="float" office:value="6.721143695" calcext:value-type="float">
            <text:p>6.721143695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5.750646" calcext:value-type="float">
            <text:p>5.750646</text:p>
          </table:table-cell>
          <table:table-cell office:value-type="float" office:value="6.72832129" calcext:value-type="float">
            <text:p>6.72832129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086967" calcext:value-type="float">
            <text:p>6.086967</text:p>
          </table:table-cell>
          <table:table-cell office:value-type="float" office:value="6.733657815" calcext:value-type="float">
            <text:p>6.733657815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388345" calcext:value-type="float">
            <text:p>6.388345</text:p>
          </table:table-cell>
          <table:table-cell office:value-type="float" office:value="6.73721809" calcext:value-type="float">
            <text:p>6.73721809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640867" calcext:value-type="float">
            <text:p>6.640867</text:p>
          </table:table-cell>
          <table:table-cell office:value-type="float" office:value="6.73918108" calcext:value-type="float">
            <text:p>6.73918108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835172" calcext:value-type="float">
            <text:p>6.835172</text:p>
          </table:table-cell>
          <table:table-cell office:value-type="float" office:value="6.739817325" calcext:value-type="float">
            <text:p>6.739817325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966425" calcext:value-type="float">
            <text:p>6.966425</text:p>
          </table:table-cell>
          <table:table-cell office:value-type="float" office:value="6.739462355" calcext:value-type="float">
            <text:p>6.739462355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7.034288" calcext:value-type="float">
            <text:p>7.034288</text:p>
          </table:table-cell>
          <table:table-cell office:value-type="float" office:value="6.7384866" calcext:value-type="float">
            <text:p>6.7384866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7.042812" calcext:value-type="float">
            <text:p>7.042812</text:p>
          </table:table-cell>
          <table:table-cell office:value-type="float" office:value="6.73726314" calcext:value-type="float">
            <text:p>6.73726314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7.000185" calcext:value-type="float">
            <text:p>7.000185</text:p>
          </table:table-cell>
          <table:table-cell office:value-type="float" office:value="6.73613557" calcext:value-type="float">
            <text:p>6.73613557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918232" calcext:value-type="float">
            <text:p>6.918232</text:p>
          </table:table-cell>
          <table:table-cell office:value-type="float" office:value="6.73538866" calcext:value-type="float">
            <text:p>6.73538866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811591" calcext:value-type="float">
            <text:p>6.811591</text:p>
          </table:table-cell>
          <table:table-cell office:value-type="float" office:value="6.735224485" calcext:value-type="float">
            <text:p>6.735224485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696484" calcext:value-type="float">
            <text:p>6.696484</text:p>
          </table:table-cell>
          <table:table-cell office:value-type="float" office:value="6.735746545" calcext:value-type="float">
            <text:p>6.735746545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589085" calcext:value-type="float">
            <text:p>6.589085</text:p>
          </table:table-cell>
          <table:table-cell office:value-type="float" office:value="6.73695388" calcext:value-type="float">
            <text:p>6.73695388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503594" calcext:value-type="float">
            <text:p>6.503594</text:p>
          </table:table-cell>
          <table:table-cell office:value-type="float" office:value="6.73874671" calcext:value-type="float">
            <text:p>6.73874671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450354" calcext:value-type="float">
            <text:p>6.450354</text:p>
          </table:table-cell>
          <table:table-cell office:value-type="float" office:value="6.74094412" calcext:value-type="float">
            <text:p>6.74094412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434466" calcext:value-type="float">
            <text:p>6.434466</text:p>
          </table:table-cell>
          <table:table-cell office:value-type="float" office:value="6.743312545" calcext:value-type="float">
            <text:p>6.743312545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455354" calcext:value-type="float">
            <text:p>6.455354</text:p>
          </table:table-cell>
          <table:table-cell office:value-type="float" office:value="6.74560152" calcext:value-type="float">
            <text:p>6.74560152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50745" calcext:value-type="float">
            <text:p>6.50745</text:p>
          </table:table-cell>
          <table:table-cell office:value-type="float" office:value="6.74758093" calcext:value-type="float">
            <text:p>6.74758093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581767" calcext:value-type="float">
            <text:p>6.581767</text:p>
          </table:table-cell>
          <table:table-cell office:value-type="float" office:value="6.749073265" calcext:value-type="float">
            <text:p>6.749073265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66785" calcext:value-type="float">
            <text:p>6.66785</text:p>
          </table:table-cell>
          <table:table-cell office:value-type="float" office:value="6.749975625" calcext:value-type="float">
            <text:p>6.749975625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755597" calcext:value-type="float">
            <text:p>6.755597</text:p>
          </table:table-cell>
          <table:table-cell office:value-type="float" office:value="6.750268845" calcext:value-type="float">
            <text:p>6.750268845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836583" calcext:value-type="float">
            <text:p>6.836583</text:p>
          </table:table-cell>
          <table:table-cell office:value-type="float" office:value="6.75001394" calcext:value-type="float">
            <text:p>6.75001394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904801" calcext:value-type="float">
            <text:p>6.904801</text:p>
          </table:table-cell>
          <table:table-cell office:value-type="float" office:value="6.749338175" calcext:value-type="float">
            <text:p>6.749338175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956845" calcext:value-type="float">
            <text:p>6.956845</text:p>
          </table:table-cell>
          <table:table-cell office:value-type="float" office:value="6.748414015" calcext:value-type="float">
            <text:p>6.748414015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991662" calcext:value-type="float">
            <text:p>6.991662</text:p>
          </table:table-cell>
          <table:table-cell office:value-type="float" office:value="6.74743473" calcext:value-type="float">
            <text:p>6.74743473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7.010029" calcext:value-type="float">
            <text:p>7.010029</text:p>
          </table:table-cell>
          <table:table-cell office:value-type="float" office:value="6.746590195" calcext:value-type="float">
            <text:p>6.746590195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7.013875" calcext:value-type="float">
            <text:p>7.013875</text:p>
          </table:table-cell>
          <table:table-cell office:value-type="float" office:value="6.746045965" calcext:value-type="float">
            <text:p>6.746045965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7.005605" calcext:value-type="float">
            <text:p>7.005605</text:p>
          </table:table-cell>
          <table:table-cell office:value-type="float" office:value="6.74592796" calcext:value-type="float">
            <text:p>6.74592796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987514" calcext:value-type="float">
            <text:p>6.987514</text:p>
          </table:table-cell>
          <table:table-cell office:value-type="float" office:value="6.746313905" calcext:value-type="float">
            <text:p>6.746313905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961425" calcext:value-type="float">
            <text:p>6.961425</text:p>
          </table:table-cell>
          <table:table-cell office:value-type="float" office:value="6.747231665" calcext:value-type="float">
            <text:p>6.747231665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928563" calcext:value-type="float">
            <text:p>6.928563</text:p>
          </table:table-cell>
          <table:table-cell office:value-type="float" office:value="6.74866334" calcext:value-type="float">
            <text:p>6.74866334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889706" calcext:value-type="float">
            <text:p>6.889706</text:p>
          </table:table-cell>
          <table:table-cell office:value-type="float" office:value="6.75055357" calcext:value-type="float">
            <text:p>6.75055357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845526" calcext:value-type="float">
            <text:p>6.845526</text:p>
          </table:table-cell>
          <table:table-cell office:value-type="float" office:value="6.752819895" calcext:value-type="float">
            <text:p>6.752819895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797049" calcext:value-type="float">
            <text:p>6.797049</text:p>
          </table:table-cell>
          <table:table-cell office:value-type="float" office:value="6.75536334" calcext:value-type="float">
            <text:p>6.75536334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746077" calcext:value-type="float">
            <text:p>6.746077</text:p>
          </table:table-cell>
          <table:table-cell office:value-type="float" office:value="6.758077615" calcext:value-type="float">
            <text:p>6.758077615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695454" calcext:value-type="float">
            <text:p>6.695454</text:p>
          </table:table-cell>
          <table:table-cell office:value-type="float" office:value="6.760856125" calcext:value-type="float">
            <text:p>6.760856125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649055" calcext:value-type="float">
            <text:p>6.649055</text:p>
          </table:table-cell>
          <table:table-cell office:value-type="float" office:value="6.763596455" calcext:value-type="float">
            <text:p>6.763596455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611428" calcext:value-type="float">
            <text:p>6.611428</text:p>
          </table:table-cell>
          <table:table-cell office:value-type="float" office:value="6.766202795" calcext:value-type="float">
            <text:p>6.766202795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587108" calcext:value-type="float">
            <text:p>6.587108</text:p>
          </table:table-cell>
          <table:table-cell office:value-type="float" office:value="6.76858718" calcext:value-type="float">
            <text:p>6.76858718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579687" calcext:value-type="float">
            <text:p>6.579687</text:p>
          </table:table-cell>
          <table:table-cell office:value-type="float" office:value="6.7706706" calcext:value-type="float">
            <text:p>6.7706706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590858" calcext:value-type="float">
            <text:p>6.590858</text:p>
          </table:table-cell>
          <table:table-cell office:value-type="float" office:value="6.772385065" calcext:value-type="float">
            <text:p>6.772385065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619668" calcext:value-type="float">
            <text:p>6.619668</text:p>
          </table:table-cell>
          <table:table-cell office:value-type="float" office:value="6.773677075" calcext:value-type="float">
            <text:p>6.773677075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662212" calcext:value-type="float">
            <text:p>6.662212</text:p>
          </table:table-cell>
          <table:table-cell office:value-type="float" office:value="6.774512415" calcext:value-type="float">
            <text:p>6.774512415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711873" calcext:value-type="float">
            <text:p>6.711873</text:p>
          </table:table-cell>
          <table:table-cell office:value-type="float" office:value="6.774881415" calcext:value-type="float">
            <text:p>6.774881415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760068" calcext:value-type="float">
            <text:p>6.760068</text:p>
          </table:table-cell>
          <table:table-cell office:value-type="float" office:value="6.77480354" calcext:value-type="float">
            <text:p>6.77480354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797339" calcext:value-type="float">
            <text:p>6.797339</text:p>
          </table:table-cell>
          <table:table-cell office:value-type="float" office:value="6.774330185" calcext:value-type="float">
            <text:p>6.774330185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814563" calcext:value-type="float">
            <text:p>6.814563</text:p>
          </table:table-cell>
          <table:table-cell office:value-type="float" office:value="6.773544945" calcext:value-type="float">
            <text:p>6.773544945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804106" calcext:value-type="float">
            <text:p>6.804106</text:p>
          </table:table-cell>
          <table:table-cell office:value-type="float" office:value="6.77256108" calcext:value-type="float">
            <text:p>6.77256108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760783" calcext:value-type="float">
            <text:p>6.760783</text:p>
          </table:table-cell>
          <table:table-cell office:value-type="float" office:value="6.771516245" calcext:value-type="float">
            <text:p>6.771516245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682552" calcext:value-type="float">
            <text:p>6.682552</text:p>
          </table:table-cell>
          <table:table-cell office:value-type="float" office:value="6.77056471" calcext:value-type="float">
            <text:p>6.77056471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570933" calcext:value-type="float">
            <text:p>6.570933</text:p>
          </table:table-cell>
          <table:table-cell office:value-type="float" office:value="6.76986751" calcext:value-type="float">
            <text:p>6.76986751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431118" calcext:value-type="float">
            <text:p>6.431118</text:p>
          </table:table-cell>
          <table:table-cell office:value-type="float" office:value="6.769580825" calcext:value-type="float">
            <text:p>6.769580825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27176" calcext:value-type="float">
            <text:p>6.27176</text:p>
          </table:table-cell>
          <table:table-cell office:value-type="float" office:value="6.76984325" calcext:value-type="float">
            <text:p>6.76984325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104412" calcext:value-type="float">
            <text:p>6.104412</text:p>
          </table:table-cell>
          <table:table-cell office:value-type="float" office:value="6.77076276" calcext:value-type="float">
            <text:p>6.77076276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5.942563" calcext:value-type="float">
            <text:p>5.942563</text:p>
          </table:table-cell>
          <table:table-cell office:value-type="float" office:value="6.77240458" calcext:value-type="float">
            <text:p>6.77240458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.800248" calcext:value-type="float">
            <text:p>5.800248</text:p>
          </table:table-cell>
          <table:table-cell office:value-type="float" office:value="6.774781655" calcext:value-type="float">
            <text:p>6.774781655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.690317" calcext:value-type="float">
            <text:p>5.690317</text:p>
          </table:table-cell>
          <table:table-cell office:value-type="float" office:value="6.777849805" calcext:value-type="float">
            <text:p>6.777849805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5.622602" calcext:value-type="float">
            <text:p>5.622602</text:p>
          </table:table-cell>
          <table:table-cell office:value-type="float" office:value="6.78150945" calcext:value-type="float">
            <text:p>6.78150945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5.60242" calcext:value-type="float">
            <text:p>5.60242</text:p>
          </table:table-cell>
          <table:table-cell office:value-type="float" office:value="6.7856149" calcext:value-type="float">
            <text:p>6.7856149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.629892" calcext:value-type="float">
            <text:p>5.629892</text:p>
          </table:table-cell>
          <table:table-cell office:value-type="float" office:value="6.78999016" calcext:value-type="float">
            <text:p>6.78999016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.70032" calcext:value-type="float">
            <text:p>5.70032</text:p>
          </table:table-cell>
          <table:table-cell office:value-type="float" office:value="6.794447905" calcext:value-type="float">
            <text:p>6.794447905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.805472" calcext:value-type="float">
            <text:p>5.805472</text:p>
          </table:table-cell>
          <table:table-cell office:value-type="float" office:value="6.798807225" calcext:value-type="float">
            <text:p>6.798807225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.935316" calcext:value-type="float">
            <text:p>5.935316</text:p>
          </table:table-cell>
          <table:table-cell office:value-type="float" office:value="6.80290632" calcext:value-type="float">
            <text:p>6.80290632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079655" calcext:value-type="float">
            <text:p>6.079655</text:p>
          </table:table-cell>
          <table:table-cell office:value-type="float" office:value="6.8066086" calcext:value-type="float">
            <text:p>6.8066086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229349" calcext:value-type="float">
            <text:p>6.229349</text:p>
          </table:table-cell>
          <table:table-cell office:value-type="float" office:value="6.80980312" calcext:value-type="float">
            <text:p>6.80980312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377015" calcext:value-type="float">
            <text:p>6.377015</text:p>
          </table:table-cell>
          <table:table-cell office:value-type="float" office:value="6.81240166" calcext:value-type="float">
            <text:p>6.81240166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517266" calcext:value-type="float">
            <text:p>6.517266</text:p>
          </table:table-cell>
          <table:table-cell office:value-type="float" office:value="6.81433499" calcext:value-type="float">
            <text:p>6.81433499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646613" calcext:value-type="float">
            <text:p>6.646613</text:p>
          </table:table-cell>
          <table:table-cell office:value-type="float" office:value="6.815550345" calcext:value-type="float">
            <text:p>6.815550345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763164" calcext:value-type="float">
            <text:p>6.763164</text:p>
          </table:table-cell>
          <table:table-cell office:value-type="float" office:value="6.81601108" calcext:value-type="float">
            <text:p>6.81601108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866206" calcext:value-type="float">
            <text:p>6.866206</text:p>
          </table:table-cell>
          <table:table-cell office:value-type="float" office:value="6.815698655" calcext:value-type="float">
            <text:p>6.815698655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955768" calcext:value-type="float">
            <text:p>6.955768</text:p>
          </table:table-cell>
          <table:table-cell office:value-type="float" office:value="6.814616345" calcext:value-type="float">
            <text:p>6.814616345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7.03221" calcext:value-type="float">
            <text:p>7.03221</text:p>
          </table:table-cell>
          <table:table-cell office:value-type="float" office:value="6.812793435" calcext:value-type="float">
            <text:p>6.812793435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.095888" calcext:value-type="float">
            <text:p>7.095888</text:p>
          </table:table-cell>
          <table:table-cell office:value-type="float" office:value="6.810288465" calcext:value-type="float">
            <text:p>6.810288465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.146941" calcext:value-type="float">
            <text:p>7.146941</text:p>
          </table:table-cell>
          <table:table-cell office:value-type="float" office:value="6.80719007" calcext:value-type="float">
            <text:p>6.80719007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.185202" calcext:value-type="float">
            <text:p>7.185202</text:p>
          </table:table-cell>
          <table:table-cell office:value-type="float" office:value="6.80361438" calcext:value-type="float">
            <text:p>6.80361438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.210228" calcext:value-type="float">
            <text:p>7.210228</text:p>
          </table:table-cell>
          <table:table-cell office:value-type="float" office:value="6.79969875" calcext:value-type="float">
            <text:p>6.79969875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.221451" calcext:value-type="float">
            <text:p>7.221451</text:p>
          </table:table-cell>
          <table:table-cell office:value-type="float" office:value="6.79559259" calcext:value-type="float">
            <text:p>6.79559259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.218381" calcext:value-type="float">
            <text:p>7.218381</text:p>
          </table:table-cell>
          <table:table-cell office:value-type="float" office:value="6.791446775" calcext:value-type="float">
            <text:p>6.791446775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7.200852" calcext:value-type="float">
            <text:p>7.200852</text:p>
          </table:table-cell>
          <table:table-cell office:value-type="float" office:value="6.78740366" calcext:value-type="float">
            <text:p>6.78740366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7.169248" calcext:value-type="float">
            <text:p>7.169248</text:p>
          </table:table-cell>
          <table:table-cell office:value-type="float" office:value="6.783589255" calcext:value-type="float">
            <text:p>6.783589255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.12468" calcext:value-type="float">
            <text:p>7.12468</text:p>
          </table:table-cell>
          <table:table-cell office:value-type="float" office:value="6.780108535" calcext:value-type="float">
            <text:p>6.780108535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7.069097" calcext:value-type="float">
            <text:p>7.069097</text:p>
          </table:table-cell>
          <table:table-cell office:value-type="float" office:value="6.77704383" calcext:value-type="float">
            <text:p>6.77704383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.005307" calcext:value-type="float">
            <text:p>7.005307</text:p>
          </table:table-cell>
          <table:table-cell office:value-type="float" office:value="6.774455565" calcext:value-type="float">
            <text:p>6.774455565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936894" calcext:value-type="float">
            <text:p>6.936894</text:p>
          </table:table-cell>
          <table:table-cell office:value-type="float" office:value="6.77238408" calcext:value-type="float">
            <text:p>6.77238408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86805" calcext:value-type="float">
            <text:p>6.86805</text:p>
          </table:table-cell>
          <table:table-cell office:value-type="float" office:value="6.77085138" calcext:value-type="float">
            <text:p>6.77085138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803286" calcext:value-type="float">
            <text:p>6.803286</text:p>
          </table:table-cell>
          <table:table-cell office:value-type="float" office:value="6.7698618" calcext:value-type="float">
            <text:p>6.7698618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747074" calcext:value-type="float">
            <text:p>6.747074</text:p>
          </table:table-cell>
          <table:table-cell office:value-type="float" office:value="6.76940134" calcext:value-type="float">
            <text:p>6.76940134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703406" calcext:value-type="float">
            <text:p>6.703406</text:p>
          </table:table-cell>
          <table:table-cell office:value-type="float" office:value="6.76943595" calcext:value-type="float">
            <text:p>6.76943595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67535" calcext:value-type="float">
            <text:p>6.67535</text:p>
          </table:table-cell>
          <table:table-cell office:value-type="float" office:value="6.76990977" calcext:value-type="float">
            <text:p>6.76990977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664647" calcext:value-type="float">
            <text:p>6.664647</text:p>
          </table:table-cell>
          <table:table-cell office:value-type="float" office:value="6.77074462" calcext:value-type="float">
            <text:p>6.77074462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671433" calcext:value-type="float">
            <text:p>6.671433</text:p>
          </table:table-cell>
          <table:table-cell office:value-type="float" office:value="6.77184197" calcext:value-type="float">
            <text:p>6.77184197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694152" calcext:value-type="float">
            <text:p>6.694152</text:p>
          </table:table-cell>
          <table:table-cell office:value-type="float" office:value="6.77308814" calcext:value-type="float">
            <text:p>6.77308814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729685" calcext:value-type="float">
            <text:p>6.729685</text:p>
          </table:table-cell>
          <table:table-cell office:value-type="float" office:value="6.77436267" calcext:value-type="float">
            <text:p>6.77436267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773687" calcext:value-type="float">
            <text:p>6.773687</text:p>
          </table:table-cell>
          <table:table-cell office:value-type="float" office:value="6.775549055" calcext:value-type="float">
            <text:p>6.775549055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82107" calcext:value-type="float">
            <text:p>6.82107</text:p>
          </table:table-cell>
          <table:table-cell office:value-type="float" office:value="6.776546515" calcext:value-type="float">
            <text:p>6.776546515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866554" calcext:value-type="float">
            <text:p>6.866554</text:p>
          </table:table-cell>
          <table:table-cell office:value-type="float" office:value="6.777281095" calcext:value-type="float">
            <text:p>6.777281095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9052" calcext:value-type="float">
            <text:p>6.9052</text:p>
          </table:table-cell>
          <table:table-cell office:value-type="float" office:value="6.77771451" calcext:value-type="float">
            <text:p>6.77771451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932865" calcext:value-type="float">
            <text:p>6.932865</text:p>
          </table:table-cell>
          <table:table-cell office:value-type="float" office:value="6.77784935" calcext:value-type="float">
            <text:p>6.77784935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946532" calcext:value-type="float">
            <text:p>6.946532</text:p>
          </table:table-cell>
          <table:table-cell office:value-type="float" office:value="6.7777296" calcext:value-type="float">
            <text:p>6.7777296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944497" calcext:value-type="float">
            <text:p>6.944497</text:p>
          </table:table-cell>
          <table:table-cell office:value-type="float" office:value="6.77743599" calcext:value-type="float">
            <text:p>6.77743599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926422" calcext:value-type="float">
            <text:p>6.926422</text:p>
          </table:table-cell>
          <table:table-cell office:value-type="float" office:value="6.777076405" calcext:value-type="float">
            <text:p>6.777076405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893271" calcext:value-type="float">
            <text:p>6.893271</text:p>
          </table:table-cell>
          <table:table-cell office:value-type="float" office:value="6.77677228" calcext:value-type="float">
            <text:p>6.77677228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847148" calcext:value-type="float">
            <text:p>6.847148</text:p>
          </table:table-cell>
          <table:table-cell office:value-type="float" office:value="6.77664277" calcext:value-type="float">
            <text:p>6.77664277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791076" calcext:value-type="float">
            <text:p>6.791076</text:p>
          </table:table-cell>
          <table:table-cell office:value-type="float" office:value="6.776789005" calcext:value-type="float">
            <text:p>6.776789005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72873" calcext:value-type="float">
            <text:p>6.72873</text:p>
          </table:table-cell>
          <table:table-cell office:value-type="float" office:value="6.777280745" calcext:value-type="float">
            <text:p>6.777280745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664164" calcext:value-type="float">
            <text:p>6.664164</text:p>
          </table:table-cell>
          <table:table-cell office:value-type="float" office:value="6.77814749" calcext:value-type="float">
            <text:p>6.77814749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601517" calcext:value-type="float">
            <text:p>6.601517</text:p>
          </table:table-cell>
          <table:table-cell office:value-type="float" office:value="6.77937513" calcext:value-type="float">
            <text:p>6.77937513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544732" calcext:value-type="float">
            <text:p>6.544732</text:p>
          </table:table-cell>
          <table:table-cell office:value-type="float" office:value="6.780908435" calcext:value-type="float">
            <text:p>6.780908435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497274" calcext:value-type="float">
            <text:p>6.497274</text:p>
          </table:table-cell>
          <table:table-cell office:value-type="float" office:value="6.78265878" calcext:value-type="float">
            <text:p>6.78265878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461871" calcext:value-type="float">
            <text:p>6.461871</text:p>
          </table:table-cell>
          <table:table-cell office:value-type="float" office:value="6.784515825" calcext:value-type="float">
            <text:p>6.784515825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44028" calcext:value-type="float">
            <text:p>6.44028</text:p>
          </table:table-cell>
          <table:table-cell office:value-type="float" office:value="6.786361545" calcext:value-type="float">
            <text:p>6.786361545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433138" calcext:value-type="float">
            <text:p>6.433138</text:p>
          </table:table-cell>
          <table:table-cell office:value-type="float" office:value="6.78808466" calcext:value-type="float">
            <text:p>6.78808466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439896" calcext:value-type="float">
            <text:p>6.439896</text:p>
          </table:table-cell>
          <table:table-cell office:value-type="float" office:value="6.78959345" calcext:value-type="float">
            <text:p>6.78959345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458885" calcext:value-type="float">
            <text:p>6.458885</text:p>
          </table:table-cell>
          <table:table-cell office:value-type="float" office:value="6.79082504" calcext:value-type="float">
            <text:p>6.79082504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487514" calcext:value-type="float">
            <text:p>6.487514</text:p>
          </table:table-cell>
          <table:table-cell office:value-type="float" office:value="6.79174976" calcext:value-type="float">
            <text:p>6.79174976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522563" calcext:value-type="float">
            <text:p>6.522563</text:p>
          </table:table-cell>
          <table:table-cell office:value-type="float" office:value="6.792369795" calcext:value-type="float">
            <text:p>6.792369795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560545" calcext:value-type="float">
            <text:p>6.560545</text:p>
          </table:table-cell>
          <table:table-cell office:value-type="float" office:value="6.792712655" calcext:value-type="float">
            <text:p>6.792712655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598078" calcext:value-type="float">
            <text:p>6.598078</text:p>
          </table:table-cell>
          <table:table-cell office:value-type="float" office:value="6.79282099" calcext:value-type="float">
            <text:p>6.79282099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632199" calcext:value-type="float">
            <text:p>6.632199</text:p>
          </table:table-cell>
          <table:table-cell office:value-type="float" office:value="6.79274101" calcext:value-type="float">
            <text:p>6.79274101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660612" calcext:value-type="float">
            <text:p>6.660612</text:p>
          </table:table-cell>
          <table:table-cell office:value-type="float" office:value="6.792512165" calcext:value-type="float">
            <text:p>6.792512165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681818" calcext:value-type="float">
            <text:p>6.681818</text:p>
          </table:table-cell>
          <table:table-cell office:value-type="float" office:value="6.79216002" calcext:value-type="float">
            <text:p>6.79216002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695162" calcext:value-type="float">
            <text:p>6.695162</text:p>
          </table:table-cell>
          <table:table-cell office:value-type="float" office:value="6.79169365" calcext:value-type="float">
            <text:p>6.79169365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700781" calcext:value-type="float">
            <text:p>6.700781</text:p>
          </table:table-cell>
          <table:table-cell office:value-type="float" office:value="6.791107655" calcext:value-type="float">
            <text:p>6.791107655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699502" calcext:value-type="float">
            <text:p>6.699502</text:p>
          </table:table-cell>
          <table:table-cell office:value-type="float" office:value="6.790388195" calcext:value-type="float">
            <text:p>6.790388195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6927" calcext:value-type="float">
            <text:p>6.6927</text:p>
          </table:table-cell>
          <table:table-cell office:value-type="float" office:value="6.78952161" calcext:value-type="float">
            <text:p>6.78952161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682138" calcext:value-type="float">
            <text:p>6.682138</text:p>
          </table:table-cell>
          <table:table-cell office:value-type="float" office:value="6.78850386" calcext:value-type="float">
            <text:p>6.78850386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669802" calcext:value-type="float">
            <text:p>6.669802</text:p>
          </table:table-cell>
          <table:table-cell office:value-type="float" office:value="6.787348715" calcext:value-type="float">
            <text:p>6.787348715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657718" calcext:value-type="float">
            <text:p>6.657718</text:p>
          </table:table-cell>
          <table:table-cell office:value-type="float" office:value="6.786092705" calcext:value-type="float">
            <text:p>6.786092705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64778" calcext:value-type="float">
            <text:p>6.64778</text:p>
          </table:table-cell>
          <table:table-cell office:value-type="float" office:value="6.784795305" calcext:value-type="float">
            <text:p>6.784795305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64157" calcext:value-type="float">
            <text:p>6.64157</text:p>
          </table:table-cell>
          <table:table-cell office:value-type="float" office:value="6.783533525" calcext:value-type="float">
            <text:p>6.783533525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640187" calcext:value-type="float">
            <text:p>6.640187</text:p>
          </table:table-cell>
          <table:table-cell office:value-type="float" office:value="6.78239143" calcext:value-type="float">
            <text:p>6.78239143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644123" calcext:value-type="float">
            <text:p>6.644123</text:p>
          </table:table-cell>
          <table:table-cell office:value-type="float" office:value="6.78144641" calcext:value-type="float">
            <text:p>6.78144641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653204" calcext:value-type="float">
            <text:p>6.653204</text:p>
          </table:table-cell>
          <table:table-cell office:value-type="float" office:value="6.780754815" calcext:value-type="float">
            <text:p>6.780754815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666616" calcext:value-type="float">
            <text:p>6.666616</text:p>
          </table:table-cell>
          <table:table-cell office:value-type="float" office:value="6.780339755" calcext:value-type="float">
            <text:p>6.780339755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683032" calcext:value-type="float">
            <text:p>6.683032</text:p>
          </table:table-cell>
          <table:table-cell office:value-type="float" office:value="6.780183145" calcext:value-type="float">
            <text:p>6.780183145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700828" calcext:value-type="float">
            <text:p>6.700828</text:p>
          </table:table-cell>
          <table:table-cell office:value-type="float" office:value="6.7802229" calcext:value-type="float">
            <text:p>6.7802229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718352" calcext:value-type="float">
            <text:p>6.718352</text:p>
          </table:table-cell>
          <table:table-cell office:value-type="float" office:value="6.78035508" calcext:value-type="float">
            <text:p>6.78035508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7342" calcext:value-type="float">
            <text:p>6.7342</text:p>
          </table:table-cell>
          <table:table-cell office:value-type="float" office:value="6.780440175" calcext:value-type="float">
            <text:p>6.780440175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747447" calcext:value-type="float">
            <text:p>6.747447</text:p>
          </table:table-cell>
          <table:table-cell office:value-type="float" office:value="6.780312525" calcext:value-type="float">
            <text:p>6.780312525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757805" calcext:value-type="float">
            <text:p>6.757805</text:p>
          </table:table-cell>
          <table:table-cell office:value-type="float" office:value="6.77979211" calcext:value-type="float">
            <text:p>6.77979211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765669" calcext:value-type="float">
            <text:p>6.765669</text:p>
          </table:table-cell>
          <table:table-cell office:value-type="float" office:value="6.778698065" calcext:value-type="float">
            <text:p>6.778698065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77205" calcext:value-type="float">
            <text:p>6.77205</text:p>
          </table:table-cell>
          <table:table-cell office:value-type="float" office:value="6.776863645" calcext:value-type="float">
            <text:p>6.776863645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77841" calcext:value-type="float">
            <text:p>6.77841</text:p>
          </table:table-cell>
          <table:table-cell office:value-type="float" office:value="6.77415223" calcext:value-type="float">
            <text:p>6.77415223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786435" calcext:value-type="float">
            <text:p>6.786435</text:p>
          </table:table-cell>
          <table:table-cell office:value-type="float" office:value="6.77047368" calcext:value-type="float">
            <text:p>6.77047368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797774" calcext:value-type="float">
            <text:p>6.797774</text:p>
          </table:table-cell>
          <table:table-cell office:value-type="float" office:value="6.76579969" calcext:value-type="float">
            <text:p>6.76579969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813788" calcext:value-type="float">
            <text:p>6.813788</text:p>
          </table:table-cell>
          <table:table-cell office:value-type="float" office:value="6.760175775" calcext:value-type="float">
            <text:p>6.760175775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835347" calcext:value-type="float">
            <text:p>6.835347</text:p>
          </table:table-cell>
          <table:table-cell office:value-type="float" office:value="6.753726685" calcext:value-type="float">
            <text:p>6.753726685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862704" calcext:value-type="float">
            <text:p>6.862704</text:p>
          </table:table-cell>
          <table:table-cell office:value-type="float" office:value="6.746651655" calcext:value-type="float">
            <text:p>6.746651655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895445" calcext:value-type="float">
            <text:p>6.895445</text:p>
          </table:table-cell>
          <table:table-cell office:value-type="float" office:value="6.739207345" calcext:value-type="float">
            <text:p>6.739207345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932526" calcext:value-type="float">
            <text:p>6.932526</text:p>
          </table:table-cell>
          <table:table-cell office:value-type="float" office:value="6.73167999" calcext:value-type="float">
            <text:p>6.73167999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972386" calcext:value-type="float">
            <text:p>6.972386</text:p>
          </table:table-cell>
          <table:table-cell office:value-type="float" office:value="6.72435244" calcext:value-type="float">
            <text:p>6.72435244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7.013126" calcext:value-type="float">
            <text:p>7.013126</text:p>
          </table:table-cell>
          <table:table-cell office:value-type="float" office:value="6.71747415" calcext:value-type="float">
            <text:p>6.71747415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7.052733" calcext:value-type="float">
            <text:p>7.052733</text:p>
          </table:table-cell>
          <table:table-cell office:value-type="float" office:value="6.711240345" calcext:value-type="float">
            <text:p>6.711240345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.089328" calcext:value-type="float">
            <text:p>7.089328</text:p>
          </table:table-cell>
          <table:table-cell office:value-type="float" office:value="6.70578237" calcext:value-type="float">
            <text:p>6.70578237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.121409" calcext:value-type="float">
            <text:p>7.121409</text:p>
          </table:table-cell>
          <table:table-cell office:value-type="float" office:value="6.701167225" calcext:value-type="float">
            <text:p>6.701167225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.148054" calcext:value-type="float">
            <text:p>7.148054</text:p>
          </table:table-cell>
          <table:table-cell office:value-type="float" office:value="6.69740253" calcext:value-type="float">
            <text:p>6.69740253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.169039" calcext:value-type="float">
            <text:p>7.169039</text:p>
          </table:table-cell>
          <table:table-cell office:value-type="float" office:value="6.694443455" calcext:value-type="float">
            <text:p>6.694443455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.184844" calcext:value-type="float">
            <text:p>7.184844</text:p>
          </table:table-cell>
          <table:table-cell office:value-type="float" office:value="6.69219948" calcext:value-type="float">
            <text:p>6.69219948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7.196517" calcext:value-type="float">
            <text:p>7.196517</text:p>
          </table:table-cell>
          <table:table-cell office:value-type="float" office:value="6.690540215" calcext:value-type="float">
            <text:p>6.690540215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.205403" calcext:value-type="float">
            <text:p>7.205403</text:p>
          </table:table-cell>
          <table:table-cell office:value-type="float" office:value="6.689300645" calcext:value-type="float">
            <text:p>6.689300645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.21277" calcext:value-type="float">
            <text:p>7.21277</text:p>
          </table:table-cell>
          <table:table-cell office:value-type="float" office:value="6.688286845" calcext:value-type="float">
            <text:p>6.688286845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.219405" calcext:value-type="float">
            <text:p>7.219405</text:p>
          </table:table-cell>
          <table:table-cell office:value-type="float" office:value="6.68728341" calcext:value-type="float">
            <text:p>6.68728341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.225273" calcext:value-type="float">
            <text:p>7.225273</text:p>
          </table:table-cell>
          <table:table-cell office:value-type="float" office:value="6.686063655" calcext:value-type="float">
            <text:p>6.686063655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.229321" calcext:value-type="float">
            <text:p>7.229321</text:p>
          </table:table-cell>
          <table:table-cell office:value-type="float" office:value="6.684403225" calcext:value-type="float">
            <text:p>6.684403225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.229504" calcext:value-type="float">
            <text:p>7.229504</text:p>
          </table:table-cell>
          <table:table-cell office:value-type="float" office:value="6.682097065" calcext:value-type="float">
            <text:p>6.682097065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.223047" calcext:value-type="float">
            <text:p>7.223047</text:p>
          </table:table-cell>
          <table:table-cell office:value-type="float" office:value="6.678979225" calcext:value-type="float">
            <text:p>6.678979225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.206899" calcext:value-type="float">
            <text:p>7.206899</text:p>
          </table:table-cell>
          <table:table-cell office:value-type="float" office:value="6.674944275" calcext:value-type="float">
            <text:p>6.674944275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.178313" calcext:value-type="float">
            <text:p>7.178313</text:p>
          </table:table-cell>
          <table:table-cell office:value-type="float" office:value="6.669968795" calcext:value-type="float">
            <text:p>6.669968795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.135432" calcext:value-type="float">
            <text:p>7.135432</text:p>
          </table:table-cell>
          <table:table-cell office:value-type="float" office:value="6.664130455" calcext:value-type="float">
            <text:p>6.664130455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.077796" calcext:value-type="float">
            <text:p>7.077796</text:p>
          </table:table-cell>
          <table:table-cell office:value-type="float" office:value="6.657621005" calcext:value-type="float">
            <text:p>6.657621005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.006662" calcext:value-type="float">
            <text:p>7.006662</text:p>
          </table:table-cell>
          <table:table-cell office:value-type="float" office:value="6.650747815" calcext:value-type="float">
            <text:p>6.650747815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925099" calcext:value-type="float">
            <text:p>6.925099</text:p>
          </table:table-cell>
          <table:table-cell office:value-type="float" office:value="6.643917705" calcext:value-type="float">
            <text:p>6.643917705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837795" calcext:value-type="float">
            <text:p>6.837795</text:p>
          </table:table-cell>
          <table:table-cell office:value-type="float" office:value="6.637599245" calcext:value-type="float">
            <text:p>6.637599245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750603" calcext:value-type="float">
            <text:p>6.750603</text:p>
          </table:table-cell>
          <table:table-cell office:value-type="float" office:value="6.632266945" calcext:value-type="float">
            <text:p>6.632266945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66984" calcext:value-type="float">
            <text:p>6.66984</text:p>
          </table:table-cell>
          <table:table-cell office:value-type="float" office:value="6.6283396" calcext:value-type="float">
            <text:p>6.6283396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601434" calcext:value-type="float">
            <text:p>6.601434</text:p>
          </table:table-cell>
          <table:table-cell office:value-type="float" office:value="6.626128975" calcext:value-type="float">
            <text:p>6.626128975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550053" calcext:value-type="float">
            <text:p>6.550053</text:p>
          </table:table-cell>
          <table:table-cell office:value-type="float" office:value="6.62581004" calcext:value-type="float">
            <text:p>6.62581004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518385" calcext:value-type="float">
            <text:p>6.518385</text:p>
          </table:table-cell>
          <table:table-cell office:value-type="float" office:value="6.627414725" calcext:value-type="float">
            <text:p>6.627414725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506738" calcext:value-type="float">
            <text:p>6.506738</text:p>
          </table:table-cell>
          <table:table-cell office:value-type="float" office:value="6.630844275" calcext:value-type="float">
            <text:p>6.630844275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513059" calcext:value-type="float">
            <text:p>6.513059</text:p>
          </table:table-cell>
          <table:table-cell office:value-type="float" office:value="6.6358926" calcext:value-type="float">
            <text:p>6.6358926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533373" calcext:value-type="float">
            <text:p>6.533373</text:p>
          </table:table-cell>
          <table:table-cell office:value-type="float" office:value="6.642273855" calcext:value-type="float">
            <text:p>6.642273855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562541" calcext:value-type="float">
            <text:p>6.562541</text:p>
          </table:table-cell>
          <table:table-cell office:value-type="float" office:value="6.64964917" calcext:value-type="float">
            <text:p>6.64964917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595153" calcext:value-type="float">
            <text:p>6.595153</text:p>
          </table:table-cell>
          <table:table-cell office:value-type="float" office:value="6.657649445" calcext:value-type="float">
            <text:p>6.657649445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626396" calcext:value-type="float">
            <text:p>6.626396</text:p>
          </table:table-cell>
          <table:table-cell office:value-type="float" office:value="6.66589294" calcext:value-type="float">
            <text:p>6.66589294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652734" calcext:value-type="float">
            <text:p>6.652734</text:p>
          </table:table-cell>
          <table:table-cell office:value-type="float" office:value="6.67399767" calcext:value-type="float">
            <text:p>6.67399767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672323" calcext:value-type="float">
            <text:p>6.672323</text:p>
          </table:table-cell>
          <table:table-cell office:value-type="float" office:value="6.681589665" calcext:value-type="float">
            <text:p>6.681589665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685114" calcext:value-type="float">
            <text:p>6.685114</text:p>
          </table:table-cell>
          <table:table-cell office:value-type="float" office:value="6.688308725" calcext:value-type="float">
            <text:p>6.688308725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692645" calcext:value-type="float">
            <text:p>6.692645</text:p>
          </table:table-cell>
          <table:table-cell office:value-type="float" office:value="6.693813485" calcext:value-type="float">
            <text:p>6.693813485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697563" calcext:value-type="float">
            <text:p>6.697563</text:p>
          </table:table-cell>
          <table:table-cell office:value-type="float" office:value="6.69778781" calcext:value-type="float">
            <text:p>6.69778781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702943" calcext:value-type="float">
            <text:p>6.702943</text:p>
          </table:table-cell>
          <table:table-cell office:value-type="float" office:value="6.699950235" calcext:value-type="float">
            <text:p>6.699950235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711549" calcext:value-type="float">
            <text:p>6.711549</text:p>
          </table:table-cell>
          <table:table-cell office:value-type="float" office:value="6.70006801" calcext:value-type="float">
            <text:p>6.70006801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72515" calcext:value-type="float">
            <text:p>6.72515</text:p>
          </table:table-cell>
          <table:table-cell office:value-type="float" office:value="6.69797665" calcext:value-type="float">
            <text:p>6.69797665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744074" calcext:value-type="float">
            <text:p>6.744074</text:p>
          </table:table-cell>
          <table:table-cell office:value-type="float" office:value="6.69360514" calcext:value-type="float">
            <text:p>6.69360514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767081" calcext:value-type="float">
            <text:p>6.767081</text:p>
          </table:table-cell>
          <table:table-cell office:value-type="float" office:value="6.687005475" calcext:value-type="float">
            <text:p>6.687005475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791612" calcext:value-type="float">
            <text:p>6.791612</text:p>
          </table:table-cell>
          <table:table-cell office:value-type="float" office:value="6.678382545" calcext:value-type="float">
            <text:p>6.678382545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814335" calcext:value-type="float">
            <text:p>6.814335</text:p>
          </table:table-cell>
          <table:table-cell office:value-type="float" office:value="6.66811549" calcext:value-type="float">
            <text:p>6.66811549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831869" calcext:value-type="float">
            <text:p>6.831869</text:p>
          </table:table-cell>
          <table:table-cell office:value-type="float" office:value="6.65675545" calcext:value-type="float">
            <text:p>6.65675545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84153" calcext:value-type="float">
            <text:p>6.84153</text:p>
          </table:table-cell>
          <table:table-cell office:value-type="float" office:value="6.644983335" calcext:value-type="float">
            <text:p>6.644983335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841945" calcext:value-type="float">
            <text:p>6.841945</text:p>
          </table:table-cell>
          <table:table-cell office:value-type="float" office:value="6.63352577" calcext:value-type="float">
            <text:p>6.63352577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833412" calcext:value-type="float">
            <text:p>6.833412</text:p>
          </table:table-cell>
          <table:table-cell office:value-type="float" office:value="6.623054415" calcext:value-type="float">
            <text:p>6.623054415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817951" calcext:value-type="float">
            <text:p>6.817951</text:p>
          </table:table-cell>
          <table:table-cell office:value-type="float" office:value="6.614105275" calcext:value-type="float">
            <text:p>6.614105275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799022" calcext:value-type="float">
            <text:p>6.799022</text:p>
          </table:table-cell>
          <table:table-cell office:value-type="float" office:value="6.607035605" calcext:value-type="float">
            <text:p>6.607035605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780943" calcext:value-type="float">
            <text:p>6.780943</text:p>
          </table:table-cell>
          <table:table-cell office:value-type="float" office:value="6.602010465" calcext:value-type="float">
            <text:p>6.602010465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768116" calcext:value-type="float">
            <text:p>6.768116</text:p>
          </table:table-cell>
          <table:table-cell office:value-type="float" office:value="6.599002035" calcext:value-type="float">
            <text:p>6.599002035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764178" calcext:value-type="float">
            <text:p>6.764178</text:p>
          </table:table-cell>
          <table:table-cell office:value-type="float" office:value="6.59778871" calcext:value-type="float">
            <text:p>6.59778871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771274" calcext:value-type="float">
            <text:p>6.771274</text:p>
          </table:table-cell>
          <table:table-cell office:value-type="float" office:value="6.597946245" calcext:value-type="float">
            <text:p>6.597946245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789596" calcext:value-type="float">
            <text:p>6.789596</text:p>
          </table:table-cell>
          <table:table-cell office:value-type="float" office:value="6.59882385" calcext:value-type="float">
            <text:p>6.59882385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817298" calcext:value-type="float">
            <text:p>6.817298</text:p>
          </table:table-cell>
          <table:table-cell office:value-type="float" office:value="6.599492015" calcext:value-type="float">
            <text:p>6.599492015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850803" calcext:value-type="float">
            <text:p>6.850803</text:p>
          </table:table-cell>
          <table:table-cell office:value-type="float" office:value="6.59862862" calcext:value-type="float">
            <text:p>6.59862862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885397" calcext:value-type="float">
            <text:p>6.885397</text:p>
          </table:table-cell>
          <table:table-cell office:value-type="float" office:value="6.59423869" calcext:value-type="float">
            <text:p>6.59423869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916003" calcext:value-type="float">
            <text:p>6.916003</text:p>
          </table:table-cell>
          <table:table-cell office:value-type="float" office:value="6.582726715" calcext:value-type="float">
            <text:p>6.582726715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937951" calcext:value-type="float">
            <text:p>6.937951</text:p>
          </table:table-cell>
          <table:table-cell office:value-type="float" office:value="6.57106171" calcext:value-type="float">
            <text:p>6.57106171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947651" calcext:value-type="float">
            <text:p>6.947651</text:p>
          </table:table-cell>
          <table:table-cell office:value-type="float" office:value="6.559286965" calcext:value-type="float">
            <text:p>6.559286965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943076" calcext:value-type="float">
            <text:p>6.943076</text:p>
          </table:table-cell>
          <table:table-cell office:value-type="float" office:value="6.54746372" calcext:value-type="float">
            <text:p>6.54746372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924039" calcext:value-type="float">
            <text:p>6.924039</text:p>
          </table:table-cell>
          <table:table-cell office:value-type="float" office:value="6.53566335" calcext:value-type="float">
            <text:p>6.53566335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892261" calcext:value-type="float">
            <text:p>6.892261</text:p>
          </table:table-cell>
          <table:table-cell office:value-type="float" office:value="6.523958165" calcext:value-type="float">
            <text:p>6.523958165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851236" calcext:value-type="float">
            <text:p>6.851236</text:p>
          </table:table-cell>
          <table:table-cell office:value-type="float" office:value="6.51241187" calcext:value-type="float">
            <text:p>6.51241187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805917" calcext:value-type="float">
            <text:p>6.805917</text:p>
          </table:table-cell>
          <table:table-cell office:value-type="float" office:value="6.5010707" calcext:value-type="float">
            <text:p>6.5010707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762239" calcext:value-type="float">
            <text:p>6.762239</text:p>
          </table:table-cell>
          <table:table-cell office:value-type="float" office:value="6.61178796" calcext:value-type="float">
            <text:p>6.61178796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726494" calcext:value-type="float">
            <text:p>6.726494</text:p>
          </table:table-cell>
          <table:table-cell office:value-type="float" office:value="6.672870085" calcext:value-type="float">
            <text:p>6.672870085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704616" calcext:value-type="float">
            <text:p>6.704616</text:p>
          </table:table-cell>
          <table:table-cell office:value-type="float" office:value="6.71037073" calcext:value-type="float">
            <text:p>6.71037073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70143" calcext:value-type="float">
            <text:p>6.70143</text:p>
          </table:table-cell>
          <table:table-cell office:value-type="float" office:value="6.73172132" calcext:value-type="float">
            <text:p>6.73172132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719969" calcext:value-type="float">
            <text:p>6.719969</text:p>
          </table:table-cell>
          <table:table-cell office:value-type="float" office:value="6.740323065" calcext:value-type="float">
            <text:p>6.740323065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760988" calcext:value-type="float">
            <text:p>6.760988</text:p>
          </table:table-cell>
          <table:table-cell office:value-type="float" office:value="6.738321975" calcext:value-type="float">
            <text:p>6.738321975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822755" calcext:value-type="float">
            <text:p>6.822755</text:p>
          </table:table-cell>
          <table:table-cell office:value-type="float" office:value="6.72758319" calcext:value-type="float">
            <text:p>6.72758319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901183" calcext:value-type="float">
            <text:p>6.901183</text:p>
          </table:table-cell>
          <table:table-cell office:value-type="float" office:value="6.710294915" calcext:value-type="float">
            <text:p>6.710294915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990274" calcext:value-type="float">
            <text:p>6.990274</text:p>
          </table:table-cell>
          <table:table-cell office:value-type="float" office:value="6.68942623" calcext:value-type="float">
            <text:p>6.68942623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7.082794" calcext:value-type="float">
            <text:p>7.082794</text:p>
          </table:table-cell>
          <table:table-cell office:value-type="float" office:value="6.66816207" calcext:value-type="float">
            <text:p>6.66816207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7.171066" calcext:value-type="float">
            <text:p>7.171066</text:p>
          </table:table-cell>
          <table:table-cell office:value-type="float" office:value="6.648328105" calcext:value-type="float">
            <text:p>6.648328105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7.24776" calcext:value-type="float">
            <text:p>7.24776</text:p>
          </table:table-cell>
          <table:table-cell office:value-type="float" office:value="6.63026361" calcext:value-type="float">
            <text:p>6.63026361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.306609" calcext:value-type="float">
            <text:p>7.306609</text:p>
          </table:table-cell>
          <table:table-cell office:value-type="float" office:value="6.613584625" calcext:value-type="float">
            <text:p>6.613584625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7.342971" calcext:value-type="float">
            <text:p>7.342971</text:p>
          </table:table-cell>
          <table:table-cell office:value-type="float" office:value="6.5976633" calcext:value-type="float">
            <text:p>6.5976633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7.354215" calcext:value-type="float">
            <text:p>7.354215</text:p>
          </table:table-cell>
          <table:table-cell office:value-type="float" office:value="6.581846005" calcext:value-type="float">
            <text:p>6.581846005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7.339904" calcext:value-type="float">
            <text:p>7.339904</text:p>
          </table:table-cell>
          <table:table-cell office:value-type="float" office:value="6.565563585" calcext:value-type="float">
            <text:p>6.565563585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7.301779" calcext:value-type="float">
            <text:p>7.301779</text:p>
          </table:table-cell>
          <table:table-cell office:value-type="float" office:value="6.548402975" calcext:value-type="float">
            <text:p>6.548402975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7.24352" calcext:value-type="float">
            <text:p>7.24352</text:p>
          </table:table-cell>
          <table:table-cell office:value-type="float" office:value="6.53016885" calcext:value-type="float">
            <text:p>6.53016885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.170323" calcext:value-type="float">
            <text:p>7.170323</text:p>
          </table:table-cell>
          <table:table-cell office:value-type="float" office:value="6.510945455" calcext:value-type="float">
            <text:p>6.510945455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7.088305" calcext:value-type="float">
            <text:p>7.088305</text:p>
          </table:table-cell>
          <table:table-cell office:value-type="float" office:value="6.49114512" calcext:value-type="float">
            <text:p>6.49114512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7.003792" calcext:value-type="float">
            <text:p>7.003792</text:p>
          </table:table-cell>
          <table:table-cell office:value-type="float" office:value="6.47148932" calcext:value-type="float">
            <text:p>6.47148932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92258" calcext:value-type="float">
            <text:p>6.92258</text:p>
          </table:table-cell>
          <table:table-cell office:value-type="float" office:value="6.45285741" calcext:value-type="float">
            <text:p>6.45285741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84926" calcext:value-type="float">
            <text:p>6.84926</text:p>
          </table:table-cell>
          <table:table-cell office:value-type="float" office:value="6.43604625" calcext:value-type="float">
            <text:p>6.43604625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786736" calcext:value-type="float">
            <text:p>6.786736</text:p>
          </table:table-cell>
          <table:table-cell office:value-type="float" office:value="6.421596825" calcext:value-type="float">
            <text:p>6.421596825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736012" calcext:value-type="float">
            <text:p>6.736012</text:p>
          </table:table-cell>
          <table:table-cell office:value-type="float" office:value="6.40976048" calcext:value-type="float">
            <text:p>6.40976048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696298" calcext:value-type="float">
            <text:p>6.696298</text:p>
          </table:table-cell>
          <table:table-cell office:value-type="float" office:value="6.400549335" calcext:value-type="float">
            <text:p>6.400549335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665397" calcext:value-type="float">
            <text:p>6.665397</text:p>
          </table:table-cell>
          <table:table-cell office:value-type="float" office:value="6.39380478" calcext:value-type="float">
            <text:p>6.39380478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640291" calcext:value-type="float">
            <text:p>6.640291</text:p>
          </table:table-cell>
          <table:table-cell office:value-type="float" office:value="6.389256165" calcext:value-type="float">
            <text:p>6.389256165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61779" calcext:value-type="float">
            <text:p>6.61779</text:p>
          </table:table-cell>
          <table:table-cell office:value-type="float" office:value="6.38656481" calcext:value-type="float">
            <text:p>6.38656481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595139" calcext:value-type="float">
            <text:p>6.595139</text:p>
          </table:table-cell>
          <table:table-cell office:value-type="float" office:value="6.38535577" calcext:value-type="float">
            <text:p>6.38535577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570476" calcext:value-type="float">
            <text:p>6.570476</text:p>
          </table:table-cell>
          <table:table-cell office:value-type="float" office:value="6.38524101" calcext:value-type="float">
            <text:p>6.38524101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543112" calcext:value-type="float">
            <text:p>6.543112</text:p>
          </table:table-cell>
          <table:table-cell office:value-type="float" office:value="6.38583737" calcext:value-type="float">
            <text:p>6.38583737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513596" calcext:value-type="float">
            <text:p>6.513596</text:p>
          </table:table-cell>
          <table:table-cell office:value-type="float" office:value="6.386781935" calcext:value-type="float">
            <text:p>6.386781935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483603" calcext:value-type="float">
            <text:p>6.483603</text:p>
          </table:table-cell>
          <table:table-cell office:value-type="float" office:value="6.38774684" calcext:value-type="float">
            <text:p>6.38774684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455662" calcext:value-type="float">
            <text:p>6.455662</text:p>
          </table:table-cell>
          <table:table-cell office:value-type="float" office:value="6.38845433" calcext:value-type="float">
            <text:p>6.38845433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432776" calcext:value-type="float">
            <text:p>6.432776</text:p>
          </table:table-cell>
          <table:table-cell office:value-type="float" office:value="6.388691895" calcext:value-type="float">
            <text:p>6.388691895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417978" calcext:value-type="float">
            <text:p>6.417978</text:p>
          </table:table-cell>
          <table:table-cell office:value-type="float" office:value="6.388325865" calcext:value-type="float">
            <text:p>6.388325865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413878" calcext:value-type="float">
            <text:p>6.413878</text:p>
          </table:table-cell>
          <table:table-cell office:value-type="float" office:value="6.38731057" calcext:value-type="float">
            <text:p>6.38731057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422246" calcext:value-type="float">
            <text:p>6.422246</text:p>
          </table:table-cell>
          <table:table-cell office:value-type="float" office:value="6.38568921" calcext:value-type="float">
            <text:p>6.38568921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443692" calcext:value-type="float">
            <text:p>6.443692</text:p>
          </table:table-cell>
          <table:table-cell office:value-type="float" office:value="6.38358311" calcext:value-type="float">
            <text:p>6.38358311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477472" calcext:value-type="float">
            <text:p>6.477472</text:p>
          </table:table-cell>
          <table:table-cell office:value-type="float" office:value="6.381168695" calcext:value-type="float">
            <text:p>6.381168695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521441" calcext:value-type="float">
            <text:p>6.521441</text:p>
          </table:table-cell>
          <table:table-cell office:value-type="float" office:value="6.37864611" calcext:value-type="float">
            <text:p>6.37864611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572184" calcext:value-type="float">
            <text:p>6.572184</text:p>
          </table:table-cell>
          <table:table-cell office:value-type="float" office:value="6.376207645" calcext:value-type="float">
            <text:p>6.376207645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625291" calcext:value-type="float">
            <text:p>6.625291</text:p>
          </table:table-cell>
          <table:table-cell office:value-type="float" office:value="6.374014705" calcext:value-type="float">
            <text:p>6.374014705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675772" calcext:value-type="float">
            <text:p>6.675772</text:p>
          </table:table-cell>
          <table:table-cell office:value-type="float" office:value="6.372188675" calcext:value-type="float">
            <text:p>6.372188675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718559" calcext:value-type="float">
            <text:p>6.718559</text:p>
          </table:table-cell>
          <table:table-cell office:value-type="float" office:value="6.370815615" calcext:value-type="float">
            <text:p>6.370815615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749057" calcext:value-type="float">
            <text:p>6.749057</text:p>
          </table:table-cell>
          <table:table-cell office:value-type="float" office:value="6.369960585" calcext:value-type="float">
            <text:p>6.369960585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763681" calcext:value-type="float">
            <text:p>6.763681</text:p>
          </table:table-cell>
          <table:table-cell office:value-type="float" office:value="6.369685575" calcext:value-type="float">
            <text:p>6.369685575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760337" calcext:value-type="float">
            <text:p>6.760337</text:p>
          </table:table-cell>
          <table:table-cell office:value-type="float" office:value="6.370065305" calcext:value-type="float">
            <text:p>6.370065305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73876" calcext:value-type="float">
            <text:p>6.73876</text:p>
          </table:table-cell>
          <table:table-cell office:value-type="float" office:value="6.371196255" calcext:value-type="float">
            <text:p>6.371196255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700679" calcext:value-type="float">
            <text:p>6.700679</text:p>
          </table:table-cell>
          <table:table-cell office:value-type="float" office:value="6.373196085" calcext:value-type="float">
            <text:p>6.373196085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649744" calcext:value-type="float">
            <text:p>6.649744</text:p>
          </table:table-cell>
          <table:table-cell office:value-type="float" office:value="6.37619251" calcext:value-type="float">
            <text:p>6.37619251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591186" calcext:value-type="float">
            <text:p>6.591186</text:p>
          </table:table-cell>
          <table:table-cell office:value-type="float" office:value="6.38030305" calcext:value-type="float">
            <text:p>6.38030305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531216" calcext:value-type="float">
            <text:p>6.531216</text:p>
          </table:table-cell>
          <table:table-cell office:value-type="float" office:value="6.38560936" calcext:value-type="float">
            <text:p>6.38560936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476209" calcext:value-type="float">
            <text:p>6.476209</text:p>
          </table:table-cell>
          <table:table-cell office:value-type="float" office:value="6.39213121" calcext:value-type="float">
            <text:p>6.39213121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431803" calcext:value-type="float">
            <text:p>6.431803</text:p>
          </table:table-cell>
          <table:table-cell office:value-type="float" office:value="6.39980552" calcext:value-type="float">
            <text:p>6.39980552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402076" calcext:value-type="float">
            <text:p>6.402076</text:p>
          </table:table-cell>
          <table:table-cell office:value-type="float" office:value="6.40847452" calcext:value-type="float">
            <text:p>6.40847452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388996" calcext:value-type="float">
            <text:p>6.388996</text:p>
          </table:table-cell>
          <table:table-cell office:value-type="float" office:value="6.41788495" calcext:value-type="float">
            <text:p>6.41788495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392288" calcext:value-type="float">
            <text:p>6.392288</text:p>
          </table:table-cell>
          <table:table-cell office:value-type="float" office:value="6.42769782" calcext:value-type="float">
            <text:p>6.42769782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409758" calcext:value-type="float">
            <text:p>6.409758</text:p>
          </table:table-cell>
          <table:table-cell office:value-type="float" office:value="6.43750643" calcext:value-type="float">
            <text:p>6.43750643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437971" calcext:value-type="float">
            <text:p>6.437971</text:p>
          </table:table-cell>
          <table:table-cell office:value-type="float" office:value="6.446859505" calcext:value-type="float">
            <text:p>6.446859505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473104" calcext:value-type="float">
            <text:p>6.473104</text:p>
          </table:table-cell>
          <table:table-cell office:value-type="float" office:value="6.455286635" calcext:value-type="float">
            <text:p>6.455286635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511739" calcext:value-type="float">
            <text:p>6.511739</text:p>
          </table:table-cell>
          <table:table-cell office:value-type="float" office:value="6.462324025" calcext:value-type="float">
            <text:p>6.462324025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551444" calcext:value-type="float">
            <text:p>6.551444</text:p>
          </table:table-cell>
          <table:table-cell office:value-type="float" office:value="6.467540005" calcext:value-type="float">
            <text:p>6.467540005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59101" calcext:value-type="float">
            <text:p>6.59101</text:p>
          </table:table-cell>
          <table:table-cell office:value-type="float" office:value="6.47056066" calcext:value-type="float">
            <text:p>6.47056066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630354" calcext:value-type="float">
            <text:p>6.630354</text:p>
          </table:table-cell>
          <table:table-cell office:value-type="float" office:value="6.47109677" calcext:value-type="float">
            <text:p>6.47109677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670134" calcext:value-type="float">
            <text:p>6.670134</text:p>
          </table:table-cell>
          <table:table-cell office:value-type="float" office:value="6.46897332" calcext:value-type="float">
            <text:p>6.46897332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711194" calcext:value-type="float">
            <text:p>6.711194</text:p>
          </table:table-cell>
          <table:table-cell office:value-type="float" office:value="6.4641619" calcext:value-type="float">
            <text:p>6.4641619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753996" calcext:value-type="float">
            <text:p>6.753996</text:p>
          </table:table-cell>
          <table:table-cell office:value-type="float" office:value="6.456813275" calcext:value-type="float">
            <text:p>6.456813275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79817" calcext:value-type="float">
            <text:p>6.79817</text:p>
          </table:table-cell>
          <table:table-cell office:value-type="float" office:value="6.44728083" calcext:value-type="float">
            <text:p>6.44728083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84232" calcext:value-type="float">
            <text:p>6.84232</text:p>
          </table:table-cell>
          <table:table-cell office:value-type="float" office:value="6.43611578" calcext:value-type="float">
            <text:p>6.43611578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884117" calcext:value-type="float">
            <text:p>6.884117</text:p>
          </table:table-cell>
          <table:table-cell office:value-type="float" office:value="6.424011265" calcext:value-type="float">
            <text:p>6.424011265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920667" calcext:value-type="float">
            <text:p>6.920667</text:p>
          </table:table-cell>
          <table:table-cell office:value-type="float" office:value="6.41169329" calcext:value-type="float">
            <text:p>6.41169329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949058" calcext:value-type="float">
            <text:p>6.949058</text:p>
          </table:table-cell>
          <table:table-cell office:value-type="float" office:value="6.399798315" calcext:value-type="float">
            <text:p>6.399798315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966962" calcext:value-type="float">
            <text:p>6.966962</text:p>
          </table:table-cell>
          <table:table-cell office:value-type="float" office:value="6.38879285" calcext:value-type="float">
            <text:p>6.38879285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973179" calcext:value-type="float">
            <text:p>6.973179</text:p>
          </table:table-cell>
          <table:table-cell office:value-type="float" office:value="6.378955775" calcext:value-type="float">
            <text:p>6.378955775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967986" calcext:value-type="float">
            <text:p>6.967986</text:p>
          </table:table-cell>
          <table:table-cell office:value-type="float" office:value="6.370404" calcext:value-type="float">
            <text:p>6.370404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953237" calcext:value-type="float">
            <text:p>6.953237</text:p>
          </table:table-cell>
          <table:table-cell office:value-type="float" office:value="6.363133715" calcext:value-type="float">
            <text:p>6.363133715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932168" calcext:value-type="float">
            <text:p>6.932168</text:p>
          </table:table-cell>
          <table:table-cell office:value-type="float" office:value="6.357060215" calcext:value-type="float">
            <text:p>6.357060215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908915" calcext:value-type="float">
            <text:p>6.908915</text:p>
          </table:table-cell>
          <table:table-cell office:value-type="float" office:value="6.35205026" calcext:value-type="float">
            <text:p>6.35205026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88781" calcext:value-type="float">
            <text:p>6.88781</text:p>
          </table:table-cell>
          <table:table-cell office:value-type="float" office:value="6.347946525" calcext:value-type="float">
            <text:p>6.347946525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87258" calcext:value-type="float">
            <text:p>6.87258</text:p>
          </table:table-cell>
          <table:table-cell office:value-type="float" office:value="6.34458559" calcext:value-type="float">
            <text:p>6.34458559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865597" calcext:value-type="float">
            <text:p>6.865597</text:p>
          </table:table-cell>
          <table:table-cell office:value-type="float" office:value="6.341810895" calcext:value-type="float">
            <text:p>6.341810895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867369" calcext:value-type="float">
            <text:p>6.867369</text:p>
          </table:table-cell>
          <table:table-cell office:value-type="float" office:value="6.33948188" calcext:value-type="float">
            <text:p>6.33948188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876395" calcext:value-type="float">
            <text:p>6.876395</text:p>
          </table:table-cell>
          <table:table-cell office:value-type="float" office:value="6.33747991" calcext:value-type="float">
            <text:p>6.33747991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889424" calcext:value-type="float">
            <text:p>6.889424</text:p>
          </table:table-cell>
          <table:table-cell office:value-type="float" office:value="6.33571136" calcext:value-type="float">
            <text:p>6.33571136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902079" calcext:value-type="float">
            <text:p>6.902079</text:p>
          </table:table-cell>
          <table:table-cell office:value-type="float" office:value="6.334108175" calcext:value-type="float">
            <text:p>6.334108175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909692" calcext:value-type="float">
            <text:p>6.909692</text:p>
          </table:table-cell>
          <table:table-cell office:value-type="float" office:value="6.332626255" calcext:value-type="float">
            <text:p>6.332626255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908178" calcext:value-type="float">
            <text:p>6.908178</text:p>
          </table:table-cell>
          <table:table-cell office:value-type="float" office:value="6.331242195" calcext:value-type="float">
            <text:p>6.331242195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894801" calcext:value-type="float">
            <text:p>6.894801</text:p>
          </table:table-cell>
          <table:table-cell office:value-type="float" office:value="6.329949145" calcext:value-type="float">
            <text:p>6.329949145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868683" calcext:value-type="float">
            <text:p>6.868683</text:p>
          </table:table-cell>
          <table:table-cell office:value-type="float" office:value="6.32875231" calcext:value-type="float">
            <text:p>6.32875231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831015" calcext:value-type="float">
            <text:p>6.831015</text:p>
          </table:table-cell>
          <table:table-cell office:value-type="float" office:value="6.327664715" calcext:value-type="float">
            <text:p>6.327664715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784903" calcext:value-type="float">
            <text:p>6.784903</text:p>
          </table:table-cell>
          <table:table-cell office:value-type="float" office:value="6.326703455" calcext:value-type="float">
            <text:p>6.326703455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734896" calcext:value-type="float">
            <text:p>6.734896</text:p>
          </table:table-cell>
          <table:table-cell office:value-type="float" office:value="6.325886635" calcext:value-type="float">
            <text:p>6.325886635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686214" calcext:value-type="float">
            <text:p>6.686214</text:p>
          </table:table-cell>
          <table:table-cell office:value-type="float" office:value="6.325230915" calcext:value-type="float">
            <text:p>6.325230915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643829" calcext:value-type="float">
            <text:p>6.643829</text:p>
          </table:table-cell>
          <table:table-cell office:value-type="float" office:value="6.32474971" calcext:value-type="float">
            <text:p>6.32474971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611521" calcext:value-type="float">
            <text:p>6.611521</text:p>
          </table:table-cell>
          <table:table-cell office:value-type="float" office:value="6.3244519" calcext:value-type="float">
            <text:p>6.3244519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591135" calcext:value-type="float">
            <text:p>6.591135</text:p>
          </table:table-cell>
          <table:table-cell office:value-type="float" office:value="6.324341145" calcext:value-type="float">
            <text:p>6.324341145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582212" calcext:value-type="float">
            <text:p>6.582212</text:p>
          </table:table-cell>
          <table:table-cell office:value-type="float" office:value="6.32441588" calcext:value-type="float">
            <text:p>6.32441588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582082" calcext:value-type="float">
            <text:p>6.582082</text:p>
          </table:table-cell>
          <table:table-cell office:value-type="float" office:value="6.32466989" calcext:value-type="float">
            <text:p>6.32466989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58643" calcext:value-type="float">
            <text:p>6.58643</text:p>
          </table:table-cell>
          <table:table-cell office:value-type="float" office:value="6.32509349" calcext:value-type="float">
            <text:p>6.32509349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590183" calcext:value-type="float">
            <text:p>6.590183</text:p>
          </table:table-cell>
          <table:table-cell office:value-type="float" office:value="6.3256749" calcext:value-type="float">
            <text:p>6.3256749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588544" calcext:value-type="float">
            <text:p>6.588544</text:p>
          </table:table-cell>
          <table:table-cell office:value-type="float" office:value="6.32640148" calcext:value-type="float">
            <text:p>6.32640148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577963" calcext:value-type="float">
            <text:p>6.577963</text:p>
          </table:table-cell>
          <table:table-cell office:value-type="float" office:value="6.32726032" calcext:value-type="float">
            <text:p>6.32726032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556889" calcext:value-type="float">
            <text:p>6.556889</text:p>
          </table:table-cell>
          <table:table-cell office:value-type="float" office:value="6.328237865" calcext:value-type="float">
            <text:p>6.328237865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526185" calcext:value-type="float">
            <text:p>6.526185</text:p>
          </table:table-cell>
          <table:table-cell office:value-type="float" office:value="6.329318365" calcext:value-type="float">
            <text:p>6.329318365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48915" calcext:value-type="float">
            <text:p>6.48915</text:p>
          </table:table-cell>
          <table:table-cell office:value-type="float" office:value="6.330481195" calcext:value-type="float">
            <text:p>6.330481195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451109" calcext:value-type="float">
            <text:p>6.451109</text:p>
          </table:table-cell>
          <table:table-cell office:value-type="float" office:value="6.33169745" calcext:value-type="float">
            <text:p>6.33169745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4186" calcext:value-type="float">
            <text:p>6.4186</text:p>
          </table:table-cell>
          <table:table-cell office:value-type="float" office:value="6.33292657" calcext:value-type="float">
            <text:p>6.33292657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398238" calcext:value-type="float">
            <text:p>6.398238</text:p>
          </table:table-cell>
          <table:table-cell office:value-type="float" office:value="6.33411418" calcext:value-type="float">
            <text:p>6.33411418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395424" calcext:value-type="float">
            <text:p>6.395424</text:p>
          </table:table-cell>
          <table:table-cell office:value-type="float" office:value="6.33519238" calcext:value-type="float">
            <text:p>6.33519238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413151" calcext:value-type="float">
            <text:p>6.413151</text:p>
          </table:table-cell>
          <table:table-cell office:value-type="float" office:value="6.33608362" calcext:value-type="float">
            <text:p>6.33608362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451183" calcext:value-type="float">
            <text:p>6.451183</text:p>
          </table:table-cell>
          <table:table-cell office:value-type="float" office:value="6.336708485" calcext:value-type="float">
            <text:p>6.336708485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505804" calcext:value-type="float">
            <text:p>6.505804</text:p>
          </table:table-cell>
          <table:table-cell office:value-type="float" office:value="6.33699673" calcext:value-type="float">
            <text:p>6.33699673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570192" calcext:value-type="float">
            <text:p>6.570192</text:p>
          </table:table-cell>
          <table:table-cell office:value-type="float" office:value="6.33689993" calcext:value-type="float">
            <text:p>6.33689993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635294" calcext:value-type="float">
            <text:p>6.635294</text:p>
          </table:table-cell>
          <table:table-cell office:value-type="float" office:value="6.336403515" calcext:value-type="float">
            <text:p>6.336403515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690983" calcext:value-type="float">
            <text:p>6.690983</text:p>
          </table:table-cell>
          <table:table-cell office:value-type="float" office:value="6.33553618" calcext:value-type="float">
            <text:p>6.33553618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727264" calcext:value-type="float">
            <text:p>6.727264</text:p>
          </table:table-cell>
          <table:table-cell office:value-type="float" office:value="6.33437512" calcext:value-type="float">
            <text:p>6.33437512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735371" calcext:value-type="float">
            <text:p>6.735371</text:p>
          </table:table-cell>
          <table:table-cell office:value-type="float" office:value="6.333046335" calcext:value-type="float">
            <text:p>6.333046335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70867" calcext:value-type="float">
            <text:p>6.70867</text:p>
          </table:table-cell>
          <table:table-cell office:value-type="float" office:value="6.331719785" calcext:value-type="float">
            <text:p>6.331719785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643364" calcext:value-type="float">
            <text:p>6.643364</text:p>
          </table:table-cell>
          <table:table-cell office:value-type="float" office:value="6.33059965" calcext:value-type="float">
            <text:p>6.33059965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538996" calcext:value-type="float">
            <text:p>6.538996</text:p>
          </table:table-cell>
          <table:table-cell office:value-type="float" office:value="6.329910135" calcext:value-type="float">
            <text:p>6.329910135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398785" calcext:value-type="float">
            <text:p>6.398785</text:p>
          </table:table-cell>
          <table:table-cell office:value-type="float" office:value="6.32987764" calcext:value-type="float">
            <text:p>6.32987764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229767" calcext:value-type="float">
            <text:p>6.229767</text:p>
          </table:table-cell>
          <table:table-cell office:value-type="float" office:value="6.33071024" calcext:value-type="float">
            <text:p>6.33071024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0427" calcext:value-type="float">
            <text:p>6.0427</text:p>
          </table:table-cell>
          <table:table-cell office:value-type="float" office:value="6.33257584" calcext:value-type="float">
            <text:p>6.33257584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5.851637" calcext:value-type="float">
            <text:p>5.851637</text:p>
          </table:table-cell>
          <table:table-cell office:value-type="float" office:value="6.335580725" calcext:value-type="float">
            <text:p>6.335580725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5.672991" calcext:value-type="float">
            <text:p>5.672991</text:p>
          </table:table-cell>
          <table:table-cell office:value-type="float" office:value="6.33975067" calcext:value-type="float">
            <text:p>6.33975067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5.52397" calcext:value-type="float">
            <text:p>5.52397</text:p>
          </table:table-cell>
          <table:table-cell office:value-type="float" office:value="6.345017545" calcext:value-type="float">
            <text:p>6.345017545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5.420341" calcext:value-type="float">
            <text:p>5.420341</text:p>
          </table:table-cell>
          <table:table-cell office:value-type="float" office:value="6.35121485" calcext:value-type="float">
            <text:p>6.35121485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5.373842" calcext:value-type="float">
            <text:p>5.373842</text:p>
          </table:table-cell>
          <table:table-cell office:value-type="float" office:value="6.358085575" calcext:value-type="float">
            <text:p>6.358085575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5.389974" calcext:value-type="float">
            <text:p>5.389974</text:p>
          </table:table-cell>
          <table:table-cell office:value-type="float" office:value="6.36530412" calcext:value-type="float">
            <text:p>6.36530412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5.467016" calcext:value-type="float">
            <text:p>5.467016</text:p>
          </table:table-cell>
          <table:table-cell office:value-type="float" office:value="6.372510245" calcext:value-type="float">
            <text:p>6.372510245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5.596728" calcext:value-type="float">
            <text:p>5.596728</text:p>
          </table:table-cell>
          <table:table-cell office:value-type="float" office:value="6.37934874" calcext:value-type="float">
            <text:p>6.37934874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5.766365" calcext:value-type="float">
            <text:p>5.766365</text:p>
          </table:table-cell>
          <table:table-cell office:value-type="float" office:value="6.38550617" calcext:value-type="float">
            <text:p>6.38550617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5.961138" calcext:value-type="float">
            <text:p>5.961138</text:p>
          </table:table-cell>
          <table:table-cell office:value-type="float" office:value="6.39073784" calcext:value-type="float">
            <text:p>6.39073784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166299" calcext:value-type="float">
            <text:p>6.166299</text:p>
          </table:table-cell>
          <table:table-cell office:value-type="float" office:value="6.394882415" calcext:value-type="float">
            <text:p>6.394882415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36847" calcext:value-type="float">
            <text:p>6.36847</text:p>
          </table:table-cell>
          <table:table-cell office:value-type="float" office:value="6.397865645" calcext:value-type="float">
            <text:p>6.397865645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556239" calcext:value-type="float">
            <text:p>6.556239</text:p>
          </table:table-cell>
          <table:table-cell office:value-type="float" office:value="6.39969646" calcext:value-type="float">
            <text:p>6.39969646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720244" calcext:value-type="float">
            <text:p>6.720244</text:p>
          </table:table-cell>
          <table:table-cell office:value-type="float" office:value="6.40045859" calcext:value-type="float">
            <text:p>6.40045859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852991" calcext:value-type="float">
            <text:p>6.852991</text:p>
          </table:table-cell>
          <table:table-cell office:value-type="float" office:value="6.400299845" calcext:value-type="float">
            <text:p>6.400299845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948603" calcext:value-type="float">
            <text:p>6.948603</text:p>
          </table:table-cell>
          <table:table-cell office:value-type="float" office:value="6.39942007" calcext:value-type="float">
            <text:p>6.39942007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7.002643" calcext:value-type="float">
            <text:p>7.002643</text:p>
          </table:table-cell>
          <table:table-cell office:value-type="float" office:value="6.398058225" calcext:value-type="float">
            <text:p>6.398058225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7.012083" calcext:value-type="float">
            <text:p>7.012083</text:p>
          </table:table-cell>
          <table:table-cell office:value-type="float" office:value="6.39647863" calcext:value-type="float">
            <text:p>6.39647863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975454" calcext:value-type="float">
            <text:p>6.975454</text:p>
          </table:table-cell>
          <table:table-cell office:value-type="float" office:value="6.394956425" calcext:value-type="float">
            <text:p>6.394956425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893187" calcext:value-type="float">
            <text:p>6.893187</text:p>
          </table:table-cell>
          <table:table-cell office:value-type="float" office:value="6.39376243" calcext:value-type="float">
            <text:p>6.39376243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768089" calcext:value-type="float">
            <text:p>6.768089</text:p>
          </table:table-cell>
          <table:table-cell office:value-type="float" office:value="6.39314749" calcext:value-type="float">
            <text:p>6.39314749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605936" calcext:value-type="float">
            <text:p>6.605936</text:p>
          </table:table-cell>
          <table:table-cell office:value-type="float" office:value="6.39332658" calcext:value-type="float">
            <text:p>6.39332658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416057" calcext:value-type="float">
            <text:p>6.416057</text:p>
          </table:table-cell>
          <table:table-cell office:value-type="float" office:value="6.39446268" calcext:value-type="float">
            <text:p>6.39446268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211803" calcext:value-type="float">
            <text:p>6.211803</text:p>
          </table:table-cell>
          <table:table-cell office:value-type="float" office:value="6.396650695" calcext:value-type="float">
            <text:p>6.396650695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010645" calcext:value-type="float">
            <text:p>6.010645</text:p>
          </table:table-cell>
          <table:table-cell office:value-type="float" office:value="6.39990177" calcext:value-type="float">
            <text:p>6.39990177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5.833542" calcext:value-type="float">
            <text:p>5.833542</text:p>
          </table:table-cell>
          <table:table-cell office:value-type="float" office:value="6.40412944" calcext:value-type="float">
            <text:p>6.40412944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5.703158" calcext:value-type="float">
            <text:p>5.703158</text:p>
          </table:table-cell>
          <table:table-cell office:value-type="float" office:value="6.40914046" calcext:value-type="float">
            <text:p>6.40914046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5.64064" calcext:value-type="float">
            <text:p>5.64064</text:p>
          </table:table-cell>
          <table:table-cell office:value-type="float" office:value="6.41463519" calcext:value-type="float">
            <text:p>6.41463519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5.661407" calcext:value-type="float">
            <text:p>5.661407</text:p>
          </table:table-cell>
          <table:table-cell office:value-type="float" office:value="6.420223615" calcext:value-type="float">
            <text:p>6.420223615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5.771335" calcext:value-type="float">
            <text:p>5.771335</text:p>
          </table:table-cell>
          <table:table-cell office:value-type="float" office:value="6.425460935" calcext:value-type="float">
            <text:p>6.425460935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5.965134" calcext:value-type="float">
            <text:p>5.965134</text:p>
          </table:table-cell>
          <table:table-cell office:value-type="float" office:value="6.429899665" calcext:value-type="float">
            <text:p>6.429899665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227715" calcext:value-type="float">
            <text:p>6.227715</text:p>
          </table:table-cell>
          <table:table-cell office:value-type="float" office:value="6.43314654" calcext:value-type="float">
            <text:p>6.43314654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537647" calcext:value-type="float">
            <text:p>6.537647</text:p>
          </table:table-cell>
          <table:table-cell office:value-type="float" office:value="6.43490894" calcext:value-type="float">
            <text:p>6.43490894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87099" calcext:value-type="float">
            <text:p>6.87099</text:p>
          </table:table-cell>
          <table:table-cell office:value-type="float" office:value="6.43502059" calcext:value-type="float">
            <text:p>6.43502059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7.204295" calcext:value-type="float">
            <text:p>7.204295</text:p>
          </table:table-cell>
          <table:table-cell office:value-type="float" office:value="6.43344563" calcext:value-type="float">
            <text:p>6.43344563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7.516403" calcext:value-type="float">
            <text:p>7.516403</text:p>
          </table:table-cell>
          <table:table-cell office:value-type="float" office:value="6.43026655" calcext:value-type="float">
            <text:p>6.43026655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7.78931" calcext:value-type="float">
            <text:p>7.78931</text:p>
          </table:table-cell>
          <table:table-cell office:value-type="float" office:value="6.425663655" calcext:value-type="float">
            <text:p>6.425663655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8.008436" calcext:value-type="float">
            <text:p>8.008436</text:p>
          </table:table-cell>
          <table:table-cell office:value-type="float" office:value="6.419892055" calcext:value-type="float">
            <text:p>6.419892055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8.162596" calcext:value-type="float">
            <text:p>8.162596</text:p>
          </table:table-cell>
          <table:table-cell office:value-type="float" office:value="6.413260095" calcext:value-type="float">
            <text:p>6.413260095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8.243852" calcext:value-type="float">
            <text:p>8.243852</text:p>
          </table:table-cell>
          <table:table-cell office:value-type="float" office:value="6.406110865" calcext:value-type="float">
            <text:p>6.406110865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8.247342" calcext:value-type="float">
            <text:p>8.247342</text:p>
          </table:table-cell>
          <table:table-cell office:value-type="float" office:value="6.398807105" calcext:value-type="float">
            <text:p>6.398807105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8.171133" calcext:value-type="float">
            <text:p>8.171133</text:p>
          </table:table-cell>
          <table:table-cell office:value-type="float" office:value="6.3917189" calcext:value-type="float">
            <text:p>6.3917189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8.016135" calcext:value-type="float">
            <text:p>8.016135</text:p>
          </table:table-cell>
          <table:table-cell office:value-type="float" office:value="6.385213225" calcext:value-type="float">
            <text:p>6.38521322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.786066" calcext:value-type="float">
            <text:p>7.786066</text:p>
          </table:table-cell>
          <table:table-cell office:value-type="float" office:value="6.379644265" calcext:value-type="float">
            <text:p>6.379644265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7.48751" calcext:value-type="float">
            <text:p>7.48751</text:p>
          </table:table-cell>
          <table:table-cell office:value-type="float" office:value="6.375343575" calcext:value-type="float">
            <text:p>6.375343575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7.130048" calcext:value-type="float">
            <text:p>7.130048</text:p>
          </table:table-cell>
          <table:table-cell office:value-type="float" office:value="6.37260923" calcext:value-type="float">
            <text:p>6.37260923</text:p>
          </table:table-cell>
          <table:table-cell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6.726498" calcext:value-type="float">
            <text:p>6.726498</text:p>
          </table:table-cell>
          <table:table-cell office:value-type="float" office:value="6.371693305" calcext:value-type="float">
            <text:p>6.371693305</text:p>
          </table:table-cell>
          <table:table-cell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6.293277" calcext:value-type="float">
            <text:p>6.293277</text:p>
          </table:table-cell>
          <table:table-cell office:value-type="float" office:value="6.372787075" calcext:value-type="float">
            <text:p>6.372787075</text:p>
          </table:table-cell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5.850848" calcext:value-type="float">
            <text:p>5.850848</text:p>
          </table:table-cell>
          <table:table-cell office:value-type="float" office:value="6.376003405" calcext:value-type="float">
            <text:p>6.376003405</text:p>
          </table:table-cell>
          <table:table-cell table:number-columns-repeated="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5.424141" calcext:value-type="float">
            <text:p>5.424141</text:p>
          </table:table-cell>
          <table:table-cell office:value-type="float" office:value="6.3813562" calcext:value-type="float">
            <text:p>6.3813562</text:p>
          </table:table-cell>
          <table:table-cell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5.042495" calcext:value-type="float">
            <text:p>5.042495</text:p>
          </table:table-cell>
          <table:table-cell office:value-type="float" office:value="6.38873734" calcext:value-type="float">
            <text:p>6.38873734</text:p>
          </table:table-cell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4.738201" calcext:value-type="float">
            <text:p>4.738201</text:p>
          </table:table-cell>
          <table:table-cell office:value-type="float" office:value="6.39789396" calcext:value-type="float">
            <text:p>6.39789396</text:p>
          </table:table-cell>
          <table:table-cell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4.542327" calcext:value-type="float">
            <text:p>4.542327</text:p>
          </table:table-cell>
          <table:table-cell office:value-type="float" office:value="6.40841348" calcext:value-type="float">
            <text:p>6.40841348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4.477446" calcext:value-type="float">
            <text:p>4.477446</text:p>
          </table:table-cell>
          <table:table-cell office:value-type="float" office:value="6.419730325" calcext:value-type="float">
            <text:p>6.419730325</text:p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4.550017" calcext:value-type="float">
            <text:p>4.550017</text:p>
          </table:table-cell>
          <table:table-cell office:value-type="float" office:value="6.43117003" calcext:value-type="float">
            <text:p>6.43117003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4.747674" calcext:value-type="float">
            <text:p>4.747674</text:p>
          </table:table-cell>
          <table:table-cell office:value-type="float" office:value="6.4420324" calcext:value-type="float">
            <text:p>6.4420324</text:p>
          </table:table-cell>
          <table:table-cell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5.043584" calcext:value-type="float">
            <text:p>5.043584</text:p>
          </table:table-cell>
          <table:table-cell office:value-type="float" office:value="6.45168886" calcext:value-type="float">
            <text:p>6.45168886</text:p>
          </table:table-cell>
          <table:table-cell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5.404017" calcext:value-type="float">
            <text:p>5.404017</text:p>
          </table:table-cell>
          <table:table-cell office:value-type="float" office:value="6.459658145" calcext:value-type="float">
            <text:p>6.459658145</text:p>
          </table:table-cell>
          <table:table-cell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5.793994" calcext:value-type="float">
            <text:p>5.793994</text:p>
          </table:table-cell>
          <table:table-cell office:value-type="float" office:value="6.46564343" calcext:value-type="float">
            <text:p>6.46564343</text:p>
          </table:table-cell>
          <table:table-cell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6.179257" calcext:value-type="float">
            <text:p>6.179257</text:p>
          </table:table-cell>
          <table:table-cell office:value-type="float" office:value="6.46953971" calcext:value-type="float">
            <text:p>6.46953971</text:p>
          </table:table-cell>
          <table:table-cell table:number-columns-repeated="2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6.525451" calcext:value-type="float">
            <text:p>6.525451</text:p>
          </table:table-cell>
          <table:table-cell office:value-type="float" office:value="6.471429125" calcext:value-type="float">
            <text:p>6.471429125</text:p>
          </table:table-cell>
          <table:table-cell table:number-columns-repeated="2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6.795685" calcext:value-type="float">
            <text:p>6.795685</text:p>
          </table:table-cell>
          <table:table-cell office:value-type="float" office:value="6.471577775" calcext:value-type="float">
            <text:p>6.471577775</text:p>
          </table:table-cell>
          <table:table-cell table:number-columns-repeated="2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6.946795" calcext:value-type="float">
            <text:p>6.946795</text:p>
          </table:table-cell>
          <table:table-cell office:value-type="float" office:value="6.470442345" calcext:value-type="float">
            <text:p>6.470442345</text:p>
          </table:table-cell>
          <table:table-cell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6.923229" calcext:value-type="float">
            <text:p>6.923229</text:p>
          </table:table-cell>
          <table:table-cell office:value-type="float" office:value="6.468693725" calcext:value-type="float">
            <text:p>6.468693725</text:p>
          </table:table-cell>
          <table:table-cell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6.644619" calcext:value-type="float">
            <text:p>6.644619</text:p>
          </table:table-cell>
          <table:table-cell office:value-type="float" office:value="6.467270775" calcext:value-type="float">
            <text:p>6.467270775</text:p>
          </table:table-cell>
          <table:table-cell table:number-columns-repeated="2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5.972817" calcext:value-type="float">
            <text:p>5.972817</text:p>
          </table:table-cell>
          <table:table-cell office:value-type="float" office:value="6.46749714" calcext:value-type="float">
            <text:p>6.46749714</text:p>
          </table:table-cell>
          <table:table-cell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.583002" calcext:value-type="float">
            <text:p>4.583002</text:p>
          </table:table-cell>
          <table:table-cell office:value-type="float" office:value="6.47136504" calcext:value-type="float">
            <text:p>6.47136504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.583002" calcext:value-type="float">
            <text:p>4.583002</text:p>
          </table:table-cell>
          <table:table-cell office:value-type="float" office:value="6.48246646" calcext:value-type="float">
            <text:p>6.48246646</text:p>
          </table:table-cell>
          <table:table-cell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4.583002" calcext:value-type="float">
            <text:p>4.583002</text:p>
          </table:table-cell>
          <table:table-cell office:value-type="float" office:value="6.493830805" calcext:value-type="float">
            <text:p>6.493830805</text:p>
          </table:table-cell>
          <table:table-cell table:number-columns-repeated="2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4.583002" calcext:value-type="float">
            <text:p>4.583002</text:p>
          </table:table-cell>
          <table:table-cell office:value-type="float" office:value="6.505416835" calcext:value-type="float">
            <text:p>6.505416835</text:p>
          </table:table-cell>
          <table:table-cell table:number-columns-repeated="2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4.583002" calcext:value-type="float">
            <text:p>4.583002</text:p>
          </table:table-cell>
          <table:table-cell office:value-type="float" office:value="6.517169315" calcext:value-type="float">
            <text:p>6.517169315</text:p>
          </table:table-cell>
          <table:table-cell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4.583002" calcext:value-type="float">
            <text:p>4.583002</text:p>
          </table:table-cell>
          <table:table-cell office:value-type="float" office:value="6.529025905" calcext:value-type="float">
            <text:p>6.529025905</text:p>
          </table:table-cell>
          <table:table-cell table:number-columns-repeated="2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4.583002" calcext:value-type="float">
            <text:p>4.583002</text:p>
          </table:table-cell>
          <table:table-cell office:value-type="float" office:value="6.54092416" calcext:value-type="float">
            <text:p>6.54092416</text:p>
          </table:table-cell>
          <table:table-cell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4.583002" calcext:value-type="float">
            <text:p>4.583002</text:p>
          </table:table-cell>
          <table:table-cell office:value-type="float" office:value="6.5528078" calcext:value-type="float">
            <text:p>6.5528078</text:p>
          </table:table-cell>
          <table:table-cell table:number-columns-repeated="2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28.949369" calcext:value-type="float">
            <text:p>28.949369</text:p>
          </table:table-cell>
          <table:table-cell office:value-type="float" office:value="6.564631565" calcext:value-type="float">
            <text:p>6.564631565</text:p>
          </table:table-cell>
          <table:table-cell table:number-columns-repeated="2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8.978664" calcext:value-type="float">
            <text:p>18.978664</text:p>
          </table:table-cell>
          <table:table-cell office:value-type="float" office:value="6.454532315" calcext:value-type="float">
            <text:p>6.454532315</text:p>
          </table:table-cell>
          <table:table-cell table:number-columns-repeated="2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4.226623" calcext:value-type="float">
            <text:p>14.226623</text:p>
          </table:table-cell>
          <table:table-cell office:value-type="float" office:value="6.39417899" calcext:value-type="float">
            <text:p>6.39417899</text:p>
          </table:table-cell>
          <table:table-cell table:number-columns-repeated="2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0.974734" calcext:value-type="float">
            <text:p>10.974734</text:p>
          </table:table-cell>
          <table:table-cell office:value-type="float" office:value="6.357475745" calcext:value-type="float">
            <text:p>6.357475745</text:p>
          </table:table-cell>
          <table:table-cell table:number-columns-repeated="2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8.421779" calcext:value-type="float">
            <text:p>8.421779</text:p>
          </table:table-cell>
          <table:table-cell office:value-type="float" office:value="6.33693071" calcext:value-type="float">
            <text:p>6.33693071</text:p>
          </table:table-cell>
          <table:table-cell table:number-columns-repeated="2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6.319751" calcext:value-type="float">
            <text:p>6.319751</text:p>
          </table:table-cell>
          <table:table-cell office:value-type="float" office:value="6.32906617" calcext:value-type="float">
            <text:p>6.32906617</text:p>
          </table:table-cell>
          <table:table-cell table:number-columns-repeated="2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4.613231" calcext:value-type="float">
            <text:p>4.613231</text:p>
          </table:table-cell>
          <table:table-cell office:value-type="float" office:value="6.331648915" calcext:value-type="float">
            <text:p>6.331648915</text:p>
          </table:table-cell>
          <table:table-cell table:number-columns-repeated="2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3.3651" calcext:value-type="float">
            <text:p>3.3651</text:p>
          </table:table-cell>
          <table:table-cell office:value-type="float" office:value="6.34272409" calcext:value-type="float">
            <text:p>6.34272409</text:p>
          </table:table-cell>
          <table:table-cell table:number-columns-repeated="2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2.727446" calcext:value-type="float">
            <text:p>2.727446</text:p>
          </table:table-cell>
          <table:table-cell office:value-type="float" office:value="6.36002136" calcext:value-type="float">
            <text:p>6.36002136</text:p>
          </table:table-cell>
          <table:table-cell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2.737442" calcext:value-type="float">
            <text:p>2.737442</text:p>
          </table:table-cell>
          <table:table-cell office:value-type="float" office:value="6.380507535" calcext:value-type="float">
            <text:p>6.380507535</text:p>
          </table:table-cell>
          <table:table-cell table:number-columns-repeated="2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3.116001" calcext:value-type="float">
            <text:p>3.116001</text:p>
          </table:table-cell>
          <table:table-cell office:value-type="float" office:value="6.40096086" calcext:value-type="float">
            <text:p>6.40096086</text:p>
          </table:table-cell>
          <table:table-cell table:number-columns-repeated="2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3.558167" calcext:value-type="float">
            <text:p>3.558167</text:p>
          </table:table-cell>
          <table:table-cell office:value-type="float" office:value="6.41955278" calcext:value-type="float">
            <text:p>6.41955278</text:p>
          </table:table-cell>
          <table:table-cell table:number-columns-repeated="2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3.911963" calcext:value-type="float">
            <text:p>3.911963</text:p>
          </table:table-cell>
          <table:table-cell office:value-type="float" office:value="6.43597815" calcext:value-type="float">
            <text:p>6.43597815</text:p>
          </table:table-cell>
          <table:table-cell table:number-columns-repeated="2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4.122344" calcext:value-type="float">
            <text:p>4.122344</text:p>
          </table:table-cell>
          <table:table-cell office:value-type="float" office:value="6.45069126" calcext:value-type="float">
            <text:p>6.45069126</text:p>
          </table:table-cell>
          <table:table-cell table:number-columns-repeated="2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4.179512" calcext:value-type="float">
            <text:p>4.179512</text:p>
          </table:table-cell>
          <table:table-cell office:value-type="float" office:value="6.4644218" calcext:value-type="float">
            <text:p>6.4644218</text:p>
          </table:table-cell>
          <table:table-cell table:number-columns-repeated="2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4.097731" calcext:value-type="float">
            <text:p>4.097731</text:p>
          </table:table-cell>
          <table:table-cell office:value-type="float" office:value="6.47794874" calcext:value-type="float">
            <text:p>6.47794874</text:p>
          </table:table-cell>
          <table:table-cell table:number-columns-repeated="2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3.907782" calcext:value-type="float">
            <text:p>3.907782</text:p>
          </table:table-cell>
          <table:table-cell office:value-type="float" office:value="6.491979605" calcext:value-type="float">
            <text:p>6.491979605</text:p>
          </table:table-cell>
          <table:table-cell table:number-columns-repeated="2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3.654954" calcext:value-type="float">
            <text:p>3.654954</text:p>
          </table:table-cell>
          <table:table-cell office:value-type="float" office:value="6.507066915" calcext:value-type="float">
            <text:p>6.507066915</text:p>
          </table:table-cell>
          <table:table-cell table:number-columns-repeated="2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3.398841" calcext:value-type="float">
            <text:p>3.398841</text:p>
          </table:table-cell>
          <table:table-cell office:value-type="float" office:value="6.523534295" calcext:value-type="float">
            <text:p>6.523534295</text:p>
          </table:table-cell>
          <table:table-cell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.210256" calcext:value-type="float">
            <text:p>3.210256</text:p>
          </table:table-cell>
          <table:table-cell office:value-type="float" office:value="6.541403315" calcext:value-type="float">
            <text:p>6.541403315</text:p>
          </table:table-cell>
          <table:table-cell table:number-columns-repeated="2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3.157145" calcext:value-type="float">
            <text:p>3.157145</text:p>
          </table:table-cell>
          <table:table-cell office:value-type="float" office:value="6.56033565" calcext:value-type="float">
            <text:p>6.56033565</text:p>
          </table:table-cell>
          <table:table-cell table:number-columns-repeated="2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3.27741" calcext:value-type="float">
            <text:p>3.27741</text:p>
          </table:table-cell>
          <table:table-cell office:value-type="float" office:value="6.579645675" calcext:value-type="float">
            <text:p>6.579645675</text:p>
          </table:table-cell>
          <table:table-cell table:number-columns-repeated="2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3.560348" calcext:value-type="float">
            <text:p>3.560348</text:p>
          </table:table-cell>
          <table:table-cell office:value-type="float" office:value="6.598449155" calcext:value-type="float">
            <text:p>6.598449155</text:p>
          </table:table-cell>
          <table:table-cell table:number-columns-repeated="2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3.959375" calcext:value-type="float">
            <text:p>3.959375</text:p>
          </table:table-cell>
          <table:table-cell office:value-type="float" office:value="6.615905085" calcext:value-type="float">
            <text:p>6.615905085</text:p>
          </table:table-cell>
          <table:table-cell table:number-columns-repeated="2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4.419467" calcext:value-type="float">
            <text:p>4.419467</text:p>
          </table:table-cell>
          <table:table-cell office:value-type="float" office:value="6.63139462" calcext:value-type="float">
            <text:p>6.63139462</text:p>
          </table:table-cell>
          <table:table-cell table:number-columns-repeated="2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4.893783" calcext:value-type="float">
            <text:p>4.893783</text:p>
          </table:table-cell>
          <table:table-cell office:value-type="float" office:value="6.64456371" calcext:value-type="float">
            <text:p>6.64456371</text:p>
          </table:table-cell>
          <table:table-cell table:number-columns-repeated="2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5.347387" calcext:value-type="float">
            <text:p>5.347387</text:p>
          </table:table-cell>
          <table:table-cell office:value-type="float" office:value="6.655283895" calcext:value-type="float">
            <text:p>6.655283895</text:p>
          </table:table-cell>
          <table:table-cell table:number-columns-repeated="2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5.755674" calcext:value-type="float">
            <text:p>5.755674</text:p>
          </table:table-cell>
          <table:table-cell office:value-type="float" office:value="6.6635959" calcext:value-type="float">
            <text:p>6.6635959</text:p>
          </table:table-cell>
          <table:table-cell table:number-columns-repeated="2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6.10202" calcext:value-type="float">
            <text:p>6.10202</text:p>
          </table:table-cell>
          <table:table-cell office:value-type="float" office:value="6.66966249" calcext:value-type="float">
            <text:p>6.66966249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6.375982" calcext:value-type="float">
            <text:p>6.375982</text:p>
          </table:table-cell>
          <table:table-cell office:value-type="float" office:value="6.67373416" calcext:value-type="float">
            <text:p>6.67373416</text:p>
          </table:table-cell>
          <table:table-cell table:number-columns-repeated="2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6.572187" calcext:value-type="float">
            <text:p>6.572187</text:p>
          </table:table-cell>
          <table:table-cell office:value-type="float" office:value="6.67612433" calcext:value-type="float">
            <text:p>6.67612433</text:p>
          </table:table-cell>
          <table:table-cell table:number-columns-repeated="2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6.689748" calcext:value-type="float">
            <text:p>6.689748</text:p>
          </table:table-cell>
          <table:table-cell office:value-type="float" office:value="6.67718971" calcext:value-type="float">
            <text:p>6.67718971</text:p>
          </table:table-cell>
          <table:table-cell table:number-columns-repeated="2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6.732025" calcext:value-type="float">
            <text:p>6.732025</text:p>
          </table:table-cell>
          <table:table-cell office:value-type="float" office:value="6.67731227" calcext:value-type="float">
            <text:p>6.67731227</text:p>
          </table:table-cell>
          <table:table-cell table:number-columns-repeated="2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6.706577" calcext:value-type="float">
            <text:p>6.706577</text:p>
          </table:table-cell>
          <table:table-cell office:value-type="float" office:value="6.676880115" calcext:value-type="float">
            <text:p>6.676880115</text:p>
          </table:table-cell>
          <table:table-cell table:number-columns-repeated="2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6.625101" calcext:value-type="float">
            <text:p>6.625101</text:p>
          </table:table-cell>
          <table:table-cell office:value-type="float" office:value="6.67626572" calcext:value-type="float">
            <text:p>6.67626572</text:p>
          </table:table-cell>
          <table:table-cell table:number-columns-repeated="2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6.503175" calcext:value-type="float">
            <text:p>6.503175</text:p>
          </table:table-cell>
          <table:table-cell office:value-type="float" office:value="6.675801485" calcext:value-type="float">
            <text:p>6.675801485</text:p>
          </table:table-cell>
          <table:table-cell table:number-columns-repeated="2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6.35957" calcext:value-type="float">
            <text:p>6.35957</text:p>
          </table:table-cell>
          <table:table-cell office:value-type="float" office:value="6.67575421" calcext:value-type="float">
            <text:p>6.67575421</text:p>
          </table:table-cell>
          <table:table-cell table:number-columns-repeated="2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6.214919" calcext:value-type="float">
            <text:p>6.214919</text:p>
          </table:table-cell>
          <table:table-cell office:value-type="float" office:value="6.676301775" calcext:value-type="float">
            <text:p>6.676301775</text:p>
          </table:table-cell>
          <table:table-cell table:number-columns-repeated="2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6.089606" calcext:value-type="float">
            <text:p>6.089606</text:p>
          </table:table-cell>
          <table:table-cell office:value-type="float" office:value="6.677516825" calcext:value-type="float">
            <text:p>6.677516825</text:p>
          </table:table-cell>
          <table:table-cell table:number-columns-repeated="2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6.001026" calcext:value-type="float">
            <text:p>6.001026</text:p>
          </table:table-cell>
          <table:table-cell office:value-type="float" office:value="6.67936274" calcext:value-type="float">
            <text:p>6.67936274</text:p>
          </table:table-cell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5.960809" calcext:value-type="float">
            <text:p>5.960809</text:p>
          </table:table-cell>
          <table:table-cell office:value-type="float" office:value="6.681705935" calcext:value-type="float">
            <text:p>6.681705935</text:p>
          </table:table-cell>
          <table:table-cell table:number-columns-repeated="2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5.972955" calcext:value-type="float">
            <text:p>5.972955</text:p>
          </table:table-cell>
          <table:table-cell office:value-type="float" office:value="6.68434481" calcext:value-type="float">
            <text:p>6.68434481</text:p>
          </table:table-cell>
          <table:table-cell table:number-columns-repeated="2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6.033748" calcext:value-type="float">
            <text:p>6.033748</text:p>
          </table:table-cell>
          <table:table-cell office:value-type="float" office:value="6.687050265" calcext:value-type="float">
            <text:p>6.687050265</text:p>
          </table:table-cell>
          <table:table-cell table:number-columns-repeated="2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6.133596" calcext:value-type="float">
            <text:p>6.133596</text:p>
          </table:table-cell>
          <table:table-cell office:value-type="float" office:value="6.68960771" calcext:value-type="float">
            <text:p>6.68960771</text:p>
          </table:table-cell>
          <table:table-cell table:number-columns-repeated="2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6.260085" calcext:value-type="float">
            <text:p>6.260085</text:p>
          </table:table-cell>
          <table:table-cell office:value-type="float" office:value="6.691849685" calcext:value-type="float">
            <text:p>6.691849685</text:p>
          </table:table-cell>
          <table:table-cell table:number-columns-repeated="2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6.40116" calcext:value-type="float">
            <text:p>6.40116</text:p>
          </table:table-cell>
          <table:table-cell office:value-type="float" office:value="6.693671895" calcext:value-type="float">
            <text:p>6.693671895</text:p>
          </table:table-cell>
          <table:table-cell table:number-columns-repeated="2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6.547553" calcext:value-type="float">
            <text:p>6.547553</text:p>
          </table:table-cell>
          <table:table-cell office:value-type="float" office:value="6.69503132" calcext:value-type="float">
            <text:p>6.69503132</text:p>
          </table:table-cell>
          <table:table-cell table:number-columns-repeated="2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6.694055" calcext:value-type="float">
            <text:p>6.694055</text:p>
          </table:table-cell>
          <table:table-cell office:value-type="float" office:value="6.695930085" calcext:value-type="float">
            <text:p>6.695930085</text:p>
          </table:table-cell>
          <table:table-cell table:number-columns-repeated="2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6.839627" calcext:value-type="float">
            <text:p>6.839627</text:p>
          </table:table-cell>
          <table:table-cell office:value-type="float" office:value="6.69639138" calcext:value-type="float">
            <text:p>6.69639138</text:p>
          </table:table-cell>
          <table:table-cell table:number-columns-repeated="2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6.986527" calcext:value-type="float">
            <text:p>6.986527</text:p>
          </table:table-cell>
          <table:table-cell office:value-type="float" office:value="6.69643419" calcext:value-type="float">
            <text:p>6.69643419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7.138726" calcext:value-type="float">
            <text:p>7.138726</text:p>
          </table:table-cell>
          <table:table-cell office:value-type="float" office:value="6.696052875" calcext:value-type="float">
            <text:p>6.696052875</text:p>
          </table:table-cell>
          <table:table-cell table:number-columns-repeated="2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7.299964" calcext:value-type="float">
            <text:p>7.299964</text:p>
          </table:table-cell>
          <table:table-cell office:value-type="float" office:value="6.695206145" calcext:value-type="float">
            <text:p>6.695206145</text:p>
          </table:table-cell>
          <table:table-cell table:number-columns-repeated="2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7.471852" calcext:value-type="float">
            <text:p>7.471852</text:p>
          </table:table-cell>
          <table:table-cell office:value-type="float" office:value="6.69381783" calcext:value-type="float">
            <text:p>6.69381783</text:p>
          </table:table-cell>
          <table:table-cell table:number-columns-repeated="2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7.652448" calcext:value-type="float">
            <text:p>7.652448</text:p>
          </table:table-cell>
          <table:table-cell office:value-type="float" office:value="6.69178937" calcext:value-type="float">
            <text:p>6.69178937</text:p>
          </table:table-cell>
          <table:table-cell table:number-columns-repeated="2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7.835586" calcext:value-type="float">
            <text:p>7.835586</text:p>
          </table:table-cell>
          <table:table-cell office:value-type="float" office:value="6.689021325" calcext:value-type="float">
            <text:p>6.689021325</text:p>
          </table:table-cell>
          <table:table-cell table:number-columns-repeated="2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8.011071" calcext:value-type="float">
            <text:p>8.011071</text:p>
          </table:table-cell>
          <table:table-cell office:value-type="float" office:value="6.685439485" calcext:value-type="float">
            <text:p>6.685439485</text:p>
          </table:table-cell>
          <table:table-cell table:number-columns-repeated="2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8.165603" calcext:value-type="float">
            <text:p>8.165603</text:p>
          </table:table-cell>
          <table:table-cell office:value-type="float" office:value="6.681020415" calcext:value-type="float">
            <text:p>6.681020415</text:p>
          </table:table-cell>
          <table:table-cell table:number-columns-repeated="2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8.284162" calcext:value-type="float">
            <text:p>8.284162</text:p>
          </table:table-cell>
          <table:table-cell office:value-type="float" office:value="6.67581194" calcext:value-type="float">
            <text:p>6.67581194</text:p>
          </table:table-cell>
          <table:table-cell table:number-columns-repeated="2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8.35157" calcext:value-type="float">
            <text:p>8.35157</text:p>
          </table:table-cell>
          <table:table-cell office:value-type="float" office:value="6.669945565" calcext:value-type="float">
            <text:p>6.669945565</text:p>
          </table:table-cell>
          <table:table-cell table:number-columns-repeated="2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8.35401" calcext:value-type="float">
            <text:p>8.35401</text:p>
          </table:table-cell>
          <table:table-cell office:value-type="float" office:value="6.663639525" calcext:value-type="float">
            <text:p>6.663639525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8.280373" calcext:value-type="float">
            <text:p>8.280373</text:p>
          </table:table-cell>
          <table:table-cell office:value-type="float" office:value="6.657192525" calcext:value-type="float">
            <text:p>6.657192525</text:p>
          </table:table-cell>
          <table:table-cell table:number-columns-repeated="2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8.123397" calcext:value-type="float">
            <text:p>8.123397</text:p>
          </table:table-cell>
          <table:table-cell office:value-type="float" office:value="6.650969305" calcext:value-type="float">
            <text:p>6.650969305</text:p>
          </table:table-cell>
          <table:table-cell table:number-columns-repeated="2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7.880582" calcext:value-type="float">
            <text:p>7.880582</text:p>
          </table:table-cell>
          <table:table-cell office:value-type="float" office:value="6.64537953" calcext:value-type="float">
            <text:p>6.64537953</text:p>
          </table:table-cell>
          <table:table-cell table:number-columns-repeated="2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7.554935" calcext:value-type="float">
            <text:p>7.554935</text:p>
          </table:table-cell>
          <table:table-cell office:value-type="float" office:value="6.64085178" calcext:value-type="float">
            <text:p>6.64085178</text:p>
          </table:table-cell>
          <table:table-cell table:number-columns-repeated="2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7.155575" calcext:value-type="float">
            <text:p>7.155575</text:p>
          </table:table-cell>
          <table:table-cell office:value-type="float" office:value="6.63780412" calcext:value-type="float">
            <text:p>6.63780412</text:p>
          </table:table-cell>
          <table:table-cell table:number-columns-repeated="2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6.698232" calcext:value-type="float">
            <text:p>6.698232</text:p>
          </table:table-cell>
          <table:table-cell office:value-type="float" office:value="6.63661234" calcext:value-type="float">
            <text:p>6.63661234</text:p>
          </table:table-cell>
          <table:table-cell table:number-columns-repeated="2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6.205664" calcext:value-type="float">
            <text:p>6.205664</text:p>
          </table:table-cell>
          <table:table-cell office:value-type="float" office:value="6.637576605" calcext:value-type="float">
            <text:p>6.637576605</text:p>
          </table:table-cell>
          <table:table-cell table:number-columns-repeated="2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5.70785" calcext:value-type="float">
            <text:p>5.70785</text:p>
          </table:table-cell>
          <table:table-cell office:value-type="float" office:value="6.64088667" calcext:value-type="float">
            <text:p>6.64088667</text:p>
          </table:table-cell>
          <table:table-cell table:number-columns-repeated="2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5.241469" calcext:value-type="float">
            <text:p>5.241469</text:p>
          </table:table-cell>
          <table:table-cell office:value-type="float" office:value="6.6465864" calcext:value-type="float">
            <text:p>6.6465864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.847507" calcext:value-type="float">
            <text:p>4.847507</text:p>
          </table:table-cell>
          <table:table-cell office:value-type="float" office:value="6.654540605" calcext:value-type="float">
            <text:p>6.654540605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4.56516" calcext:value-type="float">
            <text:p>4.56516</text:p>
          </table:table-cell>
          <table:table-cell office:value-type="float" office:value="6.66441306" calcext:value-type="float">
            <text:p>6.66441306</text:p>
          </table:table-cell>
          <table:table-cell table:number-columns-repeated="2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4.421417" calcext:value-type="float">
            <text:p>4.421417</text:p>
          </table:table-cell>
          <table:table-cell office:value-type="float" office:value="6.675673915" calcext:value-type="float">
            <text:p>6.675673915</text:p>
          </table:table-cell>
          <table:table-cell table:number-columns-repeated="2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4.420522" calcext:value-type="float">
            <text:p>4.420522</text:p>
          </table:table-cell>
          <table:table-cell office:value-type="float" office:value="6.68765818" calcext:value-type="float">
            <text:p>6.68765818</text:p>
          </table:table-cell>
          <table:table-cell table:number-columns-repeated="2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4.541672" calcext:value-type="float">
            <text:p>4.541672</text:p>
          </table:table-cell>
          <table:table-cell office:value-type="float" office:value="6.6996762" calcext:value-type="float">
            <text:p>6.6996762</text:p>
          </table:table-cell>
          <table:table-cell table:number-columns-repeated="2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4.747965" calcext:value-type="float">
            <text:p>4.747965</text:p>
          </table:table-cell>
          <table:table-cell office:value-type="float" office:value="6.71113558" calcext:value-type="float">
            <text:p>6.71113558</text:p>
          </table:table-cell>
          <table:table-cell table:number-columns-repeated="2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4.999547" calcext:value-type="float">
            <text:p>4.999547</text:p>
          </table:table-cell>
          <table:table-cell office:value-type="float" office:value="6.72161894" calcext:value-type="float">
            <text:p>6.72161894</text:p>
          </table:table-cell>
          <table:table-cell table:number-columns-repeated="2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5.262824" calcext:value-type="float">
            <text:p>5.262824</text:p>
          </table:table-cell>
          <table:table-cell office:value-type="float" office:value="6.730897185" calcext:value-type="float">
            <text:p>6.730897185</text:p>
          </table:table-cell>
          <table:table-cell table:number-columns-repeated="2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5.513929" calcext:value-type="float">
            <text:p>5.513929</text:p>
          </table:table-cell>
          <table:table-cell office:value-type="float" office:value="6.73889824" calcext:value-type="float">
            <text:p>6.73889824</text:p>
          </table:table-cell>
          <table:table-cell table:number-columns-repeated="2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5.738537" calcext:value-type="float">
            <text:p>5.738537</text:p>
          </table:table-cell>
          <table:table-cell office:value-type="float" office:value="6.745660105" calcext:value-type="float">
            <text:p>6.745660105</text:p>
          </table:table-cell>
          <table:table-cell table:number-columns-repeated="2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5.930177" calcext:value-type="float">
            <text:p>5.930177</text:p>
          </table:table-cell>
          <table:table-cell office:value-type="float" office:value="6.751286215" calcext:value-type="float">
            <text:p>6.751286215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6.088168" calcext:value-type="float">
            <text:p>6.088168</text:p>
          </table:table-cell>
          <table:table-cell office:value-type="float" office:value="6.75591025" calcext:value-type="float">
            <text:p>6.75591025</text:p>
          </table:table-cell>
          <table:table-cell table:number-columns-repeated="2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6.215623" calcext:value-type="float">
            <text:p>6.215623</text:p>
          </table:table-cell>
          <table:table-cell office:value-type="float" office:value="6.759671645" calcext:value-type="float">
            <text:p>6.759671645</text:p>
          </table:table-cell>
          <table:table-cell table:number-columns-repeated="2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6.317641" calcext:value-type="float">
            <text:p>6.317641</text:p>
          </table:table-cell>
          <table:table-cell office:value-type="float" office:value="6.76270097" calcext:value-type="float">
            <text:p>6.76270097</text:p>
          </table:table-cell>
          <table:table-cell table:number-columns-repeated="2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6.399794" calcext:value-type="float">
            <text:p>6.399794</text:p>
          </table:table-cell>
          <table:table-cell office:value-type="float" office:value="6.765113655" calcext:value-type="float">
            <text:p>6.765113655</text:p>
          </table:table-cell>
          <table:table-cell table:number-columns-repeated="2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6.466975" calcext:value-type="float">
            <text:p>6.466975</text:p>
          </table:table-cell>
          <table:table-cell office:value-type="float" office:value="6.76701013" calcext:value-type="float">
            <text:p>6.76701013</text:p>
          </table:table-cell>
          <table:table-cell table:number-columns-repeated="2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6.522685" calcext:value-type="float">
            <text:p>6.522685</text:p>
          </table:table-cell>
          <table:table-cell office:value-type="float" office:value="6.76848025" calcext:value-type="float">
            <text:p>6.76848025</text:p>
          </table:table-cell>
          <table:table-cell table:number-columns-repeated="2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6.568787" calcext:value-type="float">
            <text:p>6.568787</text:p>
          </table:table-cell>
          <table:table-cell office:value-type="float" office:value="6.769609535" calcext:value-type="float">
            <text:p>6.769609535</text:p>
          </table:table-cell>
          <table:table-cell table:number-columns-repeated="2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6.605695" calcext:value-type="float">
            <text:p>6.605695</text:p>
          </table:table-cell>
          <table:table-cell office:value-type="float" office:value="6.77048481" calcext:value-type="float">
            <text:p>6.77048481</text:p>
          </table:table-cell>
          <table:table-cell table:number-columns-repeated="2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6.63288" calcext:value-type="float">
            <text:p>6.63288</text:p>
          </table:table-cell>
          <table:table-cell office:value-type="float" office:value="6.771197155" calcext:value-type="float">
            <text:p>6.771197155</text:p>
          </table:table-cell>
          <table:table-cell table:number-columns-repeated="2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.649568" calcext:value-type="float">
            <text:p>6.649568</text:p>
          </table:table-cell>
          <table:table-cell office:value-type="float" office:value="6.77184094" calcext:value-type="float">
            <text:p>6.77184094</text:p>
          </table:table-cell>
          <table:table-cell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6.655434" calcext:value-type="float">
            <text:p>6.655434</text:p>
          </table:table-cell>
          <table:table-cell office:value-type="float" office:value="6.7725086" calcext:value-type="float">
            <text:p>6.7725086</text:p>
          </table:table-cell>
          <table:table-cell table:number-columns-repeated="2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6.651164" calcext:value-type="float">
            <text:p>6.651164</text:p>
          </table:table-cell>
          <table:table-cell office:value-type="float" office:value="6.773282" calcext:value-type="float">
            <text:p>6.773282</text:p>
          </table:table-cell>
          <table:table-cell table:number-columns-repeated="2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6.638763" calcext:value-type="float">
            <text:p>6.638763</text:p>
          </table:table-cell>
          <table:table-cell office:value-type="float" office:value="6.774221985" calcext:value-type="float">
            <text:p>6.774221985</text:p>
          </table:table-cell>
          <table:table-cell table:number-columns-repeated="2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6.621539" calcext:value-type="float">
            <text:p>6.621539</text:p>
          </table:table-cell>
          <table:table-cell office:value-type="float" office:value="6.775358315" calcext:value-type="float">
            <text:p>6.775358315</text:p>
          </table:table-cell>
          <table:table-cell table:number-columns-repeated="2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6.603752" calcext:value-type="float">
            <text:p>6.603752</text:p>
          </table:table-cell>
          <table:table-cell office:value-type="float" office:value="6.776682205" calcext:value-type="float">
            <text:p>6.776682205</text:p>
          </table:table-cell>
          <table:table-cell table:number-columns-repeated="2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6.589973" calcext:value-type="float">
            <text:p>6.589973</text:p>
          </table:table-cell>
          <table:table-cell office:value-type="float" office:value="6.778143525" calcext:value-type="float">
            <text:p>6.778143525</text:p>
          </table:table-cell>
          <table:table-cell table:number-columns-repeated="2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6.584267" calcext:value-type="float">
            <text:p>6.584267</text:p>
          </table:table-cell>
          <table:table-cell office:value-type="float" office:value="6.779653945" calcext:value-type="float">
            <text:p>6.779653945</text:p>
          </table:table-cell>
          <table:table-cell table:number-columns-repeated="2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6.58937" calcext:value-type="float">
            <text:p>6.58937</text:p>
          </table:table-cell>
          <table:table-cell office:value-type="float" office:value="6.781096435" calcext:value-type="float">
            <text:p>6.781096435</text:p>
          </table:table-cell>
          <table:table-cell table:number-columns-repeated="2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6.606082" calcext:value-type="float">
            <text:p>6.606082</text:p>
          </table:table-cell>
          <table:table-cell office:value-type="float" office:value="6.78234033" calcext:value-type="float">
            <text:p>6.78234033</text:p>
          </table:table-cell>
          <table:table-cell table:number-columns-repeated="2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6.633014" calcext:value-type="float">
            <text:p>6.633014</text:p>
          </table:table-cell>
          <table:table-cell office:value-type="float" office:value="6.78325977" calcext:value-type="float">
            <text:p>6.78325977</text:p>
          </table:table-cell>
          <table:table-cell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6.666802" calcext:value-type="float">
            <text:p>6.666802</text:p>
          </table:table-cell>
          <table:table-cell office:value-type="float" office:value="6.78375262" calcext:value-type="float">
            <text:p>6.78375262</text:p>
          </table:table-cell>
          <table:table-cell table:number-columns-repeated="2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6.702712" calcext:value-type="float">
            <text:p>6.702712</text:p>
          </table:table-cell>
          <table:table-cell office:value-type="float" office:value="6.783756365" calcext:value-type="float">
            <text:p>6.783756365</text:p>
          </table:table-cell>
          <table:table-cell table:number-columns-repeated="2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6.735499" calcext:value-type="float">
            <text:p>6.735499</text:p>
          </table:table-cell>
          <table:table-cell office:value-type="float" office:value="6.78325818" calcext:value-type="float">
            <text:p>6.78325818</text:p>
          </table:table-cell>
          <table:table-cell table:number-columns-repeated="2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6.760312" calcext:value-type="float">
            <text:p>6.760312</text:p>
          </table:table-cell>
          <table:table-cell office:value-type="float" office:value="6.782297355" calcext:value-type="float">
            <text:p>6.782297355</text:p>
          </table:table-cell>
          <table:table-cell table:number-columns-repeated="2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6.773472" calcext:value-type="float">
            <text:p>6.773472</text:p>
          </table:table-cell>
          <table:table-cell office:value-type="float" office:value="6.780960005" calcext:value-type="float">
            <text:p>6.780960005</text:p>
          </table:table-cell>
          <table:table-cell table:number-columns-repeated="2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6.772989" calcext:value-type="float">
            <text:p>6.772989</text:p>
          </table:table-cell>
          <table:table-cell office:value-type="float" office:value="6.77936731" calcext:value-type="float">
            <text:p>6.77936731</text:p>
          </table:table-cell>
          <table:table-cell table:number-columns-repeated="2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6.758751" calcext:value-type="float">
            <text:p>6.758751</text:p>
          </table:table-cell>
          <table:table-cell office:value-type="float" office:value="6.777659845" calcext:value-type="float">
            <text:p>6.777659845</text:p>
          </table:table-cell>
          <table:table-cell table:number-columns-repeated="2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6.732401" calcext:value-type="float">
            <text:p>6.732401</text:p>
          </table:table-cell>
          <table:table-cell office:value-type="float" office:value="6.775980965" calcext:value-type="float">
            <text:p>6.775980965</text:p>
          </table:table-cell>
          <table:table-cell table:number-columns-repeated="2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6.696933" calcext:value-type="float">
            <text:p>6.696933</text:p>
          </table:table-cell>
          <table:table-cell office:value-type="float" office:value="6.77446206" calcext:value-type="float">
            <text:p>6.77446206</text:p>
          </table:table-cell>
          <table:table-cell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.656122" calcext:value-type="float">
            <text:p>6.656122</text:p>
          </table:table-cell>
          <table:table-cell office:value-type="float" office:value="6.77321179" calcext:value-type="float">
            <text:p>6.77321179</text:p>
          </table:table-cell>
          <table:table-cell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6.613878" calcext:value-type="float">
            <text:p>6.613878</text:p>
          </table:table-cell>
          <table:table-cell office:value-type="float" office:value="6.77231023" calcext:value-type="float">
            <text:p>6.77231023</text:p>
          </table:table-cell>
          <table:table-cell table:number-columns-repeated="2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6.573672" calcext:value-type="float">
            <text:p>6.573672</text:p>
          </table:table-cell>
          <table:table-cell office:value-type="float" office:value="6.771807805" calcext:value-type="float">
            <text:p>6.771807805</text:p>
          </table:table-cell>
          <table:table-cell table:number-columns-repeated="2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6.538124" calcext:value-type="float">
            <text:p>6.538124</text:p>
          </table:table-cell>
          <table:table-cell office:value-type="float" office:value="6.77172788" calcext:value-type="float">
            <text:p>6.77172788</text:p>
          </table:table-cell>
          <table:table-cell table:number-columns-repeated="2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6.508832" calcext:value-type="float">
            <text:p>6.508832</text:p>
          </table:table-cell>
          <table:table-cell office:value-type="float" office:value="6.77207138" calcext:value-type="float">
            <text:p>6.77207138</text:p>
          </table:table-cell>
          <table:table-cell table:number-columns-repeated="2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6.486444" calcext:value-type="float">
            <text:p>6.486444</text:p>
          </table:table-cell>
          <table:table-cell office:value-type="float" office:value="6.772821635" calcext:value-type="float">
            <text:p>6.772821635</text:p>
          </table:table-cell>
          <table:table-cell table:number-columns-repeated="2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6.470909" calcext:value-type="float">
            <text:p>6.470909</text:p>
          </table:table-cell>
          <table:table-cell office:value-type="float" office:value="6.773948155" calcext:value-type="float">
            <text:p>6.773948155</text:p>
          </table:table-cell>
          <table:table-cell table:number-columns-repeated="2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6.461827" calcext:value-type="float">
            <text:p>6.461827</text:p>
          </table:table-cell>
          <table:table-cell office:value-type="float" office:value="6.77540863" calcext:value-type="float">
            <text:p>6.77540863</text:p>
          </table:table-cell>
          <table:table-cell table:number-columns-repeated="2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6.458771" calcext:value-type="float">
            <text:p>6.458771</text:p>
          </table:table-cell>
          <table:table-cell office:value-type="float" office:value="6.777149305" calcext:value-type="float">
            <text:p>6.777149305</text:p>
          </table:table-cell>
          <table:table-cell table:number-columns-repeated="2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6.461507" calcext:value-type="float">
            <text:p>6.461507</text:p>
          </table:table-cell>
          <table:table-cell office:value-type="float" office:value="6.77910453" calcext:value-type="float">
            <text:p>6.77910453</text:p>
          </table:table-cell>
          <table:table-cell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.470061" calcext:value-type="float">
            <text:p>6.470061</text:p>
          </table:table-cell>
          <table:table-cell office:value-type="float" office:value="6.78119656" calcext:value-type="float">
            <text:p>6.78119656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6.484643" calcext:value-type="float">
            <text:p>6.484643</text:p>
          </table:table-cell>
          <table:table-cell office:value-type="float" office:value="6.783336745" calcext:value-type="float">
            <text:p>6.783336745</text:p>
          </table:table-cell>
          <table:table-cell table:number-columns-repeated="2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6.505461" calcext:value-type="float">
            <text:p>6.505461</text:p>
          </table:table-cell>
          <table:table-cell office:value-type="float" office:value="6.78542875" calcext:value-type="float">
            <text:p>6.78542875</text:p>
          </table:table-cell>
          <table:table-cell table:number-columns-repeated="2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6.532497" calcext:value-type="float">
            <text:p>6.532497</text:p>
          </table:table-cell>
          <table:table-cell office:value-type="float" office:value="6.787373975" calcext:value-type="float">
            <text:p>6.787373975</text:p>
          </table:table-cell>
          <table:table-cell table:number-columns-repeated="2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6.565305" calcext:value-type="float">
            <text:p>6.565305</text:p>
          </table:table-cell>
          <table:table-cell office:value-type="float" office:value="6.789078745" calcext:value-type="float">
            <text:p>6.789078745</text:p>
          </table:table-cell>
          <table:table-cell table:number-columns-repeated="2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6.602887" calcext:value-type="float">
            <text:p>6.602887</text:p>
          </table:table-cell>
          <table:table-cell office:value-type="float" office:value="6.790462315" calcext:value-type="float">
            <text:p>6.790462315</text:p>
          </table:table-cell>
          <table:table-cell table:number-columns-repeated="2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6.643677" calcext:value-type="float">
            <text:p>6.643677</text:p>
          </table:table-cell>
          <table:table-cell office:value-type="float" office:value="6.791464525" calcext:value-type="float">
            <text:p>6.791464525</text:p>
          </table:table-cell>
          <table:table-cell table:number-columns-repeated="2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6.685626" calcext:value-type="float">
            <text:p>6.685626</text:p>
          </table:table-cell>
          <table:table-cell office:value-type="float" office:value="6.79205184" calcext:value-type="float">
            <text:p>6.79205184</text:p>
          </table:table-cell>
          <table:table-cell table:number-columns-repeated="2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6.726366" calcext:value-type="float">
            <text:p>6.726366</text:p>
          </table:table-cell>
          <table:table-cell office:value-type="float" office:value="6.792220865" calcext:value-type="float">
            <text:p>6.792220865</text:p>
          </table:table-cell>
          <table:table-cell table:number-columns-repeated="2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6.763431" calcext:value-type="float">
            <text:p>6.763431</text:p>
          </table:table-cell>
          <table:table-cell office:value-type="float" office:value="6.79199877" calcext:value-type="float">
            <text:p>6.79199877</text:p>
          </table:table-cell>
          <table:table-cell table:number-columns-repeated="2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.794486" calcext:value-type="float">
            <text:p>6.794486</text:p>
          </table:table-cell>
          <table:table-cell office:value-type="float" office:value="6.79144063" calcext:value-type="float">
            <text:p>6.79144063</text:p>
          </table:table-cell>
          <table:table-cell table:number-columns-repeated="2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6.817551" calcext:value-type="float">
            <text:p>6.817551</text:p>
          </table:table-cell>
          <table:table-cell office:value-type="float" office:value="6.79062408" calcext:value-type="float">
            <text:p>6.79062408</text:p>
          </table:table-cell>
          <table:table-cell table:number-columns-repeated="2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6.831199" calcext:value-type="float">
            <text:p>6.831199</text:p>
          </table:table-cell>
          <table:table-cell office:value-type="float" office:value="6.78964209" calcext:value-type="float">
            <text:p>6.78964209</text:p>
          </table:table-cell>
          <table:table-cell table:number-columns-repeated="2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6.834715" calcext:value-type="float">
            <text:p>6.834715</text:p>
          </table:table-cell>
          <table:table-cell office:value-type="float" office:value="6.78859468" calcext:value-type="float">
            <text:p>6.78859468</text:p>
          </table:table-cell>
          <table:table-cell table:number-columns-repeated="2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6.828214" calcext:value-type="float">
            <text:p>6.828214</text:p>
          </table:table-cell>
          <table:table-cell office:value-type="float" office:value="6.787580405" calcext:value-type="float">
            <text:p>6.787580405</text:p>
          </table:table-cell>
          <table:table-cell table:number-columns-repeated="2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6.812699" calcext:value-type="float">
            <text:p>6.812699</text:p>
          </table:table-cell>
          <table:table-cell office:value-type="float" office:value="6.786688265" calcext:value-type="float">
            <text:p>6.786688265</text:p>
          </table:table-cell>
          <table:table-cell table:number-columns-repeated="2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6.790053" calcext:value-type="float">
            <text:p>6.790053</text:p>
          </table:table-cell>
          <table:table-cell office:value-type="float" office:value="6.785990515" calcext:value-type="float">
            <text:p>6.785990515</text:p>
          </table:table-cell>
          <table:table-cell table:number-columns-repeated="2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6.762945" calcext:value-type="float">
            <text:p>6.762945</text:p>
          </table:table-cell>
          <table:table-cell office:value-type="float" office:value="6.78553681" calcext:value-type="float">
            <text:p>6.78553681</text:p>
          </table:table-cell>
          <table:table-cell table:number-columns-repeated="2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6.734633" calcext:value-type="float">
            <text:p>6.734633</text:p>
          </table:table-cell>
          <table:table-cell office:value-type="float" office:value="6.78534994" calcext:value-type="float">
            <text:p>6.78534994</text:p>
          </table:table-cell>
          <table:table-cell table:number-columns-repeated="2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6.708665" calcext:value-type="float">
            <text:p>6.708665</text:p>
          </table:table-cell>
          <table:table-cell office:value-type="float" office:value="6.7854236" calcext:value-type="float">
            <text:p>6.7854236</text:p>
          </table:table-cell>
          <table:table-cell table:number-columns-repeated="2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.688495" calcext:value-type="float">
            <text:p>6.688495</text:p>
          </table:table-cell>
          <table:table-cell office:value-type="float" office:value="6.785722485" calcext:value-type="float">
            <text:p>6.785722485</text:p>
          </table:table-cell>
          <table:table-cell table:number-columns-repeated="2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6.677036" calcext:value-type="float">
            <text:p>6.677036</text:p>
          </table:table-cell>
          <table:table-cell office:value-type="float" office:value="6.78618496" calcext:value-type="float">
            <text:p>6.78618496</text:p>
          </table:table-cell>
          <table:table-cell table:number-columns-repeated="2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6.676234" calcext:value-type="float">
            <text:p>6.676234</text:p>
          </table:table-cell>
          <table:table-cell office:value-type="float" office:value="6.78672839" calcext:value-type="float">
            <text:p>6.78672839</text:p>
          </table:table-cell>
          <table:table-cell table:number-columns-repeated="2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6.686724" calcext:value-type="float">
            <text:p>6.686724</text:p>
          </table:table-cell>
          <table:table-cell office:value-type="float" office:value="6.787256835" calcext:value-type="float">
            <text:p>6.787256835</text:p>
          </table:table-cell>
          <table:table-cell table:number-columns-repeated="2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6.707642" calcext:value-type="float">
            <text:p>6.707642</text:p>
          </table:table-cell>
          <table:table-cell office:value-type="float" office:value="6.78767042" calcext:value-type="float">
            <text:p>6.78767042</text:p>
          </table:table-cell>
          <table:table-cell table:number-columns-repeated="2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6.736655" calcext:value-type="float">
            <text:p>6.736655</text:p>
          </table:table-cell>
          <table:table-cell office:value-type="float" office:value="6.787875485" calcext:value-type="float">
            <text:p>6.787875485</text:p>
          </table:table-cell>
          <table:table-cell table:number-columns-repeated="2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6.770199" calcext:value-type="float">
            <text:p>6.770199</text:p>
          </table:table-cell>
          <table:table-cell office:value-type="float" office:value="6.78779424" calcext:value-type="float">
            <text:p>6.78779424</text:p>
          </table:table-cell>
          <table:table-cell table:number-columns-repeated="2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6.803907" calcext:value-type="float">
            <text:p>6.803907</text:p>
          </table:table-cell>
          <table:table-cell office:value-type="float" office:value="6.78737287" calcext:value-type="float">
            <text:p>6.78737287</text:p>
          </table:table-cell>
          <table:table-cell table:number-columns-repeated="2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6.833156" calcext:value-type="float">
            <text:p>6.833156</text:p>
          </table:table-cell>
          <table:table-cell office:value-type="float" office:value="6.78658719" calcext:value-type="float">
            <text:p>6.78658719</text:p>
          </table:table-cell>
          <table:table-cell table:number-columns-repeated="2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6.85366" calcext:value-type="float">
            <text:p>6.85366</text:p>
          </table:table-cell>
          <table:table-cell office:value-type="float" office:value="6.78544529" calcext:value-type="float">
            <text:p>6.78544529</text:p>
          </table:table-cell>
          <table:table-cell table:number-columns-repeated="2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6.862018" calcext:value-type="float">
            <text:p>6.862018</text:p>
          </table:table-cell>
          <table:table-cell office:value-type="float" office:value="6.783987055" calcext:value-type="float">
            <text:p>6.783987055</text:p>
          </table:table-cell>
          <table:table-cell table:number-columns-repeated="2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6.856179" calcext:value-type="float">
            <text:p>6.856179</text:p>
          </table:table-cell>
          <table:table-cell office:value-type="float" office:value="6.782280735" calcext:value-type="float">
            <text:p>6.782280735</text:p>
          </table:table-cell>
          <table:table-cell table:number-columns-repeated="2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6.835746" calcext:value-type="float">
            <text:p>6.835746</text:p>
          </table:table-cell>
          <table:table-cell office:value-type="float" office:value="6.78041691" calcext:value-type="float">
            <text:p>6.78041691</text:p>
          </table:table-cell>
          <table:table-cell table:number-columns-repeated="2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6.802104" calcext:value-type="float">
            <text:p>6.802104</text:p>
          </table:table-cell>
          <table:table-cell office:value-type="float" office:value="6.77850039" calcext:value-type="float">
            <text:p>6.77850039</text:p>
          </table:table-cell>
          <table:table-cell table:number-columns-repeated="2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6.758325" calcext:value-type="float">
            <text:p>6.758325</text:p>
          </table:table-cell>
          <table:table-cell office:value-type="float" office:value="6.776640665" calcext:value-type="float">
            <text:p>6.776640665</text:p>
          </table:table-cell>
          <table:table-cell table:number-columns-repeated="2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6.708871" calcext:value-type="float">
            <text:p>6.708871</text:p>
          </table:table-cell>
          <table:table-cell office:value-type="float" office:value="6.7749417" calcext:value-type="float">
            <text:p>6.7749417</text:p>
          </table:table-cell>
          <table:table-cell table:number-columns-repeated="2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6.659081" calcext:value-type="float">
            <text:p>6.659081</text:p>
          </table:table-cell>
          <table:table-cell office:value-type="float" office:value="6.773491905" calcext:value-type="float">
            <text:p>6.773491905</text:p>
          </table:table-cell>
          <table:table-cell table:number-columns-repeated="2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6.614509" calcext:value-type="float">
            <text:p>6.614509</text:p>
          </table:table-cell>
          <table:table-cell office:value-type="float" office:value="6.77235547" calcext:value-type="float">
            <text:p>6.77235547</text:p>
          </table:table-cell>
          <table:table-cell table:number-columns-repeated="2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6.580195" calcext:value-type="float">
            <text:p>6.580195</text:p>
          </table:table-cell>
          <table:table-cell office:value-type="float" office:value="6.771566025" calcext:value-type="float">
            <text:p>6.771566025</text:p>
          </table:table-cell>
          <table:table-cell table:number-columns-repeated="2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6.559977" calcext:value-type="float">
            <text:p>6.559977</text:p>
          </table:table-cell>
          <table:table-cell office:value-type="float" office:value="6.77112358" calcext:value-type="float">
            <text:p>6.77112358</text:p>
          </table:table-cell>
          <table:table-cell table:number-columns-repeated="2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6.555998" calcext:value-type="float">
            <text:p>6.555998</text:p>
          </table:table-cell>
          <table:table-cell office:value-type="float" office:value="6.77099514" calcext:value-type="float">
            <text:p>6.77099514</text:p>
          </table:table-cell>
          <table:table-cell table:number-columns-repeated="2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6.568479" calcext:value-type="float">
            <text:p>6.568479</text:p>
          </table:table-cell>
          <table:table-cell office:value-type="float" office:value="6.77111875" calcext:value-type="float">
            <text:p>6.77111875</text:p>
          </table:table-cell>
          <table:table-cell table:number-columns-repeated="2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6.595824" calcext:value-type="float">
            <text:p>6.595824</text:p>
          </table:table-cell>
          <table:table-cell office:value-type="float" office:value="6.771410115" calcext:value-type="float">
            <text:p>6.771410115</text:p>
          </table:table-cell>
          <table:table-cell table:number-columns-repeated="2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6.63499" calcext:value-type="float">
            <text:p>6.63499</text:p>
          </table:table-cell>
          <table:table-cell office:value-type="float" office:value="6.77177053" calcext:value-type="float">
            <text:p>6.77177053</text:p>
          </table:table-cell>
          <table:table-cell table:number-columns-repeated="2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6.682044" calcext:value-type="float">
            <text:p>6.682044</text:p>
          </table:table-cell>
          <table:table-cell office:value-type="float" office:value="6.772094925" calcext:value-type="float">
            <text:p>6.772094925</text:p>
          </table:table-cell>
          <table:table-cell table:number-columns-repeated="2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6.73275" calcext:value-type="float">
            <text:p>6.73275</text:p>
          </table:table-cell>
          <table:table-cell office:value-type="float" office:value="6.77227904" calcext:value-type="float">
            <text:p>6.77227904</text:p>
          </table:table-cell>
          <table:table-cell table:number-columns-repeated="2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6.7831" calcext:value-type="float">
            <text:p>6.7831</text:p>
          </table:table-cell>
          <table:table-cell office:value-type="float" office:value="6.7722254" calcext:value-type="float">
            <text:p>6.7722254</text:p>
          </table:table-cell>
          <table:table-cell table:number-columns-repeated="2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6.829701" calcext:value-type="float">
            <text:p>6.829701</text:p>
          </table:table-cell>
          <table:table-cell office:value-type="float" office:value="6.771848195" calcext:value-type="float">
            <text:p>6.771848195</text:p>
          </table:table-cell>
          <table:table-cell table:number-columns-repeated="2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6.869998" calcext:value-type="float">
            <text:p>6.869998</text:p>
          </table:table-cell>
          <table:table-cell office:value-type="float" office:value="6.771077375" calcext:value-type="float">
            <text:p>6.771077375</text:p>
          </table:table-cell>
          <table:table-cell table:number-columns-repeated="2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6.902343" calcext:value-type="float">
            <text:p>6.902343</text:p>
          </table:table-cell>
          <table:table-cell office:value-type="float" office:value="6.769862475" calcext:value-type="float">
            <text:p>6.769862475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.925928" calcext:value-type="float">
            <text:p>6.925928</text:p>
          </table:table-cell>
          <table:table-cell office:value-type="float" office:value="6.768176485" calcext:value-type="float">
            <text:p>6.768176485</text:p>
          </table:table-cell>
          <table:table-cell table:number-columns-repeated="2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6.940641" calcext:value-type="float">
            <text:p>6.940641</text:p>
          </table:table-cell>
          <table:table-cell office:value-type="float" office:value="6.76601984" calcext:value-type="float">
            <text:p>6.76601984</text:p>
          </table:table-cell>
          <table:table-cell table:number-columns-repeated="2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6.946863" calcext:value-type="float">
            <text:p>6.946863</text:p>
          </table:table-cell>
          <table:table-cell office:value-type="float" office:value="6.763424215" calcext:value-type="float">
            <text:p>6.763424215</text:p>
          </table:table-cell>
          <table:table-cell table:number-columns-repeated="2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6.945252" calcext:value-type="float">
            <text:p>6.945252</text:p>
          </table:table-cell>
          <table:table-cell office:value-type="float" office:value="6.760455485" calcext:value-type="float">
            <text:p>6.760455485</text:p>
          </table:table-cell>
          <table:table-cell table:number-columns-repeated="2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6.936543" calcext:value-type="float">
            <text:p>6.936543</text:p>
          </table:table-cell>
          <table:table-cell office:value-type="float" office:value="6.75721488" calcext:value-type="float">
            <text:p>6.75721488</text:p>
          </table:table-cell>
          <table:table-cell table:number-columns-repeated="2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6.921407" calcext:value-type="float">
            <text:p>6.921407</text:p>
          </table:table-cell>
          <table:table-cell office:value-type="float" office:value="6.753837245" calcext:value-type="float">
            <text:p>6.753837245</text:p>
          </table:table-cell>
          <table:table-cell table:number-columns-repeated="2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6.900369" calcext:value-type="float">
            <text:p>6.900369</text:p>
          </table:table-cell>
          <table:table-cell office:value-type="float" office:value="6.750485285" calcext:value-type="float">
            <text:p>6.750485285</text:p>
          </table:table-cell>
          <table:table-cell table:number-columns-repeated="2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6.873819" calcext:value-type="float">
            <text:p>6.873819</text:p>
          </table:table-cell>
          <table:table-cell office:value-type="float" office:value="6.74733942" calcext:value-type="float">
            <text:p>6.74733942</text:p>
          </table:table-cell>
          <table:table-cell table:number-columns-repeated="2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6.842105" calcext:value-type="float">
            <text:p>6.842105</text:p>
          </table:table-cell>
          <table:table-cell office:value-type="float" office:value="6.744583495" calcext:value-type="float">
            <text:p>6.744583495</text:p>
          </table:table-cell>
          <table:table-cell table:number-columns-repeated="2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6.805696" calcext:value-type="float">
            <text:p>6.805696</text:p>
          </table:table-cell>
          <table:table-cell office:value-type="float" office:value="6.74238759" calcext:value-type="float">
            <text:p>6.74238759</text:p>
          </table:table-cell>
          <table:table-cell table:number-columns-repeated="2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.765387" calcext:value-type="float">
            <text:p>6.765387</text:p>
          </table:table-cell>
          <table:table-cell office:value-type="float" office:value="6.74088975" calcext:value-type="float">
            <text:p>6.74088975</text:p>
          </table:table-cell>
          <table:table-cell table:number-columns-repeated="2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6.722491" calcext:value-type="float">
            <text:p>6.722491</text:p>
          </table:table-cell>
          <table:table-cell office:value-type="float" office:value="6.740178545" calcext:value-type="float">
            <text:p>6.740178545</text:p>
          </table:table-cell>
          <table:table-cell table:number-columns-repeated="2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6.678966" calcext:value-type="float">
            <text:p>6.678966</text:p>
          </table:table-cell>
          <table:table-cell office:value-type="float" office:value="6.74027813" calcext:value-type="float">
            <text:p>6.74027813</text:p>
          </table:table-cell>
          <table:table-cell table:number-columns-repeated="2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6.637441" calcext:value-type="float">
            <text:p>6.637441</text:p>
          </table:table-cell>
          <table:table-cell office:value-type="float" office:value="6.74113701" calcext:value-type="float">
            <text:p>6.74113701</text:p>
          </table:table-cell>
          <table:table-cell table:number-columns-repeated="2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6.601074" calcext:value-type="float">
            <text:p>6.601074</text:p>
          </table:table-cell>
          <table:table-cell office:value-type="float" office:value="6.74262124" calcext:value-type="float">
            <text:p>6.74262124</text:p>
          </table:table-cell>
          <table:table-cell table:number-columns-repeated="2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6.57325" calcext:value-type="float">
            <text:p>6.57325</text:p>
          </table:table-cell>
          <table:table-cell office:value-type="float" office:value="6.74451288" calcext:value-type="float">
            <text:p>6.74451288</text:p>
          </table:table-cell>
          <table:table-cell table:number-columns-repeated="2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6.55714" calcext:value-type="float">
            <text:p>6.55714</text:p>
          </table:table-cell>
          <table:table-cell office:value-type="float" office:value="6.746514425" calcext:value-type="float">
            <text:p>6.746514425</text:p>
          </table:table-cell>
          <table:table-cell table:number-columns-repeated="2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6.555181" calcext:value-type="float">
            <text:p>6.555181</text:p>
          </table:table-cell>
          <table:table-cell office:value-type="float" office:value="6.748259995" calcext:value-type="float">
            <text:p>6.748259995</text:p>
          </table:table-cell>
          <table:table-cell table:number-columns-repeated="2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6.568599" calcext:value-type="float">
            <text:p>6.568599</text:p>
          </table:table-cell>
          <table:table-cell office:value-type="float" office:value="6.749334075" calcext:value-type="float">
            <text:p>6.749334075</text:p>
          </table:table-cell>
          <table:table-cell table:number-columns-repeated="2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6.597071" calcext:value-type="float">
            <text:p>6.597071</text:p>
          </table:table-cell>
          <table:table-cell office:value-type="float" office:value="6.749298405" calcext:value-type="float">
            <text:p>6.749298405</text:p>
          </table:table-cell>
          <table:table-cell table:number-columns-repeated="2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.638639" calcext:value-type="float">
            <text:p>6.638639</text:p>
          </table:table-cell>
          <table:table-cell office:value-type="float" office:value="6.7477275" calcext:value-type="float">
            <text:p>6.7477275</text:p>
          </table:table-cell>
          <table:table-cell table:number-columns-repeated="2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6.689892" calcext:value-type="float">
            <text:p>6.689892</text:p>
          </table:table-cell>
          <table:table-cell office:value-type="float" office:value="6.74425335" calcext:value-type="float">
            <text:p>6.74425335</text:p>
          </table:table-cell>
          <table:table-cell table:number-columns-repeated="2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6.746397" calcext:value-type="float">
            <text:p>6.746397</text:p>
          </table:table-cell>
          <table:table-cell office:value-type="float" office:value="6.73862018" calcext:value-type="float">
            <text:p>6.73862018</text:p>
          </table:table-cell>
          <table:table-cell table:number-columns-repeated="2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6.803286" calcext:value-type="float">
            <text:p>6.803286</text:p>
          </table:table-cell>
          <table:table-cell office:value-type="float" office:value="6.730749625" calcext:value-type="float">
            <text:p>6.730749625</text:p>
          </table:table-cell>
          <table:table-cell table:number-columns-repeated="2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6.855871" calcext:value-type="float">
            <text:p>6.855871</text:p>
          </table:table-cell>
          <table:table-cell office:value-type="float" office:value="6.72081251" calcext:value-type="float">
            <text:p>6.72081251</text:p>
          </table:table-cell>
          <table:table-cell table:number-columns-repeated="2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6.900208" calcext:value-type="float">
            <text:p>6.900208</text:p>
          </table:table-cell>
          <table:table-cell office:value-type="float" office:value="6.709289225" calcext:value-type="float">
            <text:p>6.709289225</text:p>
          </table:table-cell>
          <table:table-cell table:number-columns-repeated="2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6.933498" calcext:value-type="float">
            <text:p>6.933498</text:p>
          </table:table-cell>
          <table:table-cell office:value-type="float" office:value="6.69697406" calcext:value-type="float">
            <text:p>6.69697406</text:p>
          </table:table-cell>
          <table:table-cell table:number-columns-repeated="2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6.95432" calcext:value-type="float">
            <text:p>6.95432</text:p>
          </table:table-cell>
          <table:table-cell office:value-type="float" office:value="6.684869265" calcext:value-type="float">
            <text:p>6.684869265</text:p>
          </table:table-cell>
          <table:table-cell table:number-columns-repeated="2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6.962653" calcext:value-type="float">
            <text:p>6.962653</text:p>
          </table:table-cell>
          <table:table-cell office:value-type="float" office:value="6.673978045" calcext:value-type="float">
            <text:p>6.673978045</text:p>
          </table:table-cell>
          <table:table-cell table:number-columns-repeated="2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6.95973" calcext:value-type="float">
            <text:p>6.95973</text:p>
          </table:table-cell>
          <table:table-cell office:value-type="float" office:value="6.66510291" calcext:value-type="float">
            <text:p>6.66510291</text:p>
          </table:table-cell>
          <table:table-cell table:number-columns-repeated="2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.947755" calcext:value-type="float">
            <text:p>6.947755</text:p>
          </table:table-cell>
          <table:table-cell office:value-type="float" office:value="6.658744415" calcext:value-type="float">
            <text:p>6.658744415</text:p>
          </table:table-cell>
          <table:table-cell table:number-columns-repeated="2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6.929519" calcext:value-type="float">
            <text:p>6.929519</text:p>
          </table:table-cell>
          <table:table-cell office:value-type="float" office:value="6.655097955" calcext:value-type="float">
            <text:p>6.655097955</text:p>
          </table:table-cell>
          <table:table-cell table:number-columns-repeated="2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6.907999" calcext:value-type="float">
            <text:p>6.907999</text:p>
          </table:table-cell>
          <table:table-cell office:value-type="float" office:value="6.65409924" calcext:value-type="float">
            <text:p>6.65409924</text:p>
          </table:table-cell>
          <table:table-cell table:number-columns-repeated="2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6.885974" calcext:value-type="float">
            <text:p>6.885974</text:p>
          </table:table-cell>
          <table:table-cell office:value-type="float" office:value="6.655482685" calcext:value-type="float">
            <text:p>6.655482685</text:p>
          </table:table-cell>
          <table:table-cell table:number-columns-repeated="2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6.865727" calcext:value-type="float">
            <text:p>6.865727</text:p>
          </table:table-cell>
          <table:table-cell office:value-type="float" office:value="6.658838825" calcext:value-type="float">
            <text:p>6.658838825</text:p>
          </table:table-cell>
          <table:table-cell table:number-columns-repeated="2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6.848871" calcext:value-type="float">
            <text:p>6.848871</text:p>
          </table:table-cell>
          <table:table-cell office:value-type="float" office:value="6.663667365" calcext:value-type="float">
            <text:p>6.663667365</text:p>
          </table:table-cell>
          <table:table-cell table:number-columns-repeated="2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6.8363" calcext:value-type="float">
            <text:p>6.8363</text:p>
          </table:table-cell>
          <table:table-cell office:value-type="float" office:value="6.669425225" calcext:value-type="float">
            <text:p>6.669425225</text:p>
          </table:table-cell>
          <table:table-cell table:number-columns-repeated="2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6.828266" calcext:value-type="float">
            <text:p>6.828266</text:p>
          </table:table-cell>
          <table:table-cell office:value-type="float" office:value="6.675569295" calcext:value-type="float">
            <text:p>6.675569295</text:p>
          </table:table-cell>
          <table:table-cell table:number-columns-repeated="2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6.824554" calcext:value-type="float">
            <text:p>6.824554</text:p>
          </table:table-cell>
          <table:table-cell office:value-type="float" office:value="6.68159315" calcext:value-type="float">
            <text:p>6.68159315</text:p>
          </table:table-cell>
          <table:table-cell table:number-columns-repeated="2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6.824681" calcext:value-type="float">
            <text:p>6.824681</text:p>
          </table:table-cell>
          <table:table-cell office:value-type="float" office:value="6.687057045" calcext:value-type="float">
            <text:p>6.687057045</text:p>
          </table:table-cell>
          <table:table-cell table:number-columns-repeated="2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.828107" calcext:value-type="float">
            <text:p>6.828107</text:p>
          </table:table-cell>
          <table:table-cell office:value-type="float" office:value="6.691610905" calcext:value-type="float">
            <text:p>6.691610905</text:p>
          </table:table-cell>
          <table:table-cell table:number-columns-repeated="2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6.834385" calcext:value-type="float">
            <text:p>6.834385</text:p>
          </table:table-cell>
          <table:table-cell office:value-type="float" office:value="6.695010075" calcext:value-type="float">
            <text:p>6.695010075</text:p>
          </table:table-cell>
          <table:table-cell table:number-columns-repeated="2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6.843241" calcext:value-type="float">
            <text:p>6.843241</text:p>
          </table:table-cell>
          <table:table-cell office:value-type="float" office:value="6.69712406" calcext:value-type="float">
            <text:p>6.69712406</text:p>
          </table:table-cell>
          <table:table-cell table:number-columns-repeated="2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6.854585" calcext:value-type="float">
            <text:p>6.854585</text:p>
          </table:table-cell>
          <table:table-cell office:value-type="float" office:value="6.697938115" calcext:value-type="float">
            <text:p>6.697938115</text:p>
          </table:table-cell>
          <table:table-cell table:number-columns-repeated="2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6.868452" calcext:value-type="float">
            <text:p>6.868452</text:p>
          </table:table-cell>
          <table:table-cell office:value-type="float" office:value="6.69754712" calcext:value-type="float">
            <text:p>6.69754712</text:p>
          </table:table-cell>
          <table:table-cell table:number-columns-repeated="2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6.8849" calcext:value-type="float">
            <text:p>6.8849</text:p>
          </table:table-cell>
          <table:table-cell office:value-type="float" office:value="6.696140635" calcext:value-type="float">
            <text:p>6.696140635</text:p>
          </table:table-cell>
          <table:table-cell table:number-columns-repeated="2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6.903904" calcext:value-type="float">
            <text:p>6.903904</text:p>
          </table:table-cell>
          <table:table-cell office:value-type="float" office:value="6.693978255" calcext:value-type="float">
            <text:p>6.693978255</text:p>
          </table:table-cell>
          <table:table-cell table:number-columns-repeated="2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6.925244" calcext:value-type="float">
            <text:p>6.925244</text:p>
          </table:table-cell>
          <table:table-cell office:value-type="float" office:value="6.691355985" calcext:value-type="float">
            <text:p>6.691355985</text:p>
          </table:table-cell>
          <table:table-cell table:number-columns-repeated="2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6.94843" calcext:value-type="float">
            <text:p>6.94843</text:p>
          </table:table-cell>
          <table:table-cell office:value-type="float" office:value="6.68856739" calcext:value-type="float">
            <text:p>6.68856739</text:p>
          </table:table-cell>
          <table:table-cell table:number-columns-repeated="2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6.972645" calcext:value-type="float">
            <text:p>6.972645</text:p>
          </table:table-cell>
          <table:table-cell office:value-type="float" office:value="6.685865695" calcext:value-type="float">
            <text:p>6.685865695</text:p>
          </table:table-cell>
          <table:table-cell table:number-columns-repeated="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.996723" calcext:value-type="float">
            <text:p>6.996723</text:p>
          </table:table-cell>
          <table:table-cell office:value-type="float" office:value="6.68343369" calcext:value-type="float">
            <text:p>6.68343369</text:p>
          </table:table-cell>
          <table:table-cell table:number-columns-repeated="2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7.01915" calcext:value-type="float">
            <text:p>7.01915</text:p>
          </table:table-cell>
          <table:table-cell office:value-type="float" office:value="6.681365835" calcext:value-type="float">
            <text:p>6.681365835</text:p>
          </table:table-cell>
          <table:table-cell table:number-columns-repeated="2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7.038106" calcext:value-type="float">
            <text:p>7.038106</text:p>
          </table:table-cell>
          <table:table-cell office:value-type="float" office:value="6.67966362" calcext:value-type="float">
            <text:p>6.67966362</text:p>
          </table:table-cell>
          <table:table-cell table:number-columns-repeated="2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7.051534" calcext:value-type="float">
            <text:p>7.051534</text:p>
          </table:table-cell>
          <table:table-cell office:value-type="float" office:value="6.67824243" calcext:value-type="float">
            <text:p>6.67824243</text:p>
          </table:table-cell>
          <table:table-cell table:number-columns-repeated="2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7.057282" calcext:value-type="float">
            <text:p>7.057282</text:p>
          </table:table-cell>
          <table:table-cell office:value-type="float" office:value="6.67694688" calcext:value-type="float">
            <text:p>6.67694688</text:p>
          </table:table-cell>
          <table:table-cell table:number-columns-repeated="2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7.053285" calcext:value-type="float">
            <text:p>7.053285</text:p>
          </table:table-cell>
          <table:table-cell office:value-type="float" office:value="6.67557149" calcext:value-type="float">
            <text:p>6.67557149</text:p>
          </table:table-cell>
          <table:table-cell table:number-columns-repeated="2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7.03782" calcext:value-type="float">
            <text:p>7.03782</text:p>
          </table:table-cell>
          <table:table-cell office:value-type="float" office:value="6.673884185" calcext:value-type="float">
            <text:p>6.673884185</text:p>
          </table:table-cell>
          <table:table-cell table:number-columns-repeated="2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7.009788" calcext:value-type="float">
            <text:p>7.009788</text:p>
          </table:table-cell>
          <table:table-cell office:value-type="float" office:value="6.67165054" calcext:value-type="float">
            <text:p>6.67165054</text:p>
          </table:table-cell>
          <table:table-cell table:number-columns-repeated="2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6.968992" calcext:value-type="float">
            <text:p>6.968992</text:p>
          </table:table-cell>
          <table:table-cell office:value-type="float" office:value="6.668657365" calcext:value-type="float">
            <text:p>6.668657365</text:p>
          </table:table-cell>
          <table:table-cell table:number-columns-repeated="2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6.916354" calcext:value-type="float">
            <text:p>6.916354</text:p>
          </table:table-cell>
          <table:table-cell office:value-type="float" office:value="6.664734735" calcext:value-type="float">
            <text:p>6.664734735</text:p>
          </table:table-cell>
          <table:table-cell table:number-columns-repeated="2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.854016" calcext:value-type="float">
            <text:p>6.854016</text:p>
          </table:table-cell>
          <table:table-cell office:value-type="float" office:value="6.659775905" calcext:value-type="float">
            <text:p>6.659775905</text:p>
          </table:table-cell>
          <table:table-cell table:number-columns-repeated="2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6.785263" calcext:value-type="float">
            <text:p>6.785263</text:p>
          </table:table-cell>
          <table:table-cell office:value-type="float" office:value="6.65375455" calcext:value-type="float">
            <text:p>6.65375455</text:p>
          </table:table-cell>
          <table:table-cell table:number-columns-repeated="2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6.71426" calcext:value-type="float">
            <text:p>6.71426</text:p>
          </table:table-cell>
          <table:table-cell office:value-type="float" office:value="6.646738165" calcext:value-type="float">
            <text:p>6.646738165</text:p>
          </table:table-cell>
          <table:table-cell table:number-columns-repeated="2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6.645594" calcext:value-type="float">
            <text:p>6.645594</text:p>
          </table:table-cell>
          <table:table-cell office:value-type="float" office:value="6.63889483" calcext:value-type="float">
            <text:p>6.63889483</text:p>
          </table:table-cell>
          <table:table-cell table:number-columns-repeated="2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6.583698" calcext:value-type="float">
            <text:p>6.583698</text:p>
          </table:table-cell>
          <table:table-cell office:value-type="float" office:value="6.630488535" calcext:value-type="float">
            <text:p>6.630488535</text:p>
          </table:table-cell>
          <table:table-cell table:number-columns-repeated="2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6.532254" calcext:value-type="float">
            <text:p>6.532254</text:p>
          </table:table-cell>
          <table:table-cell office:value-type="float" office:value="6.621857655" calcext:value-type="float">
            <text:p>6.621857655</text:p>
          </table:table-cell>
          <table:table-cell table:number-columns-repeated="2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6.49372" calcext:value-type="float">
            <text:p>6.49372</text:p>
          </table:table-cell>
          <table:table-cell office:value-type="float" office:value="6.613375065" calcext:value-type="float">
            <text:p>6.613375065</text:p>
          </table:table-cell>
          <table:table-cell table:number-columns-repeated="2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6.469083" calcext:value-type="float">
            <text:p>6.469083</text:p>
          </table:table-cell>
          <table:table-cell office:value-type="float" office:value="6.605397025" calcext:value-type="float">
            <text:p>6.605397025</text:p>
          </table:table-cell>
          <table:table-cell table:number-columns-repeated="2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6.457929" calcext:value-type="float">
            <text:p>6.457929</text:p>
          </table:table-cell>
          <table:table-cell office:value-type="float" office:value="6.59821567" calcext:value-type="float">
            <text:p>6.59821567</text:p>
          </table:table-cell>
          <table:table-cell table:number-columns-repeated="2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6.458789" calcext:value-type="float">
            <text:p>6.458789</text:p>
          </table:table-cell>
          <table:table-cell office:value-type="float" office:value="6.59202852" calcext:value-type="float">
            <text:p>6.59202852</text:p>
          </table:table-cell>
          <table:table-cell table:number-columns-repeated="2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.469665" calcext:value-type="float">
            <text:p>6.469665</text:p>
          </table:table-cell>
          <table:table-cell office:value-type="float" office:value="6.5869292" calcext:value-type="float">
            <text:p>6.5869292</text:p>
          </table:table-cell>
          <table:table-cell table:number-columns-repeated="2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6.488584" calcext:value-type="float">
            <text:p>6.488584</text:p>
          </table:table-cell>
          <table:table-cell office:value-type="float" office:value="6.582914885" calcext:value-type="float">
            <text:p>6.582914885</text:p>
          </table:table-cell>
          <table:table-cell table:number-columns-repeated="2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6.514046" calcext:value-type="float">
            <text:p>6.514046</text:p>
          </table:table-cell>
          <table:table-cell office:value-type="float" office:value="6.579902935" calcext:value-type="float">
            <text:p>6.579902935</text:p>
          </table:table-cell>
          <table:table-cell table:number-columns-repeated="2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6.545237" calcext:value-type="float">
            <text:p>6.545237</text:p>
          </table:table-cell>
          <table:table-cell office:value-type="float" office:value="6.57775083" calcext:value-type="float">
            <text:p>6.57775083</text:p>
          </table:table-cell>
          <table:table-cell table:number-columns-repeated="2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6.581991" calcext:value-type="float">
            <text:p>6.581991</text:p>
          </table:table-cell>
          <table:table-cell office:value-type="float" office:value="6.57627633" calcext:value-type="float">
            <text:p>6.57627633</text:p>
          </table:table-cell>
          <table:table-cell table:number-columns-repeated="2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6.624527" calcext:value-type="float">
            <text:p>6.624527</text:p>
          </table:table-cell>
          <table:table-cell office:value-type="float" office:value="6.575276755" calcext:value-type="float">
            <text:p>6.575276755</text:p>
          </table:table-cell>
          <table:table-cell table:number-columns-repeated="2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6.673045" calcext:value-type="float">
            <text:p>6.673045</text:p>
          </table:table-cell>
          <table:table-cell office:value-type="float" office:value="6.57454696" calcext:value-type="float">
            <text:p>6.57454696</text:p>
          </table:table-cell>
          <table:table-cell table:number-columns-repeated="2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6.727306" calcext:value-type="float">
            <text:p>6.727306</text:p>
          </table:table-cell>
          <table:table-cell office:value-type="float" office:value="6.5738957" calcext:value-type="float">
            <text:p>6.5738957</text:p>
          </table:table-cell>
          <table:table-cell table:number-columns-repeated="2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6.786314" calcext:value-type="float">
            <text:p>6.786314</text:p>
          </table:table-cell>
          <table:table-cell office:value-type="float" office:value="6.573159655" calcext:value-type="float">
            <text:p>6.573159655</text:p>
          </table:table-cell>
          <table:table-cell table:number-columns-repeated="2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6.848189" calcext:value-type="float">
            <text:p>6.848189</text:p>
          </table:table-cell>
          <table:table-cell office:value-type="float" office:value="6.572214235" calcext:value-type="float">
            <text:p>6.572214235</text:p>
          </table:table-cell>
          <table:table-cell table:number-columns-repeated="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6.910264" calcext:value-type="float">
            <text:p>6.910264</text:p>
          </table:table-cell>
          <table:table-cell office:value-type="float" office:value="6.57098027" calcext:value-type="float">
            <text:p>6.57098027</text:p>
          </table:table-cell>
          <table:table-cell table:number-columns-repeated="2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6.96938" calcext:value-type="float">
            <text:p>6.96938</text:p>
          </table:table-cell>
          <table:table-cell office:value-type="float" office:value="6.56942625" calcext:value-type="float">
            <text:p>6.56942625</text:p>
          </table:table-cell>
          <table:table-cell table:number-columns-repeated="2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7.022301" calcext:value-type="float">
            <text:p>7.022301</text:p>
          </table:table-cell>
          <table:table-cell office:value-type="float" office:value="6.56756654" calcext:value-type="float">
            <text:p>6.56756654</text:p>
          </table:table-cell>
          <table:table-cell table:number-columns-repeated="2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7.06616" calcext:value-type="float">
            <text:p>7.06616</text:p>
          </table:table-cell>
          <table:table-cell office:value-type="float" office:value="6.5654567" calcext:value-type="float">
            <text:p>6.5654567</text:p>
          </table:table-cell>
          <table:table-cell table:number-columns-repeated="2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7.098839" calcext:value-type="float">
            <text:p>7.098839</text:p>
          </table:table-cell>
          <table:table-cell office:value-type="float" office:value="6.563187545" calcext:value-type="float">
            <text:p>6.563187545</text:p>
          </table:table-cell>
          <table:table-cell table:number-columns-repeated="2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7.119218" calcext:value-type="float">
            <text:p>7.119218</text:p>
          </table:table-cell>
          <table:table-cell office:value-type="float" office:value="6.56087952" calcext:value-type="float">
            <text:p>6.56087952</text:p>
          </table:table-cell>
          <table:table-cell table:number-columns-repeated="2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7.127257" calcext:value-type="float">
            <text:p>7.127257</text:p>
          </table:table-cell>
          <table:table-cell office:value-type="float" office:value="6.558678885" calcext:value-type="float">
            <text:p>6.558678885</text:p>
          </table:table-cell>
          <table:table-cell table:number-columns-repeated="2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7.123908" calcext:value-type="float">
            <text:p>7.123908</text:p>
          </table:table-cell>
          <table:table-cell office:value-type="float" office:value="6.55675684" calcext:value-type="float">
            <text:p>6.55675684</text:p>
          </table:table-cell>
          <table:table-cell table:number-columns-repeated="2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7.110887" calcext:value-type="float">
            <text:p>7.110887</text:p>
          </table:table-cell>
          <table:table-cell office:value-type="float" office:value="6.555313015" calcext:value-type="float">
            <text:p>6.555313015</text:p>
          </table:table-cell>
          <table:table-cell table:number-columns-repeated="2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7.090362" calcext:value-type="float">
            <text:p>7.090362</text:p>
          </table:table-cell>
          <table:table-cell office:value-type="float" office:value="6.55458554" calcext:value-type="float">
            <text:p>6.55458554</text:p>
          </table:table-cell>
          <table:table-cell table:number-columns-repeated="2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7.06461" calcext:value-type="float">
            <text:p>7.06461</text:p>
          </table:table-cell>
          <table:table-cell office:value-type="float" office:value="6.554871395" calcext:value-type="float">
            <text:p>6.554871395</text:p>
          </table:table-cell>
          <table:table-cell table:number-columns-repeated="2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7.035729" calcext:value-type="float">
            <text:p>7.035729</text:p>
          </table:table-cell>
          <table:table-cell office:value-type="float" office:value="6.55656377" calcext:value-type="float">
            <text:p>6.55656377</text:p>
          </table:table-cell>
          <table:table-cell table:number-columns-repeated="2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7.005442" calcext:value-type="float">
            <text:p>7.005442</text:p>
          </table:table-cell>
          <table:table-cell office:value-type="float" office:value="6.56021854" calcext:value-type="float">
            <text:p>6.56021854</text:p>
          </table:table-cell>
          <table:table-cell table:number-columns-repeated="2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6.975032" calcext:value-type="float">
            <text:p>6.975032</text:p>
          </table:table-cell>
          <table:table-cell office:value-type="float" office:value="6.56667638" calcext:value-type="float">
            <text:p>6.56667638</text:p>
          </table:table-cell>
          <table:table-cell table:number-columns-repeated="2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6.945403" calcext:value-type="float">
            <text:p>6.945403</text:p>
          </table:table-cell>
          <table:table-cell office:value-type="float" office:value="6.577311405" calcext:value-type="float">
            <text:p>6.577311405</text:p>
          </table:table-cell>
          <table:table-cell table:number-columns-repeated="2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6.917219" calcext:value-type="float">
            <text:p>6.917219</text:p>
          </table:table-cell>
          <table:table-cell office:value-type="float" office:value="6.59464553" calcext:value-type="float">
            <text:p>6.59464553</text:p>
          </table:table-cell>
          <table:table-cell table:number-columns-repeated="2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6.891085" calcext:value-type="float">
            <text:p>6.891085</text:p>
          </table:table-cell>
          <table:table-cell office:value-type="float" office:value="6.624437595" calcext:value-type="float">
            <text:p>6.624437595</text:p>
          </table:table-cell>
          <table:table-cell table:number-columns-repeated="2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6.867677" calcext:value-type="float">
            <text:p>6.867677</text:p>
          </table:table-cell>
          <table:table-cell office:value-type="float" office:value="6.689312255" calcext:value-type="float">
            <text:p>6.689312255</text:p>
          </table:table-cell>
          <table:table-cell table:number-columns-repeated="2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6.847796" calcext:value-type="float">
            <text:p>6.847796</text:p>
          </table:table-cell>
          <table:table-cell office:value-type="float" office:value="6.754303955" calcext:value-type="float">
            <text:p>6.754303955</text:p>
          </table:table-cell>
          <table:table-cell table:number-columns-repeated="2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6.83231" calcext:value-type="float">
            <text:p>6.83231</text:p>
          </table:table-cell>
          <table:table-cell office:value-type="float" office:value="6.81939506" calcext:value-type="float">
            <text:p>6.81939506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.821998" calcext:value-type="float">
            <text:p>6.821998</text:p>
          </table:table-cell>
          <table:table-cell office:value-type="float" office:value="6.884563595" calcext:value-type="float">
            <text:p>6.884563595</text:p>
          </table:table-cell>
          <table:table-cell table:number-columns-repeated="2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6.817331" calcext:value-type="float">
            <text:p>6.817331</text:p>
          </table:table-cell>
          <table:table-cell office:value-type="float" office:value="6.884877995" calcext:value-type="float">
            <text:p>6.884877995</text:p>
          </table:table-cell>
          <table:table-cell table:number-columns-repeated="2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6.81827" calcext:value-type="float">
            <text:p>6.81827</text:p>
          </table:table-cell>
          <table:table-cell office:value-type="float" office:value="6.8852191414" calcext:value-type="float">
            <text:p>6.8852191414</text:p>
          </table:table-cell>
          <table:table-cell table:number-columns-repeated="2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6.824126" calcext:value-type="float">
            <text:p>6.824126</text:p>
          </table:table-cell>
          <table:table-cell office:value-type="float" office:value="6.8855589848" calcext:value-type="float">
            <text:p>6.8855589848</text:p>
          </table:table-cell>
          <table:table-cell table:number-columns-repeated="2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6.833548" calcext:value-type="float">
            <text:p>6.833548</text:p>
          </table:table-cell>
          <table:table-cell office:value-type="float" office:value="6.8858724184" calcext:value-type="float">
            <text:p>6.8858724184</text:p>
          </table:table-cell>
          <table:table-cell table:number-columns-repeated="2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6.844637" calcext:value-type="float">
            <text:p>6.844637</text:p>
          </table:table-cell>
          <table:table-cell office:value-type="float" office:value="6.8861407487" calcext:value-type="float">
            <text:p>6.8861407487</text:p>
          </table:table-cell>
          <table:table-cell table:number-columns-repeated="2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6.855196" calcext:value-type="float">
            <text:p>6.855196</text:p>
          </table:table-cell>
          <table:table-cell office:value-type="float" office:value="6.8863546856" calcext:value-type="float">
            <text:p>6.8863546856</text:p>
          </table:table-cell>
          <table:table-cell table:number-columns-repeated="2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6.863035" calcext:value-type="float">
            <text:p>6.863035</text:p>
          </table:table-cell>
          <table:table-cell office:value-type="float" office:value="6.8865161295" calcext:value-type="float">
            <text:p>6.8865161295</text:p>
          </table:table-cell>
          <table:table-cell table:number-columns-repeated="2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6.866302" calcext:value-type="float">
            <text:p>6.866302</text:p>
          </table:table-cell>
          <table:table-cell office:value-type="float" office:value="6.8866384271" calcext:value-type="float">
            <text:p>6.8866384271</text:p>
          </table:table-cell>
          <table:table-cell table:number-columns-repeated="2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6.863759" calcext:value-type="float">
            <text:p>6.863759</text:p>
          </table:table-cell>
          <table:table-cell office:value-type="float" office:value="6.8867449005" calcext:value-type="float">
            <text:p>6.8867449005</text:p>
          </table:table-cell>
          <table:table-cell table:number-columns-repeated="2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6.854984" calcext:value-type="float">
            <text:p>6.854984</text:p>
          </table:table-cell>
          <table:table-cell office:value-type="float" office:value="6.8868658789" calcext:value-type="float">
            <text:p>6.8868658789</text:p>
          </table:table-cell>
          <table:table-cell table:number-columns-repeated="2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6.840447" calcext:value-type="float">
            <text:p>6.840447</text:p>
          </table:table-cell>
          <table:table-cell office:value-type="float" office:value="6.8870345661" calcext:value-type="float">
            <text:p>6.8870345661</text:p>
          </table:table-cell>
          <table:table-cell table:number-columns-repeated="2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6.821488" calcext:value-type="float">
            <text:p>6.821488</text:p>
          </table:table-cell>
          <table:table-cell office:value-type="float" office:value="6.8872823723" calcext:value-type="float">
            <text:p>6.8872823723</text:p>
          </table:table-cell>
          <table:table-cell table:number-columns-repeated="2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6.800178" calcext:value-type="float">
            <text:p>6.800178</text:p>
          </table:table-cell>
          <table:table-cell office:value-type="float" office:value="6.8876342139" calcext:value-type="float">
            <text:p>6.8876342139</text:p>
          </table:table-cell>
          <table:table-cell table:number-columns-repeated="2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6.779089" calcext:value-type="float">
            <text:p>6.779089</text:p>
          </table:table-cell>
          <table:table-cell office:value-type="float" office:value="6.8881044086" calcext:value-type="float">
            <text:p>6.8881044086</text:p>
          </table:table-cell>
          <table:table-cell table:number-columns-repeated="2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6.760999" calcext:value-type="float">
            <text:p>6.760999</text:p>
          </table:table-cell>
          <table:table-cell office:value-type="float" office:value="6.8886936811" calcext:value-type="float">
            <text:p>6.8886936811</text:p>
          </table:table-cell>
          <table:table-cell table:number-columns-repeated="2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6.748542" calcext:value-type="float">
            <text:p>6.748542</text:p>
          </table:table-cell>
          <table:table-cell office:value-type="float" office:value="6.8893876739" calcext:value-type="float">
            <text:p>6.8893876739</text:p>
          </table:table-cell>
          <table:table-cell table:number-columns-repeated="2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6.743842" calcext:value-type="float">
            <text:p>6.743842</text:p>
          </table:table-cell>
          <table:table-cell office:value-type="float" office:value="6.8901573224" calcext:value-type="float">
            <text:p>6.8901573224</text:p>
          </table:table-cell>
          <table:table-cell table:number-columns-repeated="2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6.748164" calcext:value-type="float">
            <text:p>6.748164</text:p>
          </table:table-cell>
          <table:table-cell office:value-type="float" office:value="6.8909612527" calcext:value-type="float">
            <text:p>6.8909612527</text:p>
          </table:table-cell>
          <table:table-cell table:number-columns-repeated="2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6.761637" calcext:value-type="float">
            <text:p>6.761637</text:p>
          </table:table-cell>
          <table:table-cell office:value-type="float" office:value="6.8917501878" calcext:value-type="float">
            <text:p>6.8917501878</text:p>
          </table:table-cell>
          <table:table-cell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6.7831" calcext:value-type="float">
            <text:p>6.7831</text:p>
          </table:table-cell>
          <table:table-cell office:value-type="float" office:value="6.8924730389" calcext:value-type="float">
            <text:p>6.8924730389</text:p>
          </table:table-cell>
          <table:table-cell table:number-columns-repeated="2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6.810114" calcext:value-type="float">
            <text:p>6.810114</text:p>
          </table:table-cell>
          <table:table-cell office:value-type="float" office:value="6.8930840615" calcext:value-type="float">
            <text:p>6.8930840615</text:p>
          </table:table-cell>
          <table:table-cell table:number-columns-repeated="2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6.839161" calcext:value-type="float">
            <text:p>6.839161</text:p>
          </table:table-cell>
          <table:table-cell office:value-type="float" office:value="6.8935501854" calcext:value-type="float">
            <text:p>6.8935501854</text:p>
          </table:table-cell>
          <table:table-cell table:number-columns-repeated="2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6.866029" calcext:value-type="float">
            <text:p>6.866029</text:p>
          </table:table-cell>
          <table:table-cell office:value-type="float" office:value="6.8938574689" calcext:value-type="float">
            <text:p>6.8938574689</text:p>
          </table:table-cell>
          <table:table-cell table:number-columns-repeated="2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6.886317" calcext:value-type="float">
            <text:p>6.886317</text:p>
          </table:table-cell>
          <table:table-cell office:value-type="float" office:value="6.8940155852" calcext:value-type="float">
            <text:p>6.8940155852</text:p>
          </table:table-cell>
          <table:table-cell table:number-columns-repeated="2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6.896016" calcext:value-type="float">
            <text:p>6.896016</text:p>
          </table:table-cell>
          <table:table-cell office:value-type="float" office:value="6.8940595771" calcext:value-type="float">
            <text:p>6.8940595771</text:p>
          </table:table-cell>
          <table:table-cell table:number-columns-repeated="2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6.892057" calcext:value-type="float">
            <text:p>6.892057</text:p>
          </table:table-cell>
          <table:table-cell office:value-type="float" office:value="6.8940483333" calcext:value-type="float">
            <text:p>6.8940483333</text:p>
          </table:table-cell>
          <table:table-cell table:number-columns-repeated="2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6.872765" calcext:value-type="float">
            <text:p>6.872765</text:p>
          </table:table-cell>
          <table:table-cell office:value-type="float" office:value="6.8940598439" calcext:value-type="float">
            <text:p>6.8940598439</text:p>
          </table:table-cell>
          <table:table-cell table:number-columns-repeated="2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6.838149" calcext:value-type="float">
            <text:p>6.838149</text:p>
          </table:table-cell>
          <table:table-cell office:value-type="float" office:value="6.8941836512" calcext:value-type="float">
            <text:p>6.8941836512</text:p>
          </table:table-cell>
          <table:table-cell table:number-columns-repeated="2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6.78997" calcext:value-type="float">
            <text:p>6.78997</text:p>
          </table:table-cell>
          <table:table-cell office:value-type="float" office:value="6.8945113392" calcext:value-type="float">
            <text:p>6.8945113392</text:p>
          </table:table-cell>
          <table:table-cell table:number-columns-repeated="2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6.731584" calcext:value-type="float">
            <text:p>6.731584</text:p>
          </table:table-cell>
          <table:table-cell office:value-type="float" office:value="6.8951262882" calcext:value-type="float">
            <text:p>6.8951262882</text:p>
          </table:table-cell>
          <table:table-cell table:number-columns-repeated="2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6.667551" calcext:value-type="float">
            <text:p>6.667551</text:p>
          </table:table-cell>
          <table:table-cell office:value-type="float" office:value="6.8960939941" calcext:value-type="float">
            <text:p>6.8960939941</text:p>
          </table:table-cell>
          <table:table-cell table:number-columns-repeated="2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6.603075" calcext:value-type="float">
            <text:p>6.603075</text:p>
          </table:table-cell>
          <table:table-cell office:value-type="float" office:value="6.897454369" calcext:value-type="float">
            <text:p>6.897454369</text:p>
          </table:table-cell>
          <table:table-cell table:number-columns-repeated="2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6.543334" calcext:value-type="float">
            <text:p>6.543334</text:p>
          </table:table-cell>
          <table:table-cell office:value-type="float" office:value="6.8992171198" calcext:value-type="float">
            <text:p>6.8992171198</text:p>
          </table:table-cell>
          <table:table-cell table:number-columns-repeated="2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6.492842" calcext:value-type="float">
            <text:p>6.492842</text:p>
          </table:table-cell>
          <table:table-cell office:value-type="float" office:value="6.901360994" calcext:value-type="float">
            <text:p>6.901360994</text:p>
          </table:table-cell>
          <table:table-cell table:number-columns-repeated="2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6.454933" calcext:value-type="float">
            <text:p>6.454933</text:p>
          </table:table-cell>
          <table:table-cell office:value-type="float" office:value="6.9038368667" calcext:value-type="float">
            <text:p>6.9038368667</text:p>
          </table:table-cell>
          <table:table-cell table:number-columns-repeated="2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6.431496" calcext:value-type="float">
            <text:p>6.431496</text:p>
          </table:table-cell>
          <table:table-cell office:value-type="float" office:value="6.9065740854" calcext:value-type="float">
            <text:p>6.9065740854</text:p>
          </table:table-cell>
          <table:table-cell table:number-columns-repeated="2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6.422975" calcext:value-type="float">
            <text:p>6.422975</text:p>
          </table:table-cell>
          <table:table-cell office:value-type="float" office:value="6.9094886748" calcext:value-type="float">
            <text:p>6.9094886748</text:p>
          </table:table-cell>
          <table:table-cell table:number-columns-repeated="2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6.42862" calcext:value-type="float">
            <text:p>6.42862</text:p>
          </table:table-cell>
          <table:table-cell office:value-type="float" office:value="6.9124918457" calcext:value-type="float">
            <text:p>6.9124918457</text:p>
          </table:table-cell>
          <table:table-cell table:number-columns-repeated="2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6.446879" calcext:value-type="float">
            <text:p>6.446879</text:p>
          </table:table-cell>
          <table:table-cell office:value-type="float" office:value="6.9154972609" calcext:value-type="float">
            <text:p>6.9154972609</text:p>
          </table:table-cell>
          <table:table-cell table:number-columns-repeated="2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6.47581" calcext:value-type="float">
            <text:p>6.47581</text:p>
          </table:table-cell>
          <table:table-cell office:value-type="float" office:value="6.918426125" calcext:value-type="float">
            <text:p>6.918426125</text:p>
          </table:table-cell>
          <table:table-cell table:number-columns-repeated="2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6.513393" calcext:value-type="float">
            <text:p>6.513393</text:p>
          </table:table-cell>
          <table:table-cell office:value-type="float" office:value="6.9212098742" calcext:value-type="float">
            <text:p>6.9212098742</text:p>
          </table:table-cell>
          <table:table-cell table:number-columns-repeated="2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6.557687" calcext:value-type="float">
            <text:p>6.557687</text:p>
          </table:table-cell>
          <table:table-cell office:value-type="float" office:value="6.9237909937" calcext:value-type="float">
            <text:p>6.9237909937</text:p>
          </table:table-cell>
          <table:table-cell table:number-columns-repeated="2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6.606824" calcext:value-type="float">
            <text:p>6.606824</text:p>
          </table:table-cell>
          <table:table-cell office:value-type="float" office:value="6.9261228662" calcext:value-type="float">
            <text:p>6.9261228662</text:p>
          </table:table-cell>
          <table:table-cell table:number-columns-repeated="2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6.658883" calcext:value-type="float">
            <text:p>6.658883</text:p>
          </table:table-cell>
          <table:table-cell office:value-type="float" office:value="6.9281696538" calcext:value-type="float">
            <text:p>6.9281696538</text:p>
          </table:table-cell>
          <table:table-cell table:number-columns-repeated="2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6.711748" calcext:value-type="float">
            <text:p>6.711748</text:p>
          </table:table-cell>
          <table:table-cell office:value-type="float" office:value="6.9299069871" calcext:value-type="float">
            <text:p>6.9299069871</text:p>
          </table:table-cell>
          <table:table-cell table:number-columns-repeated="2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6.763004" calcext:value-type="float">
            <text:p>6.763004</text:p>
          </table:table-cell>
          <table:table-cell office:value-type="float" office:value="6.9313236039" calcext:value-type="float">
            <text:p>6.9313236039</text:p>
          </table:table-cell>
          <table:table-cell table:number-columns-repeated="2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6.809962" calcext:value-type="float">
            <text:p>6.809962</text:p>
          </table:table-cell>
          <table:table-cell office:value-type="float" office:value="6.932423732" calcext:value-type="float">
            <text:p>6.932423732</text:p>
          </table:table-cell>
          <table:table-cell table:number-columns-repeated="2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6.849816" calcext:value-type="float">
            <text:p>6.849816</text:p>
          </table:table-cell>
          <table:table-cell office:value-type="float" office:value="6.9332294013" calcext:value-type="float">
            <text:p>6.9332294013</text:p>
          </table:table-cell>
          <table:table-cell table:number-columns-repeated="2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6.879913" calcext:value-type="float">
            <text:p>6.879913</text:p>
          </table:table-cell>
          <table:table-cell office:value-type="float" office:value="6.9337818079" calcext:value-type="float">
            <text:p>6.9337818079</text:p>
          </table:table-cell>
          <table:table-cell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6.898098" calcext:value-type="float">
            <text:p>6.898098</text:p>
          </table:table-cell>
          <table:table-cell office:value-type="float" office:value="6.9341409333" calcext:value-type="float">
            <text:p>6.9341409333</text:p>
          </table:table-cell>
          <table:table-cell table:number-columns-repeated="2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6.903044" calcext:value-type="float">
            <text:p>6.903044</text:p>
          </table:table-cell>
          <table:table-cell office:value-type="float" office:value="6.9343828322" calcext:value-type="float">
            <text:p>6.9343828322</text:p>
          </table:table-cell>
          <table:table-cell table:number-columns-repeated="2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6.894506" calcext:value-type="float">
            <text:p>6.894506</text:p>
          </table:table-cell>
          <table:table-cell office:value-type="float" office:value="6.9345945811" calcext:value-type="float">
            <text:p>6.9345945811</text:p>
          </table:table-cell>
          <table:table-cell table:number-columns-repeated="2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6.873451" calcext:value-type="float">
            <text:p>6.873451</text:p>
          </table:table-cell>
          <table:table-cell office:value-type="float" office:value="6.9348672925" calcext:value-type="float">
            <text:p>6.9348672925</text:p>
          </table:table-cell>
          <table:table-cell table:number-columns-repeated="2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6.842019" calcext:value-type="float">
            <text:p>6.842019</text:p>
          </table:table-cell>
          <table:table-cell office:value-type="float" office:value="6.9352879521" calcext:value-type="float">
            <text:p>6.9352879521</text:p>
          </table:table-cell>
          <table:table-cell table:number-columns-repeated="2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6.803329" calcext:value-type="float">
            <text:p>6.803329</text:p>
          </table:table-cell>
          <table:table-cell office:value-type="float" office:value="6.9359311862" calcext:value-type="float">
            <text:p>6.9359311862</text:p>
          </table:table-cell>
          <table:table-cell table:number-columns-repeated="2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6.76114" calcext:value-type="float">
            <text:p>6.76114</text:p>
          </table:table-cell>
          <table:table-cell office:value-type="float" office:value="6.9368520347" calcext:value-type="float">
            <text:p>6.9368520347</text:p>
          </table:table-cell>
          <table:table-cell table:number-columns-repeated="2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6.719431" calcext:value-type="float">
            <text:p>6.719431</text:p>
          </table:table-cell>
          <table:table-cell office:value-type="float" office:value="6.9380807902" calcext:value-type="float">
            <text:p>6.9380807902</text:p>
          </table:table-cell>
          <table:table-cell table:number-columns-repeated="2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6.681947" calcext:value-type="float">
            <text:p>6.681947</text:p>
          </table:table-cell>
          <table:table-cell office:value-type="float" office:value="6.9396205775" calcext:value-type="float">
            <text:p>6.9396205775</text:p>
          </table:table-cell>
          <table:table-cell table:number-columns-repeated="2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6.651803" calcext:value-type="float">
            <text:p>6.651803</text:p>
          </table:table-cell>
          <table:table-cell office:value-type="float" office:value="6.9414480496" calcext:value-type="float">
            <text:p>6.9414480496</text:p>
          </table:table-cell>
          <table:table-cell table:number-columns-repeated="2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6.631176" calcext:value-type="float">
            <text:p>6.631176</text:p>
          </table:table-cell>
          <table:table-cell office:value-type="float" office:value="6.9435169429" calcext:value-type="float">
            <text:p>6.9435169429</text:p>
          </table:table-cell>
          <table:table-cell table:number-columns-repeated="2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6.621153" calcext:value-type="float">
            <text:p>6.621153</text:p>
          </table:table-cell>
          <table:table-cell office:value-type="float" office:value="6.945764" calcext:value-type="float">
            <text:p>6.945764</text:p>
          </table:table-cell>
          <table:table-cell table:number-columns-repeated="2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6.621717" calcext:value-type="float">
            <text:p>6.621717</text:p>
          </table:table-cell>
          <table:table-cell office:value-type="float" office:value="6.9481162536" calcext:value-type="float">
            <text:p>6.9481162536</text:p>
          </table:table-cell>
          <table:table-cell table:number-columns-repeated="2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6.63186" calcext:value-type="float">
            <text:p>6.63186</text:p>
          </table:table-cell>
          <table:table-cell office:value-type="float" office:value="6.9504987299" calcext:value-type="float">
            <text:p>6.9504987299</text:p>
          </table:table-cell>
          <table:table-cell table:number-columns-repeated="2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6.649786" calcext:value-type="float">
            <text:p>6.649786</text:p>
          </table:table-cell>
          <table:table-cell office:value-type="float" office:value="6.9528416618" calcext:value-type="float">
            <text:p>6.9528416618</text:p>
          </table:table-cell>
          <table:table-cell table:number-columns-repeated="2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6.673149" calcext:value-type="float">
            <text:p>6.673149</text:p>
          </table:table-cell>
          <table:table-cell office:value-type="float" office:value="6.9550865185" calcext:value-type="float">
            <text:p>6.9550865185</text:p>
          </table:table-cell>
          <table:table-cell table:number-columns-repeated="2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6.699312" calcext:value-type="float">
            <text:p>6.699312</text:p>
          </table:table-cell>
          <table:table-cell office:value-type="float" office:value="6.9571905299" calcext:value-type="float">
            <text:p>6.9571905299</text:p>
          </table:table-cell>
          <table:table-cell table:number-columns-repeated="2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6.725571" calcext:value-type="float">
            <text:p>6.725571</text:p>
          </table:table-cell>
          <table:table-cell office:value-type="float" office:value="6.9591294662" calcext:value-type="float">
            <text:p>6.9591294662</text:p>
          </table:table-cell>
          <table:table-cell table:number-columns-repeated="2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6.749365" calcext:value-type="float">
            <text:p>6.749365</text:p>
          </table:table-cell>
          <table:table-cell office:value-type="float" office:value="6.9608988485" calcext:value-type="float">
            <text:p>6.9608988485</text:p>
          </table:table-cell>
          <table:table-cell table:number-columns-repeated="2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6.768442" calcext:value-type="float">
            <text:p>6.768442</text:p>
          </table:table-cell>
          <table:table-cell office:value-type="float" office:value="6.9625136107" calcext:value-type="float">
            <text:p>6.9625136107</text:p>
          </table:table-cell>
          <table:table-cell table:number-columns-repeated="2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6.78099" calcext:value-type="float">
            <text:p>6.78099</text:p>
          </table:table-cell>
          <table:table-cell office:value-type="float" office:value="6.9640064692" calcext:value-type="float">
            <text:p>6.9640064692</text:p>
          </table:table-cell>
          <table:table-cell table:number-columns-repeated="2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6.785722" calcext:value-type="float">
            <text:p>6.785722</text:p>
          </table:table-cell>
          <table:table-cell office:value-type="float" office:value="6.9654252016" calcext:value-type="float">
            <text:p>6.9654252016</text:p>
          </table:table-cell>
          <table:table-cell table:number-columns-repeated="2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6.781923" calcext:value-type="float">
            <text:p>6.781923</text:p>
          </table:table-cell>
          <table:table-cell office:value-type="float" office:value="6.9668291328" calcext:value-type="float">
            <text:p>6.9668291328</text:p>
          </table:table-cell>
          <table:table-cell table:number-columns-repeated="2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6.769441" calcext:value-type="float">
            <text:p>6.769441</text:p>
          </table:table-cell>
          <table:table-cell office:value-type="float" office:value="6.9682850866" calcext:value-type="float">
            <text:p>6.9682850866</text:p>
          </table:table-cell>
          <table:table-cell table:number-columns-repeated="2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6.748655" calcext:value-type="float">
            <text:p>6.748655</text:p>
          </table:table-cell>
          <table:table-cell office:value-type="float" office:value="6.9698632143" calcext:value-type="float">
            <text:p>6.9698632143</text:p>
          </table:table-cell>
          <table:table-cell table:number-columns-repeated="2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6.720406" calcext:value-type="float">
            <text:p>6.720406</text:p>
          </table:table-cell>
          <table:table-cell office:value-type="float" office:value="6.97163288" calcext:value-type="float">
            <text:p>6.97163288</text:p>
          </table:table-cell>
          <table:table-cell table:number-columns-repeated="2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6.685925" calcext:value-type="float">
            <text:p>6.685925</text:p>
          </table:table-cell>
          <table:table-cell office:value-type="float" office:value="6.9736589032" calcext:value-type="float">
            <text:p>6.9736589032</text:p>
          </table:table-cell>
          <table:table-cell table:number-columns-repeated="2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6.646771" calcext:value-type="float">
            <text:p>6.646771</text:p>
          </table:table-cell>
          <table:table-cell office:value-type="float" office:value="6.9759982033" calcext:value-type="float">
            <text:p>6.9759982033</text:p>
          </table:table-cell>
          <table:table-cell table:number-columns-repeated="2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6.604776" calcext:value-type="float">
            <text:p>6.604776</text:p>
          </table:table-cell>
          <table:table-cell office:value-type="float" office:value="6.9786967869" calcext:value-type="float">
            <text:p>6.9786967869</text:p>
          </table:table-cell>
          <table:table-cell table:number-columns-repeated="2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.562013" calcext:value-type="float">
            <text:p>6.562013</text:p>
          </table:table-cell>
          <table:table-cell office:value-type="float" office:value="6.9817870413" calcext:value-type="float">
            <text:p>6.9817870413</text:p>
          </table:table-cell>
          <table:table-cell table:number-columns-repeated="2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6.520754" calcext:value-type="float">
            <text:p>6.520754</text:p>
          </table:table-cell>
          <table:table-cell office:value-type="float" office:value="6.9852851583" calcext:value-type="float">
            <text:p>6.9852851583</text:p>
          </table:table-cell>
          <table:table-cell table:number-columns-repeated="2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6.483414" calcext:value-type="float">
            <text:p>6.483414</text:p>
          </table:table-cell>
          <table:table-cell office:value-type="float" office:value="6.9891887815" calcext:value-type="float">
            <text:p>6.9891887815</text:p>
          </table:table-cell>
          <table:table-cell table:number-columns-repeated="2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6.452442" calcext:value-type="float">
            <text:p>6.452442</text:p>
          </table:table-cell>
          <table:table-cell office:value-type="float" office:value="6.9934750085" calcext:value-type="float">
            <text:p>6.9934750085</text:p>
          </table:table-cell>
          <table:table-cell table:number-columns-repeated="2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6.430159" calcext:value-type="float">
            <text:p>6.430159</text:p>
          </table:table-cell>
          <table:table-cell office:value-type="float" office:value="6.9980992222" calcext:value-type="float">
            <text:p>6.9980992222</text:p>
          </table:table-cell>
          <table:table-cell table:number-columns-repeated="2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6.418532" calcext:value-type="float">
            <text:p>6.418532</text:p>
          </table:table-cell>
          <table:table-cell office:value-type="float" office:value="7.0029952586" calcext:value-type="float">
            <text:p>7.0029952586</text:p>
          </table:table-cell>
          <table:table-cell table:number-columns-repeated="2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6.418912" calcext:value-type="float">
            <text:p>6.418912</text:p>
          </table:table-cell>
          <table:table-cell office:value-type="float" office:value="7.0080775478" calcext:value-type="float">
            <text:p>7.0080775478</text:p>
          </table:table-cell>
          <table:table-cell table:number-columns-repeated="2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6.431794" calcext:value-type="float">
            <text:p>6.431794</text:p>
          </table:table-cell>
          <table:table-cell office:value-type="float" office:value="7.0132456667" calcext:value-type="float">
            <text:p>7.0132456667</text:p>
          </table:table-cell>
          <table:table-cell table:number-columns-repeated="2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6.45662" calcext:value-type="float">
            <text:p>6.45662</text:p>
          </table:table-cell>
          <table:table-cell office:value-type="float" office:value="7.0183912566" calcext:value-type="float">
            <text:p>7.0183912566</text:p>
          </table:table-cell>
          <table:table-cell table:number-columns-repeated="2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6.491706" calcext:value-type="float">
            <text:p>6.491706</text:p>
          </table:table-cell>
          <table:table-cell office:value-type="float" office:value="7.0234070714" calcext:value-type="float">
            <text:p>7.0234070714</text:p>
          </table:table-cell>
          <table:table-cell table:number-columns-repeated="2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6.534289" calcext:value-type="float">
            <text:p>6.534289</text:p>
          </table:table-cell>
          <table:table-cell office:value-type="float" office:value="7.0281971712" calcext:value-type="float">
            <text:p>7.0281971712</text:p>
          </table:table-cell>
          <table:table-cell table:number-columns-repeated="2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6.58072" calcext:value-type="float">
            <text:p>6.58072</text:p>
          </table:table-cell>
          <table:table-cell office:value-type="float" office:value="7.0326872455" calcext:value-type="float">
            <text:p>7.0326872455</text:p>
          </table:table-cell>
          <table:table-cell table:number-columns-repeated="2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6.626752" calcext:value-type="float">
            <text:p>6.626752</text:p>
          </table:table-cell>
          <table:table-cell office:value-type="float" office:value="7.0368337339" calcext:value-type="float">
            <text:p>7.0368337339</text:p>
          </table:table-cell>
          <table:table-cell table:number-columns-repeated="2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6.667907" calcext:value-type="float">
            <text:p>6.667907</text:p>
          </table:table-cell>
          <table:table-cell office:value-type="float" office:value="7.040630787" calcext:value-type="float">
            <text:p>7.040630787</text:p>
          </table:table-cell>
          <table:table-cell table:number-columns-repeated="2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6.699869" calcext:value-type="float">
            <text:p>6.699869</text:p>
          </table:table-cell>
          <table:table-cell office:value-type="float" office:value="7.0441141869" calcext:value-type="float">
            <text:p>7.0441141869</text:p>
          </table:table-cell>
          <table:table-cell table:number-columns-repeated="2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6.718867" calcext:value-type="float">
            <text:p>6.718867</text:p>
          </table:table-cell>
          <table:table-cell office:value-type="float" office:value="7.047361783" calcext:value-type="float">
            <text:p>7.047361783</text:p>
          </table:table-cell>
          <table:table-cell table:number-columns-repeated="2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6.722022" calcext:value-type="float">
            <text:p>6.722022</text:p>
          </table:table-cell>
          <table:table-cell office:value-type="float" office:value="7.0504903048" calcext:value-type="float">
            <text:p>7.0504903048</text:p>
          </table:table-cell>
          <table:table-cell table:number-columns-repeated="2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6.707659" calcext:value-type="float">
            <text:p>6.707659</text:p>
          </table:table-cell>
          <table:table-cell office:value-type="float" office:value="7.0536486538" calcext:value-type="float">
            <text:p>7.0536486538</text:p>
          </table:table-cell>
          <table:table-cell table:number-columns-repeated="2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6.675537" calcext:value-type="float">
            <text:p>6.675537</text:p>
          </table:table-cell>
          <table:table-cell office:value-type="float" office:value="7.0570077767" calcext:value-type="float">
            <text:p>7.0570077767</text:p>
          </table:table-cell>
          <table:table-cell table:number-columns-repeated="2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6.627018" calcext:value-type="float">
            <text:p>6.627018</text:p>
          </table:table-cell>
          <table:table-cell office:value-type="float" office:value="7.0607476863" calcext:value-type="float">
            <text:p>7.0607476863</text:p>
          </table:table-cell>
          <table:table-cell table:number-columns-repeated="2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6.565145" calcext:value-type="float">
            <text:p>6.565145</text:p>
          </table:table-cell>
          <table:table-cell office:value-type="float" office:value="7.0650420396" calcext:value-type="float">
            <text:p>7.0650420396</text:p>
          </table:table-cell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.494599" calcext:value-type="float">
            <text:p>6.494599</text:p>
          </table:table-cell>
          <table:table-cell office:value-type="float" office:value="7.07004101" calcext:value-type="float">
            <text:p>7.07004101</text:p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6.421516" calcext:value-type="float">
            <text:p>6.421516</text:p>
          </table:table-cell>
          <table:table-cell office:value-type="float" office:value="7.0758535556" calcext:value-type="float">
            <text:p>7.0758535556</text:p>
          </table:table-cell>
          <table:table-cell table:number-columns-repeated="2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6.353117" calcext:value-type="float">
            <text:p>6.353117</text:p>
          </table:table-cell>
          <table:table-cell office:value-type="float" office:value="7.0825304694" calcext:value-type="float">
            <text:p>7.0825304694</text:p>
          </table:table-cell>
          <table:table-cell table:number-columns-repeated="2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6.297131" calcext:value-type="float">
            <text:p>6.297131</text:p>
          </table:table-cell>
          <table:table-cell office:value-type="float" office:value="7.0900501959" calcext:value-type="float">
            <text:p>7.0900501959</text:p>
          </table:table-cell>
          <table:table-cell table:number-columns-repeated="2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6.261016" calcext:value-type="float">
            <text:p>6.261016</text:p>
          </table:table-cell>
          <table:table-cell office:value-type="float" office:value="7.0983097708" calcext:value-type="float">
            <text:p>7.0983097708</text:p>
          </table:table-cell>
          <table:table-cell table:number-columns-repeated="2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6.251015" calcext:value-type="float">
            <text:p>6.251015</text:p>
          </table:table-cell>
          <table:table-cell office:value-type="float" office:value="7.1071233895" calcext:value-type="float">
            <text:p>7.1071233895</text:p>
          </table:table-cell>
          <table:table-cell table:number-columns-repeated="2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6.271196" calcext:value-type="float">
            <text:p>6.271196</text:p>
          </table:table-cell>
          <table:table-cell office:value-type="float" office:value="7.1162309255" calcext:value-type="float">
            <text:p>7.1162309255</text:p>
          </table:table-cell>
          <table:table-cell table:number-columns-repeated="2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6.322634" calcext:value-type="float">
            <text:p>6.322634</text:p>
          </table:table-cell>
          <table:table-cell office:value-type="float" office:value="7.1253173226" calcext:value-type="float">
            <text:p>7.1253173226</text:p>
          </table:table-cell>
          <table:table-cell table:number-columns-repeated="2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6.402924" calcext:value-type="float">
            <text:p>6.402924</text:p>
          </table:table-cell>
          <table:table-cell office:value-type="float" office:value="7.1340421413" calcext:value-type="float">
            <text:p>7.1340421413</text:p>
          </table:table-cell>
          <table:table-cell table:number-columns-repeated="2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6.506128" calcext:value-type="float">
            <text:p>6.506128</text:p>
          </table:table-cell>
          <table:table-cell office:value-type="float" office:value="7.1420764066" calcext:value-type="float">
            <text:p>7.1420764066</text:p>
          </table:table-cell>
          <table:table-cell table:number-columns-repeated="2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6.623146" calcext:value-type="float">
            <text:p>6.623146</text:p>
          </table:table-cell>
          <table:table-cell office:value-type="float" office:value="7.1491425" calcext:value-type="float">
            <text:p>7.1491425</text:p>
          </table:table-cell>
          <table:table-cell table:number-columns-repeated="2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6.742408" calcext:value-type="float">
            <text:p>6.742408</text:p>
          </table:table-cell>
          <table:table-cell office:value-type="float" office:value="7.155052573" calcext:value-type="float">
            <text:p>7.155052573</text:p>
          </table:table-cell>
          <table:table-cell table:number-columns-repeated="2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6.850742" calcext:value-type="float">
            <text:p>6.850742</text:p>
          </table:table-cell>
          <table:table-cell office:value-type="float" office:value="7.1597417159" calcext:value-type="float">
            <text:p>7.1597417159</text:p>
          </table:table-cell>
          <table:table-cell table:number-columns-repeated="2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6.934287" calcext:value-type="float">
            <text:p>6.934287</text:p>
          </table:table-cell>
          <table:table-cell office:value-type="float" office:value="7.1632934368" calcext:value-type="float">
            <text:p>7.1632934368</text:p>
          </table:table-cell>
          <table:table-cell table:number-columns-repeated="2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6.979402" calcext:value-type="float">
            <text:p>6.979402</text:p>
          </table:table-cell>
          <table:table-cell office:value-type="float" office:value="7.1659563023" calcext:value-type="float">
            <text:p>7.1659563023</text:p>
          </table:table-cell>
          <table:table-cell table:number-columns-repeated="2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6.973559" calcext:value-type="float">
            <text:p>6.973559</text:p>
          </table:table-cell>
          <table:table-cell office:value-type="float" office:value="7.1681510588" calcext:value-type="float">
            <text:p>7.1681510588</text:p>
          </table:table-cell>
          <table:table-cell table:number-columns-repeated="2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6.906254" calcext:value-type="float">
            <text:p>6.906254</text:p>
          </table:table-cell>
          <table:table-cell office:value-type="float" office:value="7.170467631" calcext:value-type="float">
            <text:p>7.170467631</text:p>
          </table:table-cell>
          <table:table-cell table:number-columns-repeated="2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6.769997" calcext:value-type="float">
            <text:p>6.769997</text:p>
          </table:table-cell>
          <table:table-cell office:value-type="float" office:value="7.1736509277" calcext:value-type="float">
            <text:p>7.1736509277</text:p>
          </table:table-cell>
          <table:table-cell table:number-columns-repeated="2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6.561465" calcext:value-type="float">
            <text:p>6.561465</text:p>
          </table:table-cell>
          <table:table-cell office:value-type="float" office:value="7.1785735366" calcext:value-type="float">
            <text:p>7.1785735366</text:p>
          </table:table-cell>
          <table:table-cell table:number-columns-repeated="2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6.28289" calcext:value-type="float">
            <text:p>6.28289</text:p>
          </table:table-cell>
          <table:table-cell office:value-type="float" office:value="7.1861921605" calcext:value-type="float">
            <text:p>7.1861921605</text:p>
          </table:table-cell>
          <table:table-cell table:number-columns-repeated="2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5.943809" calcext:value-type="float">
            <text:p>5.943809</text:p>
          </table:table-cell>
          <table:table-cell office:value-type="float" office:value="7.1974834375" calcext:value-type="float">
            <text:p>7.1974834375</text:p>
          </table:table-cell>
          <table:table-cell table:number-columns-repeated="2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5.563258" calcext:value-type="float">
            <text:p>5.563258</text:p>
          </table:table-cell>
          <table:table-cell office:value-type="float" office:value="7.2133527342" calcext:value-type="float">
            <text:p>7.2133527342</text:p>
          </table:table-cell>
          <table:table-cell table:number-columns-repeated="2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5.172286" calcext:value-type="float">
            <text:p>5.172286</text:p>
          </table:table-cell>
          <table:table-cell office:value-type="float" office:value="7.2345077949" calcext:value-type="float">
            <text:p>7.2345077949</text:p>
          </table:table-cell>
          <table:table-cell table:number-columns-repeated="2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4.815863" calcext:value-type="float">
            <text:p>4.815863</text:p>
          </table:table-cell>
          <table:table-cell office:value-type="float" office:value="7.2612898961" calcext:value-type="float">
            <text:p>7.2612898961</text:p>
          </table:table-cell>
          <table:table-cell table:number-columns-repeated="2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4.551214" calcext:value-type="float">
            <text:p>4.551214</text:p>
          </table:table-cell>
          <table:table-cell office:value-type="float" office:value="7.2934665658" calcext:value-type="float">
            <text:p>7.2934665658</text:p>
          </table:table-cell>
          <table:table-cell table:number-columns-repeated="2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4.437175" calcext:value-type="float">
            <text:p>4.437175</text:p>
          </table:table-cell>
          <table:table-cell office:value-type="float" office:value="7.3300299333" calcext:value-type="float">
            <text:p>7.3300299333</text:p>
          </table:table-cell>
          <table:table-cell table:number-columns-repeated="2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4.512539" calcext:value-type="float">
            <text:p>4.512539</text:p>
          </table:table-cell>
          <table:table-cell office:value-type="float" office:value="7.3691225676" calcext:value-type="float">
            <text:p>7.3691225676</text:p>
          </table:table-cell>
          <table:table-cell table:number-columns-repeated="2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4.776076" calcext:value-type="float">
            <text:p>4.776076</text:p>
          </table:table-cell>
          <table:table-cell office:value-type="float" office:value="7.4082538493" calcext:value-type="float">
            <text:p>7.4082538493</text:p>
          </table:table-cell>
          <table:table-cell table:number-columns-repeated="2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5.187626" calcext:value-type="float">
            <text:p>5.187626</text:p>
          </table:table-cell>
          <table:table-cell office:value-type="float" office:value="7.444811875" calcext:value-type="float">
            <text:p>7.444811875</text:p>
          </table:table-cell>
          <table:table-cell table:number-columns-repeated="2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5.688031" calcext:value-type="float">
            <text:p>5.688031</text:p>
          </table:table-cell>
          <table:table-cell office:value-type="float" office:value="7.4766032254" calcext:value-type="float">
            <text:p>7.4766032254</text:p>
          </table:table-cell>
          <table:table-cell table:number-columns-repeated="2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6.218463" calcext:value-type="float">
            <text:p>6.218463</text:p>
          </table:table-cell>
          <table:table-cell office:value-type="float" office:value="7.5021542571" calcext:value-type="float">
            <text:p>7.5021542571</text:p>
          </table:table-cell>
          <table:table-cell table:number-columns-repeated="2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6.729776" calcext:value-type="float">
            <text:p>6.729776</text:p>
          </table:table-cell>
          <table:table-cell office:value-type="float" office:value="7.5207584783" calcext:value-type="float">
            <text:p>7.5207584783</text:p>
          </table:table-cell>
          <table:table-cell table:number-columns-repeated="2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7.184688" calcext:value-type="float">
            <text:p>7.184688</text:p>
          </table:table-cell>
          <table:table-cell office:value-type="float" office:value="7.5323905735" calcext:value-type="float">
            <text:p>7.5323905735</text:p>
          </table:table-cell>
          <table:table-cell table:number-columns-repeated="2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7.557202" calcext:value-type="float">
            <text:p>7.557202</text:p>
          </table:table-cell>
          <table:table-cell office:value-type="float" office:value="7.5375801642" calcext:value-type="float">
            <text:p>7.5375801642</text:p>
          </table:table-cell>
          <table:table-cell table:number-columns-repeated="2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7.831435" calcext:value-type="float">
            <text:p>7.831435</text:p>
          </table:table-cell>
          <table:table-cell office:value-type="float" office:value="7.5372828636" calcext:value-type="float">
            <text:p>7.5372828636</text:p>
          </table:table-cell>
          <table:table-cell table:number-columns-repeated="2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8.000443" calcext:value-type="float">
            <text:p>8.000443</text:p>
          </table:table-cell>
          <table:table-cell office:value-type="float" office:value="7.5327574462" calcext:value-type="float">
            <text:p>7.5327574462</text:p>
          </table:table-cell>
          <table:table-cell table:number-columns-repeated="2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8.065114" calcext:value-type="float">
            <text:p>8.065114</text:p>
          </table:table-cell>
          <table:table-cell office:value-type="float" office:value="7.5254498594" calcext:value-type="float">
            <text:p>7.5254498594</text:p>
          </table:table-cell>
          <table:table-cell table:number-columns-repeated="2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8.033037" calcext:value-type="float">
            <text:p>8.033037</text:p>
          </table:table-cell>
          <table:table-cell office:value-type="float" office:value="7.5168837619" calcext:value-type="float">
            <text:p>7.5168837619</text:p>
          </table:table-cell>
          <table:table-cell table:number-columns-repeated="2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7.917333" calcext:value-type="float">
            <text:p>7.917333</text:p>
          </table:table-cell>
          <table:table-cell office:value-type="float" office:value="7.5085587097" calcext:value-type="float">
            <text:p>7.5085587097</text:p>
          </table:table-cell>
          <table:table-cell table:number-columns-repeated="2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7.735453" calcext:value-type="float">
            <text:p>7.735453</text:p>
          </table:table-cell>
          <table:table-cell office:value-type="float" office:value="7.5018574918" calcext:value-type="float">
            <text:p>7.5018574918</text:p>
          </table:table-cell>
          <table:table-cell table:number-columns-repeated="2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7.507941" calcext:value-type="float">
            <text:p>7.507941</text:p>
          </table:table-cell>
          <table:table-cell office:value-type="float" office:value="7.4979642333" calcext:value-type="float">
            <text:p>7.4979642333</text:p>
          </table:table-cell>
          <table:table-cell table:number-columns-repeated="2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7.257182" calcext:value-type="float">
            <text:p>7.257182</text:p>
          </table:table-cell>
          <table:table-cell office:value-type="float" office:value="7.4977951356" calcext:value-type="float">
            <text:p>7.4977951356</text:p>
          </table:table-cell>
          <table:table-cell table:number-columns-repeated="2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7.006052" calcext:value-type="float">
            <text:p>7.006052</text:p>
          </table:table-cell>
          <table:table-cell office:value-type="float" office:value="7.5019436379" calcext:value-type="float">
            <text:p>7.5019436379</text:p>
          </table:table-cell>
          <table:table-cell table:number-columns-repeated="2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6.776386" calcext:value-type="float">
            <text:p>6.776386</text:p>
          </table:table-cell>
          <table:table-cell office:value-type="float" office:value="7.5106434912" calcext:value-type="float">
            <text:p>7.5106434912</text:p>
          </table:table-cell>
          <table:table-cell table:number-columns-repeated="2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6.587155" calcext:value-type="float">
            <text:p>6.587155</text:p>
          </table:table-cell>
          <table:table-cell office:value-type="float" office:value="7.5237552321" calcext:value-type="float">
            <text:p>7.5237552321</text:p>
          </table:table-cell>
          <table:table-cell table:number-columns-repeated="2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6.452424" calcext:value-type="float">
            <text:p>6.452424</text:p>
          </table:table-cell>
          <table:table-cell office:value-type="float" office:value="7.5407843273" calcext:value-type="float">
            <text:p>7.5407843273</text:p>
          </table:table-cell>
          <table:table-cell table:number-columns-repeated="2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6.37945" calcext:value-type="float">
            <text:p>6.37945</text:p>
          </table:table-cell>
          <table:table-cell office:value-type="float" office:value="7.5609391481" calcext:value-type="float">
            <text:p>7.5609391481</text:p>
          </table:table-cell>
          <table:table-cell table:number-columns-repeated="2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6.367525" calcext:value-type="float">
            <text:p>6.367525</text:p>
          </table:table-cell>
          <table:table-cell office:value-type="float" office:value="7.5832313962" calcext:value-type="float">
            <text:p>7.5832313962</text:p>
          </table:table-cell>
          <table:table-cell table:number-columns-repeated="2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6.408091" calcext:value-type="float">
            <text:p>6.408091</text:p>
          </table:table-cell>
          <table:table-cell office:value-type="float" office:value="7.6066103654" calcext:value-type="float">
            <text:p>7.6066103654</text:p>
          </table:table-cell>
          <table:table-cell table:number-columns-repeated="2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6.486244" calcext:value-type="float">
            <text:p>6.486244</text:p>
          </table:table-cell>
          <table:table-cell office:value-type="float" office:value="7.6301107451" calcext:value-type="float">
            <text:p>7.6301107451</text:p>
          </table:table-cell>
          <table:table-cell table:number-columns-repeated="2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6.583152" calcext:value-type="float">
            <text:p>6.583152</text:p>
          </table:table-cell>
          <table:table-cell office:value-type="float" office:value="7.65298808" calcext:value-type="float">
            <text:p>7.65298808</text:p>
          </table:table-cell>
          <table:table-cell table:number-columns-repeated="2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6.678707" calcext:value-type="float">
            <text:p>6.678707</text:p>
          </table:table-cell>
          <table:table-cell office:value-type="float" office:value="7.6748214694" calcext:value-type="float">
            <text:p>7.6748214694</text:p>
          </table:table-cell>
          <table:table-cell table:number-columns-repeated="2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6.753868" calcext:value-type="float">
            <text:p>6.753868</text:p>
          </table:table-cell>
          <table:table-cell office:value-type="float" office:value="7.6955738542" calcext:value-type="float">
            <text:p>7.6955738542</text:p>
          </table:table-cell>
          <table:table-cell table:number-columns-repeated="2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6.792424" calcext:value-type="float">
            <text:p>6.792424</text:p>
          </table:table-cell>
          <table:table-cell office:value-type="float" office:value="7.7156101489" calcext:value-type="float">
            <text:p>7.7156101489</text:p>
          </table:table-cell>
          <table:table-cell table:number-columns-repeated="2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6.782204" calcext:value-type="float">
            <text:p>6.782204</text:p>
          </table:table-cell>
          <table:table-cell office:value-type="float" office:value="7.735679413" calcext:value-type="float">
            <text:p>7.735679413</text:p>
          </table:table-cell>
          <table:table-cell table:number-columns-repeated="2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6.715824" calcext:value-type="float">
            <text:p>6.715824</text:p>
          </table:table-cell>
          <table:table-cell office:value-type="float" office:value="7.7568677556" calcext:value-type="float">
            <text:p>7.7568677556</text:p>
          </table:table-cell>
          <table:table-cell table:number-columns-repeated="2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6.591091" calcext:value-type="float">
            <text:p>6.591091</text:p>
          </table:table-cell>
          <table:table-cell office:value-type="float" office:value="7.7805278409" calcext:value-type="float">
            <text:p>7.7805278409</text:p>
          </table:table-cell>
          <table:table-cell table:number-columns-repeated="2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6.411153" calcext:value-type="float">
            <text:p>6.411153</text:p>
          </table:table-cell>
          <table:table-cell office:value-type="float" office:value="7.8081891628" calcext:value-type="float">
            <text:p>7.8081891628</text:p>
          </table:table-cell>
          <table:table-cell table:number-columns-repeated="2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6.184466" calcext:value-type="float">
            <text:p>6.184466</text:p>
          </table:table-cell>
          <table:table-cell office:value-type="float" office:value="7.8414519286" calcext:value-type="float">
            <text:p>7.8414519286</text:p>
          </table:table-cell>
          <table:table-cell table:number-columns-repeated="2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5.924588" calcext:value-type="float">
            <text:p>5.924588</text:p>
          </table:table-cell>
          <table:table-cell office:value-type="float" office:value="7.8818662195" calcext:value-type="float">
            <text:p>7.8818662195</text:p>
          </table:table-cell>
          <table:table-cell table:number-columns-repeated="2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5.649745" calcext:value-type="float">
            <text:p>5.649745</text:p>
          </table:table-cell>
          <table:table-cell office:value-type="float" office:value="7.930798175" calcext:value-type="float">
            <text:p>7.930798175</text:p>
          </table:table-cell>
          <table:table-cell table:number-columns-repeated="2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5.381986" calcext:value-type="float">
            <text:p>5.381986</text:p>
          </table:table-cell>
          <table:table-cell office:value-type="float" office:value="7.9892867179" calcext:value-type="float">
            <text:p>7.9892867179</text:p>
          </table:table-cell>
          <table:table-cell table:number-columns-repeated="2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5.145593" calcext:value-type="float">
            <text:p>5.145593</text:p>
          </table:table-cell>
          <table:table-cell office:value-type="float" office:value="8.0578998947" calcext:value-type="float">
            <text:p>8.0578998947</text:p>
          </table:table-cell>
          <table:table-cell table:number-columns-repeated="2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4.964335" calcext:value-type="float">
            <text:p>4.964335</text:p>
          </table:table-cell>
          <table:table-cell office:value-type="float" office:value="8.1366108919" calcext:value-type="float">
            <text:p>8.1366108919</text:p>
          </table:table-cell>
          <table:table-cell table:number-columns-repeated="2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4.857522" calcext:value-type="float">
            <text:p>4.857522</text:p>
          </table:table-cell>
          <table:table-cell office:value-type="float" office:value="8.2247296667" calcext:value-type="float">
            <text:p>8.2247296667</text:p>
          </table:table-cell>
          <table:table-cell table:number-columns-repeated="2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4.835736" calcext:value-type="float">
            <text:p>4.835736</text:p>
          </table:table-cell>
          <table:table-cell office:value-type="float" office:value="8.3209356" calcext:value-type="float">
            <text:p>8.3209356</text:p>
          </table:table-cell>
          <table:table-cell table:number-columns-repeated="2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4.898112" calcext:value-type="float">
            <text:p>4.898112</text:p>
          </table:table-cell>
          <table:table-cell office:value-type="float" office:value="8.4234414706" calcext:value-type="float">
            <text:p>8.4234414706</text:p>
          </table:table-cell>
          <table:table-cell table:number-columns-repeated="2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5.032812" calcext:value-type="float">
            <text:p>5.032812</text:p>
          </table:table-cell>
          <table:table-cell office:value-type="float" office:value="8.5302696364" calcext:value-type="float">
            <text:p>8.5302696364</text:p>
          </table:table-cell>
          <table:table-cell table:number-columns-repeated="2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5.220499" calcext:value-type="float">
            <text:p>5.220499</text:p>
          </table:table-cell>
          <table:table-cell office:value-type="float" office:value="8.6395651875" calcext:value-type="float">
            <text:p>8.6395651875</text:p>
          </table:table-cell>
          <table:table-cell table:number-columns-repeated="2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5.438925" calcext:value-type="float">
            <text:p>5.438925</text:p>
          </table:table-cell>
          <table:table-cell office:value-type="float" office:value="8.7498576452" calcext:value-type="float">
            <text:p>8.7498576452</text:p>
          </table:table-cell>
          <table:table-cell table:number-columns-repeated="2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5.666802" calcext:value-type="float">
            <text:p>5.666802</text:p>
          </table:table-cell>
          <table:table-cell office:value-type="float" office:value="8.8602220667" calcext:value-type="float">
            <text:p>8.8602220667</text:p>
          </table:table-cell>
          <table:table-cell table:number-columns-repeated="2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5.886194" calcext:value-type="float">
            <text:p>5.886194</text:p>
          </table:table-cell>
          <table:table-cell office:value-type="float" office:value="8.97034" calcext:value-type="float">
            <text:p>8.97034</text:p>
          </table:table-cell>
          <table:table-cell table:number-columns-repeated="2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6.083625" calcext:value-type="float">
            <text:p>6.083625</text:p>
          </table:table-cell>
          <table:table-cell office:value-type="float" office:value="9.0804880714" calcext:value-type="float">
            <text:p>9.0804880714</text:p>
          </table:table-cell>
          <table:table-cell table:number-columns-repeated="2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6.250337" calcext:value-type="float">
            <text:p>6.250337</text:p>
          </table:table-cell>
          <table:table-cell office:value-type="float" office:value="9.191483" calcext:value-type="float">
            <text:p>9.191483</text:p>
          </table:table-cell>
          <table:table-cell table:number-columns-repeated="2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6.382076" calcext:value-type="float">
            <text:p>6.382076</text:p>
          </table:table-cell>
          <table:table-cell office:value-type="float" office:value="9.304604" calcext:value-type="float">
            <text:p>9.304604</text:p>
          </table:table-cell>
          <table:table-cell table:number-columns-repeated="2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6.478568" calcext:value-type="float">
            <text:p>6.478568</text:p>
          </table:table-cell>
          <table:table-cell office:value-type="float" office:value="9.42150512" calcext:value-type="float">
            <text:p>9.42150512</text:p>
          </table:table-cell>
          <table:table-cell table:number-columns-repeated="2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6.542793" calcext:value-type="float">
            <text:p>6.542793</text:p>
          </table:table-cell>
          <table:table-cell office:value-type="float" office:value="9.5441275" calcext:value-type="float">
            <text:p>9.5441275</text:p>
          </table:table-cell>
          <table:table-cell table:number-columns-repeated="2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6.580097" calcext:value-type="float">
            <text:p>6.580097</text:p>
          </table:table-cell>
          <table:table-cell office:value-type="float" office:value="9.6746203043" calcext:value-type="float">
            <text:p>9.6746203043</text:p>
          </table:table-cell>
          <table:table-cell table:number-columns-repeated="2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6.59723" calcext:value-type="float">
            <text:p>6.59723</text:p>
          </table:table-cell>
          <table:table-cell office:value-type="float" office:value="9.8152804545" calcext:value-type="float">
            <text:p>9.8152804545</text:p>
          </table:table-cell>
          <table:table-cell table:number-columns-repeated="2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6.601396" calcext:value-type="float">
            <text:p>6.601396</text:p>
          </table:table-cell>
          <table:table-cell office:value-type="float" office:value="9.9685209524" calcext:value-type="float">
            <text:p>9.9685209524</text:p>
          </table:table-cell>
          <table:table-cell table:number-columns-repeated="2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6.59946" calcext:value-type="float">
            <text:p>6.59946</text:p>
          </table:table-cell>
          <table:table-cell office:value-type="float" office:value="10.1368772" calcext:value-type="float">
            <text:p>10.1368772</text:p>
          </table:table-cell>
          <table:table-cell table:number-columns-repeated="2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6.597438" calcext:value-type="float">
            <text:p>6.597438</text:p>
          </table:table-cell>
          <table:table-cell office:value-type="float" office:value="10.3230570526" calcext:value-type="float">
            <text:p>10.3230570526</text:p>
          </table:table-cell>
          <table:table-cell table:number-columns-repeated="2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6.600333" calcext:value-type="float">
            <text:p>6.600333</text:p>
          </table:table-cell>
          <table:table-cell office:value-type="float" office:value="10.5300358889" calcext:value-type="float">
            <text:p>10.5300358889</text:p>
          </table:table-cell>
          <table:table-cell table:number-columns-repeated="2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6.612329" calcext:value-type="float">
            <text:p>6.612329</text:p>
          </table:table-cell>
          <table:table-cell office:value-type="float" office:value="10.7611948824" calcext:value-type="float">
            <text:p>10.7611948824</text:p>
          </table:table-cell>
          <table:table-cell table:number-columns-repeated="2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6.637234" calcext:value-type="float">
            <text:p>6.637234</text:p>
          </table:table-cell>
          <table:table-cell office:value-type="float" office:value="11.020499" calcext:value-type="float">
            <text:p>11.020499</text:p>
          </table:table-cell>
          <table:table-cell table:number-columns-repeated="2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6.679091" calcext:value-type="float">
            <text:p>6.679091</text:p>
          </table:table-cell>
          <table:table-cell office:value-type="float" office:value="11.3127166667" calcext:value-type="float">
            <text:p>11.3127166667</text:p>
          </table:table-cell>
          <table:table-cell table:number-columns-repeated="2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6.742848" calcext:value-type="float">
            <text:p>6.742848</text:p>
          </table:table-cell>
          <table:table-cell office:value-type="float" office:value="11.6436899286" calcext:value-type="float">
            <text:p>11.6436899286</text:p>
          </table:table-cell>
          <table:table-cell table:number-columns-repeated="2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6.835143" calcext:value-type="float">
            <text:p>6.835143</text:p>
          </table:table-cell>
          <table:table-cell office:value-type="float" office:value="12.0206777692" calcext:value-type="float">
            <text:p>12.0206777692</text:p>
          </table:table-cell>
          <table:table-cell table:number-columns-repeated="2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6.965392" calcext:value-type="float">
            <text:p>6.965392</text:p>
          </table:table-cell>
          <table:table-cell office:value-type="float" office:value="12.4528056667" calcext:value-type="float">
            <text:p>12.4528056667</text:p>
          </table:table-cell>
          <table:table-cell table:number-columns-repeated="2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7.147533" calcext:value-type="float">
            <text:p>7.147533</text:p>
          </table:table-cell>
          <table:table-cell office:value-type="float" office:value="12.9516614545" calcext:value-type="float">
            <text:p>12.9516614545</text:p>
          </table:table-cell>
          <table:table-cell table:number-columns-repeated="2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7.403085" calcext:value-type="float">
            <text:p>7.403085</text:p>
          </table:table-cell>
          <table:table-cell office:value-type="float" office:value="13.5320743" calcext:value-type="float">
            <text:p>13.5320743</text:p>
          </table:table-cell>
          <table:table-cell table:number-columns-repeated="2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7.766683" calcext:value-type="float">
            <text:p>7.766683</text:p>
          </table:table-cell>
          <table:table-cell office:value-type="float" office:value="14.2130731111" calcext:value-type="float">
            <text:p>14.2130731111</text:p>
          </table:table-cell>
          <table:table-cell table:number-columns-repeated="2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8.29701" calcext:value-type="float">
            <text:p>8.29701</text:p>
          </table:table-cell>
          <table:table-cell office:value-type="float" office:value="15.018871875" calcext:value-type="float">
            <text:p>15.018871875</text:p>
          </table:table-cell>
          <table:table-cell table:number-columns-repeated="2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9.102037" calcext:value-type="float">
            <text:p>9.102037</text:p>
          </table:table-cell>
          <table:table-cell office:value-type="float" office:value="15.9791378571" calcext:value-type="float">
            <text:p>15.9791378571</text:p>
          </table:table-cell>
          <table:table-cell table:number-columns-repeated="2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0.412228" calcext:value-type="float">
            <text:p>10.412228</text:p>
          </table:table-cell>
          <table:table-cell office:value-type="float" office:value="17.1253213333" calcext:value-type="float">
            <text:p>17.1253213333</text:p>
          </table:table-cell>
          <table:table-cell table:number-columns-repeated="2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2.875632" calcext:value-type="float">
            <text:p>12.875632</text:p>
          </table:table-cell>
          <table:table-cell office:value-type="float" office:value="18.46794" calcext:value-type="float">
            <text:p>18.46794</text:p>
          </table:table-cell>
          <table:table-cell table:number-columns-repeated="2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2" office:value-type="float" office:value="19.866017" calcext:value-type="float">
            <text:p>19.866017</text:p>
          </table:table-cell>
          <table:table-cell table:number-columns-repeated="2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number-columns-repeated="2" office:value-type="float" office:value="19.866017" calcext:value-type="float">
            <text:p>19.866017</text:p>
          </table:table-cell>
          <table:table-cell table:number-columns-repeated="2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2" office:value-type="float" office:value="19.866017" calcext:value-type="float">
            <text:p>19.866017</text:p>
          </table:table-cell>
          <table:table-cell table:number-columns-repeated="2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number-columns-repeated="2" office:value-type="float" office:value="19.866017" calcext:value-type="float">
            <text:p>19.86601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3:22:10.080929882</dc:date>
    <meta:document-statistic meta:table-count="1" meta:cell-count="4691" meta:object-count="0"/>
    <meta:generator>LibreOffice/4.2.7.2$Linux_X86_64 LibreOffice_project/420m0$Build-2</meta:generator>
  </office:meta>
</office:document-meta>
</file>